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0.8209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eeeeee" fo:border="0.06pt solid #000000"/>
    </style:style>
    <style:style style:name="ce11" style:family="table-cell" style:parent-style-name="Default" style:data-style-name="N133">
      <style:table-cell-properties fo:background-color="#eeeeee" fo:border="0.06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<text:s/>0.4</text:p>
          </table:table-cell>
          <table:table-cell table:style-name="ce3" office:value-type="string" calcext:value-type="string">
            <text:p>Ku</text:p>
          </table:table-cell>
          <table:table-cell table:style-name="ce4" table:formula="of:=[.B1]" office:value-type="string" office:string-value=" 0.4" calcext:value-type="string">
            <text:p><text:s/>0.4</text:p>
          </table:table-cell>
          <table:table-cell/>
          <table:table-cell table:style-name="ce5"/>
          <table:table-cell table:style-name="ce5" office:value-type="string" calcext:value-type="string">
            <text:p>Classic PID</text:p>
          </table:table-cell>
          <table:table-cell table:style-name="ce5" office:value-type="string" calcext:value-type="string">
            <text:p>NoOvershoot</text:p>
          </table:table-cell>
          <table:table-cell table:style-name="ce5" office:value-type="string" calcext:value-type="string">
            <text:p>PD</text:p>
          </table:table-cell>
          <table:table-cell table:style-name="ce5" office:value-type="string" calcext:value-type="string">
            <text:p>Pessen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<text:s/>0</text:p>
          </table:table-cell>
          <table:table-cell table:style-name="ce3" office:value-type="string" calcext:value-type="string">
            <text:p>Tu</text:p>
          </table:table-cell>
          <table:table-cell table:style-name="ce3" table:formula="of:=[.C432]-[.C389]" office:value-type="float" office:value="4.339" calcext:value-type="float">
            <text:p>4.339</text:p>
          </table:table-cell>
          <table:table-cell office:value-type="string" calcext:value-type="string">
            <text:p>261-156</text:p>
          </table:table-cell>
          <table:table-cell table:style-name="ce5" office:value-type="string" calcext:value-type="string">
            <text:p>Kp</text:p>
          </table:table-cell>
          <table:table-cell table:style-name="ce11" table:formula="of:=0.6*[.D1]" office:value-type="float" office:value="0.24" calcext:value-type="float">
            <text:p>0.2400000</text:p>
          </table:table-cell>
          <table:table-cell table:style-name="ce11" table:formula="of:=0.2*[.D1]" office:value-type="float" office:value="0.08" calcext:value-type="float">
            <text:p>0.0800000</text:p>
          </table:table-cell>
          <table:table-cell table:style-name="ce11" table:formula="of:=0.8*[.D1]" office:value-type="float" office:value="0.32" calcext:value-type="float">
            <text:p>0.3200000</text:p>
          </table:table-cell>
          <table:table-cell table:style-name="ce11" table:formula="of:=0.7*[.D1]" office:value-type="float" office:value="0.28" calcext:value-type="float">
            <text:p>0.2800000</text:p>
          </table:table-cell>
        </table:table-row>
        <table:table-row table:style-name="ro1">
          <table:table-cell office:value-type="string" calcext:value-type="string">
            <text:p>Kd</text:p>
          </table:table-cell>
          <table:table-cell office:value-type="string" calcext:value-type="string">
            <text:p><text:s/>0</text:p>
          </table:table-cell>
          <table:table-cell table:number-columns-repeated="3"/>
          <table:table-cell table:style-name="ce5" office:value-type="string" calcext:value-type="string">
            <text:p>Ki</text:p>
          </table:table-cell>
          <table:table-cell table:style-name="ce11" table:formula="of:=1.2*[.D1]/[.D2]" office:value-type="float" office:value="0.110624567872782" calcext:value-type="float">
            <text:p>0.1106246</text:p>
          </table:table-cell>
          <table:table-cell table:style-name="ce11" table:formula="of:=(2/5)*[.D1]/[.D2]" office:value-type="float" office:value="0.0368748559575939" calcext:value-type="float">
            <text:p>0.0368749</text:p>
          </table:table-cell>
          <table:table-cell table:style-name="ce11" office:value-type="float" office:value="0" calcext:value-type="float">
            <text:p>0.0000000</text:p>
          </table:table-cell>
          <table:table-cell table:style-name="ce11" table:formula="of:=1.75*[.D1]/[.D2]" office:value-type="float" office:value="0.161327494814473" calcext:value-type="float">
            <text:p>0.1613275</text:p>
          </table:table-cell>
        </table:table-row>
        <table:table-row table:style-name="ro1">
          <table:table-cell office:value-type="string" calcext:value-type="string">
            <text:p>tau</text:p>
          </table:table-cell>
          <table:table-cell office:value-type="string" calcext:value-type="string">
            <text:p><text:s/>0.025</text:p>
          </table:table-cell>
          <table:table-cell table:number-columns-repeated="3"/>
          <table:table-cell table:style-name="ce5" office:value-type="string" calcext:value-type="string">
            <text:p>Kd</text:p>
          </table:table-cell>
          <table:table-cell table:style-name="ce11" table:formula="of:=0.075*[.D1]*[.D2]" office:value-type="float" office:value="0.13017" calcext:value-type="float">
            <text:p>0.1301700</text:p>
          </table:table-cell>
          <table:table-cell table:style-name="ce11" table:formula="of:=(1/15)*[.D1]/[.D2]" office:value-type="float" office:value="0.00614580932626565" calcext:value-type="float">
            <text:p>0.0061458</text:p>
          </table:table-cell>
          <table:table-cell table:style-name="ce11" table:formula="of:=0.1*[.D1]*[.D2]" office:value-type="float" office:value="0.17356" calcext:value-type="float">
            <text:p>0.1735600</text:p>
          </table:table-cell>
          <table:table-cell table:style-name="ce11" table:formula="of:=0.105*[.D1]*[.D2]" office:value-type="float" office:value="0.182238" calcext:value-type="float">
            <text:p>0.1822380</text:p>
          </table:table-cell>
        </table:table-row>
        <table:table-row table:style-name="ro1">
          <table:table-cell office:value-type="string" calcext:value-type="string">
            <text:p>limMin</text:p>
          </table:table-cell>
          <table:table-cell office:value-type="string" calcext:value-type="string">
            <text:p><text:s/>0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Max</text:p>
          </table:table-cell>
          <table:table-cell office:value-type="string" calcext:value-type="string">
            <text:p><text:s/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LimMin</text:p>
          </table:table-cell>
          <table:table-cell office:value-type="string" calcext:value-type="string">
            <text:p><text:s/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LimMax</text:p>
          </table:table-cell>
          <table:table-cell office:value-type="string" calcext:value-type="string">
            <text:p><text:s/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ldSpeed</text:p>
          </table:table-cell>
          <table:table-cell office:value-type="string" calcext:value-type="string">
            <text:p><text:s/>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/>0.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point</text:p>
          </table:table-cell>
          <table:table-cell office:value-type="string" calcext:value-type="string">
            <text:p><text:s/>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ff</text:p>
          </table:table-cell>
          <table:table-cell>
            <draw:frame table:end-cell-address="Tabelle1.U56" table:end-x="0.5736in" table:end-y="0.0886in" draw:z-index="0" draw:style-name="gr1" draw:text-style-name="P1" svg:width="11.9394in" svg:height="7.8744in" svg:x="0.2in" svg:y="0.0366in">
              <draw:object draw:notify-on-update-of-ranges="Tabelle1.A12:Tabelle1.A631 Tabelle1.A12:Tabelle1.A12 Tabelle1.C12:Tabelle1.C631 Tabelle1.E12:Tabelle1.E6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0.135376" calcext:value-type="float">
            <text:p>0.135376</text:p>
          </table:table-cell>
          <table:table-cell office:value-type="float" office:value="40.0235" calcext:value-type="float">
            <text:p>40.0235</text:p>
          </table:table-cell>
          <table:table-cell office:value-type="float" office:value="199.977" calcext:value-type="float">
            <text:p>199.97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37915" calcext:value-type="float">
            <text:p>0.237915</text:p>
          </table:table-cell>
          <table:table-cell office:value-type="float" office:value="40.1376" calcext:value-type="float">
            <text:p>40.1376</text:p>
          </table:table-cell>
          <table:table-cell office:value-type="float" office:value="199.862" calcext:value-type="float">
            <text:p>199.8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39233" calcext:value-type="float">
            <text:p>0.339233</text:p>
          </table:table-cell>
          <table:table-cell office:value-type="float" office:value="40.2505" calcext:value-type="float">
            <text:p>40.2505</text:p>
          </table:table-cell>
          <table:table-cell office:value-type="float" office:value="199.749" calcext:value-type="float">
            <text:p>199.74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4458" calcext:value-type="float">
            <text:p>0.44458</text:p>
          </table:table-cell>
          <table:table-cell office:value-type="float" office:value="40.3677" calcext:value-type="float">
            <text:p>40.3677</text:p>
          </table:table-cell>
          <table:table-cell office:value-type="float" office:value="199.632" calcext:value-type="float">
            <text:p>199.63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48096" calcext:value-type="float">
            <text:p>0.548096</text:p>
          </table:table-cell>
          <table:table-cell office:value-type="float" office:value="40.4829" calcext:value-type="float">
            <text:p>40.4829</text:p>
          </table:table-cell>
          <table:table-cell office:value-type="float" office:value="199.517" calcext:value-type="float">
            <text:p>199.51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51123" calcext:value-type="float">
            <text:p>0.651123</text:p>
          </table:table-cell>
          <table:table-cell office:value-type="float" office:value="40.5974" calcext:value-type="float">
            <text:p>40.5974</text:p>
          </table:table-cell>
          <table:table-cell office:value-type="float" office:value="199.403" calcext:value-type="float">
            <text:p>199.40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52075" calcext:value-type="float">
            <text:p>0.752075</text:p>
          </table:table-cell>
          <table:table-cell office:value-type="float" office:value="40.7095" calcext:value-type="float">
            <text:p>40.7095</text:p>
          </table:table-cell>
          <table:table-cell office:value-type="float" office:value="199.291" calcext:value-type="float">
            <text:p>199.29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855713" calcext:value-type="float">
            <text:p>0.855713</text:p>
          </table:table-cell>
          <table:table-cell office:value-type="float" office:value="40.8245" calcext:value-type="float">
            <text:p>40.8245</text:p>
          </table:table-cell>
          <table:table-cell office:value-type="float" office:value="199.175" calcext:value-type="float">
            <text:p>199.17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958252" calcext:value-type="float">
            <text:p>0.958252</text:p>
          </table:table-cell>
          <table:table-cell office:value-type="float" office:value="40.9381" calcext:value-type="float">
            <text:p>40.9381</text:p>
          </table:table-cell>
          <table:table-cell office:value-type="float" office:value="199.062" calcext:value-type="float">
            <text:p>199.0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06055" calcext:value-type="float">
            <text:p>1.06055</text:p>
          </table:table-cell>
          <table:table-cell office:value-type="float" office:value="41.0512" calcext:value-type="float">
            <text:p>41.0512</text:p>
          </table:table-cell>
          <table:table-cell office:value-type="float" office:value="198.949" calcext:value-type="float">
            <text:p>198.94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18372" calcext:value-type="float">
            <text:p>1.18372</text:p>
          </table:table-cell>
          <table:table-cell office:value-type="float" office:value="41.1869" calcext:value-type="float">
            <text:p>41.1869</text:p>
          </table:table-cell>
          <table:table-cell office:value-type="float" office:value="198.813" calcext:value-type="float">
            <text:p>198.81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2876" calcext:value-type="float">
            <text:p>1.2876</text:p>
          </table:table-cell>
          <table:table-cell office:value-type="float" office:value="41.3004" calcext:value-type="float">
            <text:p>41.3004</text:p>
          </table:table-cell>
          <table:table-cell office:value-type="float" office:value="198.7" calcext:value-type="float">
            <text:p>198.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39258" calcext:value-type="float">
            <text:p>1.39258</text:p>
          </table:table-cell>
          <table:table-cell office:value-type="float" office:value="41.4145" calcext:value-type="float">
            <text:p>41.4145</text:p>
          </table:table-cell>
          <table:table-cell office:value-type="float" office:value="198.585" calcext:value-type="float">
            <text:p>198.58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49976" calcext:value-type="float">
            <text:p>1.49976</text:p>
          </table:table-cell>
          <table:table-cell office:value-type="float" office:value="41.5299" calcext:value-type="float">
            <text:p>41.5299</text:p>
          </table:table-cell>
          <table:table-cell office:value-type="float" office:value="198.47" calcext:value-type="float">
            <text:p>198.4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60144" calcext:value-type="float">
            <text:p>1.60144</text:p>
          </table:table-cell>
          <table:table-cell office:value-type="float" office:value="41.6381" calcext:value-type="float">
            <text:p>41.6381</text:p>
          </table:table-cell>
          <table:table-cell office:value-type="float" office:value="198.362" calcext:value-type="float">
            <text:p>198.3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1191" calcext:value-type="float">
            <text:p>1.71191</text:p>
          </table:table-cell>
          <table:table-cell office:value-type="float" office:value="41.7537" calcext:value-type="float">
            <text:p>41.7537</text:p>
          </table:table-cell>
          <table:table-cell office:value-type="float" office:value="198.246" calcext:value-type="float">
            <text:p>198.2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82483" calcext:value-type="float">
            <text:p>1.82483</text:p>
          </table:table-cell>
          <table:table-cell office:value-type="float" office:value="41.8696" calcext:value-type="float">
            <text:p>41.8696</text:p>
          </table:table-cell>
          <table:table-cell office:value-type="float" office:value="198.13" calcext:value-type="float">
            <text:p>198.1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95874" calcext:value-type="float">
            <text:p>1.95874</text:p>
          </table:table-cell>
          <table:table-cell office:value-type="float" office:value="42.0039" calcext:value-type="float">
            <text:p>42.0039</text:p>
          </table:table-cell>
          <table:table-cell office:value-type="float" office:value="197.996" calcext:value-type="float">
            <text:p>197.99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08289" calcext:value-type="float">
            <text:p>2.08289</text:p>
          </table:table-cell>
          <table:table-cell office:value-type="float" office:value="42.1246" calcext:value-type="float">
            <text:p>42.1246</text:p>
          </table:table-cell>
          <table:table-cell office:value-type="float" office:value="197.875" calcext:value-type="float">
            <text:p>197.87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20642" calcext:value-type="float">
            <text:p>2.20642</text:p>
          </table:table-cell>
          <table:table-cell office:value-type="float" office:value="42.2408" calcext:value-type="float">
            <text:p>42.2408</text:p>
          </table:table-cell>
          <table:table-cell office:value-type="float" office:value="197.759" calcext:value-type="float">
            <text:p>197.75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31848" calcext:value-type="float">
            <text:p>2.31848</text:p>
          </table:table-cell>
          <table:table-cell office:value-type="float" office:value="42.3426" calcext:value-type="float">
            <text:p>42.3426</text:p>
          </table:table-cell>
          <table:table-cell office:value-type="float" office:value="197.657" calcext:value-type="float">
            <text:p>197.65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43066" calcext:value-type="float">
            <text:p>2.43066</text:p>
          </table:table-cell>
          <table:table-cell office:value-type="float" office:value="42.4404" calcext:value-type="float">
            <text:p>42.4404</text:p>
          </table:table-cell>
          <table:table-cell office:value-type="float" office:value="197.56" calcext:value-type="float">
            <text:p>197.5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54565" calcext:value-type="float">
            <text:p>2.54565</text:p>
          </table:table-cell>
          <table:table-cell office:value-type="float" office:value="42.5364" calcext:value-type="float">
            <text:p>42.5364</text:p>
          </table:table-cell>
          <table:table-cell office:value-type="float" office:value="197.464" calcext:value-type="float">
            <text:p>197.46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65381" calcext:value-type="float">
            <text:p>2.65381</text:p>
          </table:table-cell>
          <table:table-cell office:value-type="float" office:value="42.6221" calcext:value-type="float">
            <text:p>42.6221</text:p>
          </table:table-cell>
          <table:table-cell office:value-type="float" office:value="197.378" calcext:value-type="float">
            <text:p>197.37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77185" calcext:value-type="float">
            <text:p>2.77185</text:p>
          </table:table-cell>
          <table:table-cell office:value-type="float" office:value="42.7107" calcext:value-type="float">
            <text:p>42.7107</text:p>
          </table:table-cell>
          <table:table-cell office:value-type="float" office:value="197.289" calcext:value-type="float">
            <text:p>197.28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88306" calcext:value-type="float">
            <text:p>2.88306</text:p>
          </table:table-cell>
          <table:table-cell office:value-type="float" office:value="42.7886" calcext:value-type="float">
            <text:p>42.7886</text:p>
          </table:table-cell>
          <table:table-cell office:value-type="float" office:value="197.211" calcext:value-type="float">
            <text:p>197.2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01514" calcext:value-type="float">
            <text:p>3.01514</text:p>
          </table:table-cell>
          <table:table-cell office:value-type="float" office:value="42.8738" calcext:value-type="float">
            <text:p>42.8738</text:p>
          </table:table-cell>
          <table:table-cell office:value-type="float" office:value="197.126" calcext:value-type="float">
            <text:p>197.1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11523" calcext:value-type="float">
            <text:p>3.11523</text:p>
          </table:table-cell>
          <table:table-cell office:value-type="float" office:value="42.9326" calcext:value-type="float">
            <text:p>42.9326</text:p>
          </table:table-cell>
          <table:table-cell office:value-type="float" office:value="197.067" calcext:value-type="float">
            <text:p>197.06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24487" calcext:value-type="float">
            <text:p>3.24487</text:p>
          </table:table-cell>
          <table:table-cell office:value-type="float" office:value="43.0011" calcext:value-type="float">
            <text:p>43.0011</text:p>
          </table:table-cell>
          <table:table-cell office:value-type="float" office:value="196.999" calcext:value-type="float">
            <text:p>196.99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3772" calcext:value-type="float">
            <text:p>3.3772</text:p>
          </table:table-cell>
          <table:table-cell office:value-type="float" office:value="43.0611" calcext:value-type="float">
            <text:p>43.0611</text:p>
          </table:table-cell>
          <table:table-cell office:value-type="float" office:value="196.939" calcext:value-type="float">
            <text:p>196.93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47937" calcext:value-type="float">
            <text:p>3.47937</text:p>
          </table:table-cell>
          <table:table-cell office:value-type="float" office:value="43.1004" calcext:value-type="float">
            <text:p>43.1004</text:p>
          </table:table-cell>
          <table:table-cell office:value-type="float" office:value="196.9" calcext:value-type="float">
            <text:p>196.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61401" calcext:value-type="float">
            <text:p>3.61401</text:p>
          </table:table-cell>
          <table:table-cell office:value-type="float" office:value="43.1422" calcext:value-type="float">
            <text:p>43.1422</text:p>
          </table:table-cell>
          <table:table-cell office:value-type="float" office:value="196.858" calcext:value-type="float">
            <text:p>196.85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74377" calcext:value-type="float">
            <text:p>3.74377</text:p>
          </table:table-cell>
          <table:table-cell office:value-type="float" office:value="43.171" calcext:value-type="float">
            <text:p>43.171</text:p>
          </table:table-cell>
          <table:table-cell office:value-type="float" office:value="196.829" calcext:value-type="float">
            <text:p>196.82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87085" calcext:value-type="float">
            <text:p>3.87085</text:p>
          </table:table-cell>
          <table:table-cell office:value-type="float" office:value="43.1876" calcext:value-type="float">
            <text:p>43.1876</text:p>
          </table:table-cell>
          <table:table-cell office:value-type="float" office:value="196.812" calcext:value-type="float">
            <text:p>196.81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00439" calcext:value-type="float">
            <text:p>4.00439</text:p>
          </table:table-cell>
          <table:table-cell office:value-type="float" office:value="43.1919" calcext:value-type="float">
            <text:p>43.1919</text:p>
          </table:table-cell>
          <table:table-cell office:value-type="float" office:value="196.808" calcext:value-type="float">
            <text:p>196.80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0681" calcext:value-type="float">
            <text:p>4.10681</text:p>
          </table:table-cell>
          <table:table-cell office:value-type="float" office:value="43.1857" calcext:value-type="float">
            <text:p>43.1857</text:p>
          </table:table-cell>
          <table:table-cell office:value-type="float" office:value="196.814" calcext:value-type="float">
            <text:p>196.81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20801" calcext:value-type="float">
            <text:p>4.20801</text:p>
          </table:table-cell>
          <table:table-cell office:value-type="float" office:value="43.171" calcext:value-type="float">
            <text:p>43.171</text:p>
          </table:table-cell>
          <table:table-cell office:value-type="float" office:value="196.829" calcext:value-type="float">
            <text:p>196.82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3092" calcext:value-type="float">
            <text:p>4.3092</text:p>
          </table:table-cell>
          <table:table-cell office:value-type="float" office:value="43.1475" calcext:value-type="float">
            <text:p>43.1475</text:p>
          </table:table-cell>
          <table:table-cell office:value-type="float" office:value="196.852" calcext:value-type="float">
            <text:p>196.85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41138" calcext:value-type="float">
            <text:p>4.41138</text:p>
          </table:table-cell>
          <table:table-cell office:value-type="float" office:value="43.1146" calcext:value-type="float">
            <text:p>43.1146</text:p>
          </table:table-cell>
          <table:table-cell office:value-type="float" office:value="196.885" calcext:value-type="float">
            <text:p>196.88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1721" calcext:value-type="float">
            <text:p>4.51721</text:p>
          </table:table-cell>
          <table:table-cell office:value-type="float" office:value="43.0705" calcext:value-type="float">
            <text:p>43.0705</text:p>
          </table:table-cell>
          <table:table-cell office:value-type="float" office:value="196.93" calcext:value-type="float">
            <text:p>196.9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61731" calcext:value-type="float">
            <text:p>4.61731</text:p>
          </table:table-cell>
          <table:table-cell office:value-type="float" office:value="43.0188" calcext:value-type="float">
            <text:p>43.0188</text:p>
          </table:table-cell>
          <table:table-cell office:value-type="float" office:value="196.981" calcext:value-type="float">
            <text:p>196.98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71753" calcext:value-type="float">
            <text:p>4.71753</text:p>
          </table:table-cell>
          <table:table-cell office:value-type="float" office:value="42.9573" calcext:value-type="float">
            <text:p>42.9573</text:p>
          </table:table-cell>
          <table:table-cell office:value-type="float" office:value="197.043" calcext:value-type="float">
            <text:p>197.04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8457" calcext:value-type="float">
            <text:p>4.8457</text:p>
          </table:table-cell>
          <table:table-cell office:value-type="float" office:value="42.8637" calcext:value-type="float">
            <text:p>42.8637</text:p>
          </table:table-cell>
          <table:table-cell office:value-type="float" office:value="197.136" calcext:value-type="float">
            <text:p>197.13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97485" calcext:value-type="float">
            <text:p>4.97485</text:p>
          </table:table-cell>
          <table:table-cell office:value-type="float" office:value="42.7522" calcext:value-type="float">
            <text:p>42.7522</text:p>
          </table:table-cell>
          <table:table-cell office:value-type="float" office:value="197.248" calcext:value-type="float">
            <text:p>197.24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07727" calcext:value-type="float">
            <text:p>5.07727</text:p>
          </table:table-cell>
          <table:table-cell office:value-type="float" office:value="42.651" calcext:value-type="float">
            <text:p>42.651</text:p>
          </table:table-cell>
          <table:table-cell office:value-type="float" office:value="197.349" calcext:value-type="float">
            <text:p>197.34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20801" calcext:value-type="float">
            <text:p>5.20801</text:p>
          </table:table-cell>
          <table:table-cell office:value-type="float" office:value="42.5051" calcext:value-type="float">
            <text:p>42.5051</text:p>
          </table:table-cell>
          <table:table-cell office:value-type="float" office:value="197.495" calcext:value-type="float">
            <text:p>197.49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31128" calcext:value-type="float">
            <text:p>5.31128</text:p>
          </table:table-cell>
          <table:table-cell office:value-type="float" office:value="42.3767" calcext:value-type="float">
            <text:p>42.3767</text:p>
          </table:table-cell>
          <table:table-cell office:value-type="float" office:value="197.623" calcext:value-type="float">
            <text:p>197.62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4397" calcext:value-type="float">
            <text:p>5.4397</text:p>
          </table:table-cell>
          <table:table-cell office:value-type="float" office:value="42.2007" calcext:value-type="float">
            <text:p>42.2007</text:p>
          </table:table-cell>
          <table:table-cell office:value-type="float" office:value="197.799" calcext:value-type="float">
            <text:p>197.79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56934" calcext:value-type="float">
            <text:p>5.56934</text:p>
          </table:table-cell>
          <table:table-cell office:value-type="float" office:value="42.0053" calcext:value-type="float">
            <text:p>42.0053</text:p>
          </table:table-cell>
          <table:table-cell office:value-type="float" office:value="197.995" calcext:value-type="float">
            <text:p>197.99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67151" calcext:value-type="float">
            <text:p>5.67151</text:p>
          </table:table-cell>
          <table:table-cell office:value-type="float" office:value="41.839" calcext:value-type="float">
            <text:p>41.839</text:p>
          </table:table-cell>
          <table:table-cell office:value-type="float" office:value="198.161" calcext:value-type="float">
            <text:p>198.16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80066" calcext:value-type="float">
            <text:p>5.80066</text:p>
          </table:table-cell>
          <table:table-cell office:value-type="float" office:value="41.6139" calcext:value-type="float">
            <text:p>41.6139</text:p>
          </table:table-cell>
          <table:table-cell office:value-type="float" office:value="198.386" calcext:value-type="float">
            <text:p>198.38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90491" calcext:value-type="float">
            <text:p>5.90491</text:p>
          </table:table-cell>
          <table:table-cell office:value-type="float" office:value="41.4209" calcext:value-type="float">
            <text:p>41.4209</text:p>
          </table:table-cell>
          <table:table-cell office:value-type="float" office:value="198.579" calcext:value-type="float">
            <text:p>198.57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0376" calcext:value-type="float">
            <text:p>6.0376</text:p>
          </table:table-cell>
          <table:table-cell office:value-type="float" office:value="41.1616" calcext:value-type="float">
            <text:p>41.1616</text:p>
          </table:table-cell>
          <table:table-cell office:value-type="float" office:value="198.838" calcext:value-type="float">
            <text:p>198.83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13879" calcext:value-type="float">
            <text:p>6.13879</text:p>
          </table:table-cell>
          <table:table-cell office:value-type="float" office:value="40.9543" calcext:value-type="float">
            <text:p>40.9543</text:p>
          </table:table-cell>
          <table:table-cell office:value-type="float" office:value="199.046" calcext:value-type="float">
            <text:p>199.0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27271" calcext:value-type="float">
            <text:p>6.27271</text:p>
          </table:table-cell>
          <table:table-cell office:value-type="float" office:value="40.6682" calcext:value-type="float">
            <text:p>40.6682</text:p>
          </table:table-cell>
          <table:table-cell office:value-type="float" office:value="199.332" calcext:value-type="float">
            <text:p>199.33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37659" calcext:value-type="float">
            <text:p>6.37659</text:p>
          </table:table-cell>
          <table:table-cell office:value-type="float" office:value="40.4383" calcext:value-type="float">
            <text:p>40.4383</text:p>
          </table:table-cell>
          <table:table-cell office:value-type="float" office:value="199.562" calcext:value-type="float">
            <text:p>199.5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47766" calcext:value-type="float">
            <text:p>6.47766</text:p>
          </table:table-cell>
          <table:table-cell office:value-type="float" office:value="40.2082" calcext:value-type="float">
            <text:p>40.2082</text:p>
          </table:table-cell>
          <table:table-cell office:value-type="float" office:value="199.792" calcext:value-type="float">
            <text:p>199.79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60596" calcext:value-type="float">
            <text:p>6.60596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200.091" calcext:value-type="float">
            <text:p>200.09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73621" calcext:value-type="float">
            <text:p>6.73621</text:p>
          </table:table-cell>
          <table:table-cell office:value-type="float" office:value="39.5964" calcext:value-type="float">
            <text:p>39.5964</text:p>
          </table:table-cell>
          <table:table-cell office:value-type="float" office:value="200.404" calcext:value-type="float">
            <text:p>200.40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8656" calcext:value-type="float">
            <text:p>6.8656</text:p>
          </table:table-cell>
          <table:table-cell office:value-type="float" office:value="39.2795" calcext:value-type="float">
            <text:p>39.2795</text:p>
          </table:table-cell>
          <table:table-cell office:value-type="float" office:value="200.721" calcext:value-type="float">
            <text:p>200.72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.99402" calcext:value-type="float">
            <text:p>6.99402</text:p>
          </table:table-cell>
          <table:table-cell office:value-type="float" office:value="38.9592" calcext:value-type="float">
            <text:p>38.9592</text:p>
          </table:table-cell>
          <table:table-cell office:value-type="float" office:value="201.041" calcext:value-type="float">
            <text:p>201.04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.12329" calcext:value-type="float">
            <text:p>7.12329</text:p>
          </table:table-cell>
          <table:table-cell office:value-type="float" office:value="38.6324" calcext:value-type="float">
            <text:p>38.6324</text:p>
          </table:table-cell>
          <table:table-cell office:value-type="float" office:value="201.368" calcext:value-type="float">
            <text:p>201.36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.25073" calcext:value-type="float">
            <text:p>7.25073</text:p>
          </table:table-cell>
          <table:table-cell office:value-type="float" office:value="38.307" calcext:value-type="float">
            <text:p>38.307</text:p>
          </table:table-cell>
          <table:table-cell office:value-type="float" office:value="201.693" calcext:value-type="float">
            <text:p>201.69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.37891" calcext:value-type="float">
            <text:p>7.37891</text:p>
          </table:table-cell>
          <table:table-cell office:value-type="float" office:value="37.9769" calcext:value-type="float">
            <text:p>37.9769</text:p>
          </table:table-cell>
          <table:table-cell office:value-type="float" office:value="202.023" calcext:value-type="float">
            <text:p>202.02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.50208" calcext:value-type="float">
            <text:p>7.50208</text:p>
          </table:table-cell>
          <table:table-cell office:value-type="float" office:value="37.6578" calcext:value-type="float">
            <text:p>37.6578</text:p>
          </table:table-cell>
          <table:table-cell office:value-type="float" office:value="202.342" calcext:value-type="float">
            <text:p>202.34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.61108" calcext:value-type="float">
            <text:p>7.61108</text:p>
          </table:table-cell>
          <table:table-cell office:value-type="float" office:value="37.3747" calcext:value-type="float">
            <text:p>37.3747</text:p>
          </table:table-cell>
          <table:table-cell office:value-type="float" office:value="202.625" calcext:value-type="float">
            <text:p>202.62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.72083" calcext:value-type="float">
            <text:p>7.72083</text:p>
          </table:table-cell>
          <table:table-cell office:value-type="float" office:value="37.0892" calcext:value-type="float">
            <text:p>37.0892</text:p>
          </table:table-cell>
          <table:table-cell office:value-type="float" office:value="202.911" calcext:value-type="float">
            <text:p>202.9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.82092" calcext:value-type="float">
            <text:p>7.82092</text:p>
          </table:table-cell>
          <table:table-cell office:value-type="float" office:value="36.8286" calcext:value-type="float">
            <text:p>36.8286</text:p>
          </table:table-cell>
          <table:table-cell office:value-type="float" office:value="203.171" calcext:value-type="float">
            <text:p>203.17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.94629" calcext:value-type="float">
            <text:p>7.94629</text:p>
          </table:table-cell>
          <table:table-cell office:value-type="float" office:value="36.5024" calcext:value-type="float">
            <text:p>36.5024</text:p>
          </table:table-cell>
          <table:table-cell office:value-type="float" office:value="203.498" calcext:value-type="float">
            <text:p>203.49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05774" calcext:value-type="float">
            <text:p>8.05774</text:p>
          </table:table-cell>
          <table:table-cell office:value-type="float" office:value="36.213" calcext:value-type="float">
            <text:p>36.213</text:p>
          </table:table-cell>
          <table:table-cell office:value-type="float" office:value="203.787" calcext:value-type="float">
            <text:p>203.78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17212" calcext:value-type="float">
            <text:p>8.17212</text:p>
          </table:table-cell>
          <table:table-cell office:value-type="float" office:value="35.9167" calcext:value-type="float">
            <text:p>35.9167</text:p>
          </table:table-cell>
          <table:table-cell office:value-type="float" office:value="204.083" calcext:value-type="float">
            <text:p>204.08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28552" calcext:value-type="float">
            <text:p>8.28552</text:p>
          </table:table-cell>
          <table:table-cell office:value-type="float" office:value="35.6239" calcext:value-type="float">
            <text:p>35.6239</text:p>
          </table:table-cell>
          <table:table-cell office:value-type="float" office:value="204.376" calcext:value-type="float">
            <text:p>204.37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422" calcext:value-type="float">
            <text:p>8.422</text:p>
          </table:table-cell>
          <table:table-cell office:value-type="float" office:value="35.2731" calcext:value-type="float">
            <text:p>35.2731</text:p>
          </table:table-cell>
          <table:table-cell office:value-type="float" office:value="204.727" calcext:value-type="float">
            <text:p>204.72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53662" calcext:value-type="float">
            <text:p>8.53662</text:p>
          </table:table-cell>
          <table:table-cell office:value-type="float" office:value="34.9802" calcext:value-type="float">
            <text:p>34.9802</text:p>
          </table:table-cell>
          <table:table-cell office:value-type="float" office:value="205.02" calcext:value-type="float">
            <text:p>205.0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67102" calcext:value-type="float">
            <text:p>8.67102</text:p>
          </table:table-cell>
          <table:table-cell office:value-type="float" office:value="34.639" calcext:value-type="float">
            <text:p>34.639</text:p>
          </table:table-cell>
          <table:table-cell office:value-type="float" office:value="205.361" calcext:value-type="float">
            <text:p>205.36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79663" calcext:value-type="float">
            <text:p>8.79663</text:p>
          </table:table-cell>
          <table:table-cell office:value-type="float" office:value="34.3222" calcext:value-type="float">
            <text:p>34.3222</text:p>
          </table:table-cell>
          <table:table-cell office:value-type="float" office:value="205.678" calcext:value-type="float">
            <text:p>205.67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.89929" calcext:value-type="float">
            <text:p>8.89929</text:p>
          </table:table-cell>
          <table:table-cell office:value-type="float" office:value="34.0651" calcext:value-type="float">
            <text:p>34.0651</text:p>
          </table:table-cell>
          <table:table-cell office:value-type="float" office:value="205.935" calcext:value-type="float">
            <text:p>205.93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00244" calcext:value-type="float">
            <text:p>9.00244</text:p>
          </table:table-cell>
          <table:table-cell office:value-type="float" office:value="33.8087" calcext:value-type="float">
            <text:p>33.8087</text:p>
          </table:table-cell>
          <table:table-cell office:value-type="float" office:value="206.191" calcext:value-type="float">
            <text:p>206.19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10486" calcext:value-type="float">
            <text:p>9.10486</text:p>
          </table:table-cell>
          <table:table-cell office:value-type="float" office:value="33.5557" calcext:value-type="float">
            <text:p>33.5557</text:p>
          </table:table-cell>
          <table:table-cell office:value-type="float" office:value="206.444" calcext:value-type="float">
            <text:p>206.44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20581" calcext:value-type="float">
            <text:p>9.20581</text:p>
          </table:table-cell>
          <table:table-cell office:value-type="float" office:value="33.308" calcext:value-type="float">
            <text:p>33.308</text:p>
          </table:table-cell>
          <table:table-cell office:value-type="float" office:value="206.692" calcext:value-type="float">
            <text:p>206.69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33093" calcext:value-type="float">
            <text:p>9.33093</text:p>
          </table:table-cell>
          <table:table-cell office:value-type="float" office:value="33.0035" calcext:value-type="float">
            <text:p>33.0035</text:p>
          </table:table-cell>
          <table:table-cell office:value-type="float" office:value="206.997" calcext:value-type="float">
            <text:p>206.9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46826" calcext:value-type="float">
            <text:p>9.46826</text:p>
          </table:table-cell>
          <table:table-cell office:value-type="float" office:value="32.6725" calcext:value-type="float">
            <text:p>32.6725</text:p>
          </table:table-cell>
          <table:table-cell office:value-type="float" office:value="207.328" calcext:value-type="float">
            <text:p>207.32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58704" calcext:value-type="float">
            <text:p>9.58704</text:p>
          </table:table-cell>
          <table:table-cell office:value-type="float" office:value="32.3887" calcext:value-type="float">
            <text:p>32.3887</text:p>
          </table:table-cell>
          <table:table-cell office:value-type="float" office:value="207.611" calcext:value-type="float">
            <text:p>207.6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71057" calcext:value-type="float">
            <text:p>9.71057</text:p>
          </table:table-cell>
          <table:table-cell office:value-type="float" office:value="32.0964" calcext:value-type="float">
            <text:p>32.0964</text:p>
          </table:table-cell>
          <table:table-cell office:value-type="float" office:value="207.904" calcext:value-type="float">
            <text:p>207.90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81396" calcext:value-type="float">
            <text:p>9.81396</text:p>
          </table:table-cell>
          <table:table-cell office:value-type="float" office:value="31.854" calcext:value-type="float">
            <text:p>31.854</text:p>
          </table:table-cell>
          <table:table-cell office:value-type="float" office:value="208.146" calcext:value-type="float">
            <text:p>208.1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.93909" calcext:value-type="float">
            <text:p>9.93909</text:p>
          </table:table-cell>
          <table:table-cell office:value-type="float" office:value="31.5632" calcext:value-type="float">
            <text:p>31.5632</text:p>
          </table:table-cell>
          <table:table-cell office:value-type="float" office:value="208.437" calcext:value-type="float">
            <text:p>208.43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0657" calcext:value-type="float">
            <text:p>10.0657</text:p>
          </table:table-cell>
          <table:table-cell office:value-type="float" office:value="31.2712" calcext:value-type="float">
            <text:p>31.2712</text:p>
          </table:table-cell>
          <table:table-cell office:value-type="float" office:value="208.729" calcext:value-type="float">
            <text:p>208.72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1671" calcext:value-type="float">
            <text:p>10.1671</text:p>
          </table:table-cell>
          <table:table-cell office:value-type="float" office:value="31.0395" calcext:value-type="float">
            <text:p>31.0395</text:p>
          </table:table-cell>
          <table:table-cell office:value-type="float" office:value="208.961" calcext:value-type="float">
            <text:p>208.96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2681" calcext:value-type="float">
            <text:p>10.2681</text:p>
          </table:table-cell>
          <table:table-cell office:value-type="float" office:value="30.8107" calcext:value-type="float">
            <text:p>30.8107</text:p>
          </table:table-cell>
          <table:table-cell office:value-type="float" office:value="209.189" calcext:value-type="float">
            <text:p>209.18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3694" calcext:value-type="float">
            <text:p>10.3694</text:p>
          </table:table-cell>
          <table:table-cell office:value-type="float" office:value="30.5825" calcext:value-type="float">
            <text:p>30.5825</text:p>
          </table:table-cell>
          <table:table-cell office:value-type="float" office:value="209.417" calcext:value-type="float">
            <text:p>209.41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4945" calcext:value-type="float">
            <text:p>10.4945</text:p>
          </table:table-cell>
          <table:table-cell office:value-type="float" office:value="30.3032" calcext:value-type="float">
            <text:p>30.3032</text:p>
          </table:table-cell>
          <table:table-cell office:value-type="float" office:value="209.697" calcext:value-type="float">
            <text:p>209.6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5957" calcext:value-type="float">
            <text:p>10.5957</text:p>
          </table:table-cell>
          <table:table-cell office:value-type="float" office:value="30.0792" calcext:value-type="float">
            <text:p>30.0792</text:p>
          </table:table-cell>
          <table:table-cell office:value-type="float" office:value="209.921" calcext:value-type="float">
            <text:p>209.92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713" calcext:value-type="float">
            <text:p>10.713</text:p>
          </table:table-cell>
          <table:table-cell office:value-type="float" office:value="29.8209" calcext:value-type="float">
            <text:p>29.8209</text:p>
          </table:table-cell>
          <table:table-cell office:value-type="float" office:value="210.179" calcext:value-type="float">
            <text:p>210.17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8329" calcext:value-type="float">
            <text:p>10.8329</text:p>
          </table:table-cell>
          <table:table-cell office:value-type="float" office:value="29.5593" calcext:value-type="float">
            <text:p>29.5593</text:p>
          </table:table-cell>
          <table:table-cell office:value-type="float" office:value="210.441" calcext:value-type="float">
            <text:p>210.44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.9432" calcext:value-type="float">
            <text:p>10.9432</text:p>
          </table:table-cell>
          <table:table-cell office:value-type="float" office:value="29.3205" calcext:value-type="float">
            <text:p>29.3205</text:p>
          </table:table-cell>
          <table:table-cell office:value-type="float" office:value="210.68" calcext:value-type="float">
            <text:p>210.6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0674" calcext:value-type="float">
            <text:p>11.0674</text:p>
          </table:table-cell>
          <table:table-cell office:value-type="float" office:value="29.0539" calcext:value-type="float">
            <text:p>29.0539</text:p>
          </table:table-cell>
          <table:table-cell office:value-type="float" office:value="210.946" calcext:value-type="float">
            <text:p>210.9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1932" calcext:value-type="float">
            <text:p>11.1932</text:p>
          </table:table-cell>
          <table:table-cell office:value-type="float" office:value="28.7856" calcext:value-type="float">
            <text:p>28.7856</text:p>
          </table:table-cell>
          <table:table-cell office:value-type="float" office:value="211.214" calcext:value-type="float">
            <text:p>211.21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3291" calcext:value-type="float">
            <text:p>11.3291</text:p>
          </table:table-cell>
          <table:table-cell office:value-type="float" office:value="28.4983" calcext:value-type="float">
            <text:p>28.4983</text:p>
          </table:table-cell>
          <table:table-cell office:value-type="float" office:value="211.502" calcext:value-type="float">
            <text:p>211.50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4546" calcext:value-type="float">
            <text:p>11.4546</text:p>
          </table:table-cell>
          <table:table-cell office:value-type="float" office:value="28.2346" calcext:value-type="float">
            <text:p>28.2346</text:p>
          </table:table-cell>
          <table:table-cell office:value-type="float" office:value="211.765" calcext:value-type="float">
            <text:p>211.76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5795" calcext:value-type="float">
            <text:p>11.5795</text:p>
          </table:table-cell>
          <table:table-cell office:value-type="float" office:value="27.9743" calcext:value-type="float">
            <text:p>27.9743</text:p>
          </table:table-cell>
          <table:table-cell office:value-type="float" office:value="212.026" calcext:value-type="float">
            <text:p>212.0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6857" calcext:value-type="float">
            <text:p>11.6857</text:p>
          </table:table-cell>
          <table:table-cell office:value-type="float" office:value="27.7541" calcext:value-type="float">
            <text:p>27.7541</text:p>
          </table:table-cell>
          <table:table-cell office:value-type="float" office:value="212.246" calcext:value-type="float">
            <text:p>212.2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8113" calcext:value-type="float">
            <text:p>11.8113</text:p>
          </table:table-cell>
          <table:table-cell office:value-type="float" office:value="27.495" calcext:value-type="float">
            <text:p>27.495</text:p>
          </table:table-cell>
          <table:table-cell office:value-type="float" office:value="212.505" calcext:value-type="float">
            <text:p>212.50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.9259" calcext:value-type="float">
            <text:p>11.9259</text:p>
          </table:table-cell>
          <table:table-cell office:value-type="float" office:value="27.26" calcext:value-type="float">
            <text:p>27.26</text:p>
          </table:table-cell>
          <table:table-cell office:value-type="float" office:value="212.74" calcext:value-type="float">
            <text:p>212.7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0269" calcext:value-type="float">
            <text:p>12.0269</text:p>
          </table:table-cell>
          <table:table-cell office:value-type="float" office:value="27.0539" calcext:value-type="float">
            <text:p>27.0539</text:p>
          </table:table-cell>
          <table:table-cell office:value-type="float" office:value="212.946" calcext:value-type="float">
            <text:p>212.9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1521" calcext:value-type="float">
            <text:p>12.1521</text:p>
          </table:table-cell>
          <table:table-cell office:value-type="float" office:value="26.7995" calcext:value-type="float">
            <text:p>26.7995</text:p>
          </table:table-cell>
          <table:table-cell office:value-type="float" office:value="213.201" calcext:value-type="float">
            <text:p>213.20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2653" calcext:value-type="float">
            <text:p>12.2653</text:p>
          </table:table-cell>
          <table:table-cell office:value-type="float" office:value="26.5706" calcext:value-type="float">
            <text:p>26.5706</text:p>
          </table:table-cell>
          <table:table-cell office:value-type="float" office:value="213.429" calcext:value-type="float">
            <text:p>213.42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4014" calcext:value-type="float">
            <text:p>12.4014</text:p>
          </table:table-cell>
          <table:table-cell office:value-type="float" office:value="26.2967" calcext:value-type="float">
            <text:p>26.2967</text:p>
          </table:table-cell>
          <table:table-cell office:value-type="float" office:value="213.703" calcext:value-type="float">
            <text:p>213.70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5166" calcext:value-type="float">
            <text:p>12.5166</text:p>
          </table:table-cell>
          <table:table-cell office:value-type="float" office:value="26.0657" calcext:value-type="float">
            <text:p>26.0657</text:p>
          </table:table-cell>
          <table:table-cell office:value-type="float" office:value="213.934" calcext:value-type="float">
            <text:p>213.93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6447" calcext:value-type="float">
            <text:p>12.6447</text:p>
          </table:table-cell>
          <table:table-cell office:value-type="float" office:value="25.8098" calcext:value-type="float">
            <text:p>25.8098</text:p>
          </table:table-cell>
          <table:table-cell office:value-type="float" office:value="214.19" calcext:value-type="float">
            <text:p>214.1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7548" calcext:value-type="float">
            <text:p>12.7548</text:p>
          </table:table-cell>
          <table:table-cell office:value-type="float" office:value="25.5904" calcext:value-type="float">
            <text:p>25.5904</text:p>
          </table:table-cell>
          <table:table-cell office:value-type="float" office:value="214.41" calcext:value-type="float">
            <text:p>214.4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8777" calcext:value-type="float">
            <text:p>12.8777</text:p>
          </table:table-cell>
          <table:table-cell office:value-type="float" office:value="25.346" calcext:value-type="float">
            <text:p>25.346</text:p>
          </table:table-cell>
          <table:table-cell office:value-type="float" office:value="214.654" calcext:value-type="float">
            <text:p>214.6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.9937" calcext:value-type="float">
            <text:p>12.9937</text:p>
          </table:table-cell>
          <table:table-cell office:value-type="float" office:value="25.1164" calcext:value-type="float">
            <text:p>25.1164</text:p>
          </table:table-cell>
          <table:table-cell office:value-type="float" office:value="214.884" calcext:value-type="float">
            <text:p>214.88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.1062" calcext:value-type="float">
            <text:p>13.1062</text:p>
          </table:table-cell>
          <table:table-cell office:value-type="float" office:value="24.8941" calcext:value-type="float">
            <text:p>24.8941</text:p>
          </table:table-cell>
          <table:table-cell office:value-type="float" office:value="215.106" calcext:value-type="float">
            <text:p>215.10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.2312" calcext:value-type="float">
            <text:p>13.2312</text:p>
          </table:table-cell>
          <table:table-cell office:value-type="float" office:value="24.6475" calcext:value-type="float">
            <text:p>24.6475</text:p>
          </table:table-cell>
          <table:table-cell office:value-type="float" office:value="215.352" calcext:value-type="float">
            <text:p>215.35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.3318" calcext:value-type="float">
            <text:p>13.3318</text:p>
          </table:table-cell>
          <table:table-cell office:value-type="float" office:value="24.4496" calcext:value-type="float">
            <text:p>24.4496</text:p>
          </table:table-cell>
          <table:table-cell office:value-type="float" office:value="215.55" calcext:value-type="float">
            <text:p>215.5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.4645" calcext:value-type="float">
            <text:p>13.4645</text:p>
          </table:table-cell>
          <table:table-cell office:value-type="float" office:value="24.1884" calcext:value-type="float">
            <text:p>24.1884</text:p>
          </table:table-cell>
          <table:table-cell office:value-type="float" office:value="215.812" calcext:value-type="float">
            <text:p>215.81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.5782" calcext:value-type="float">
            <text:p>13.5782</text:p>
          </table:table-cell>
          <table:table-cell office:value-type="float" office:value="23.965" calcext:value-type="float">
            <text:p>23.965</text:p>
          </table:table-cell>
          <table:table-cell office:value-type="float" office:value="216.035" calcext:value-type="float">
            <text:p>216.03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.6945" calcext:value-type="float">
            <text:p>13.6945</text:p>
          </table:table-cell>
          <table:table-cell office:value-type="float" office:value="23.737" calcext:value-type="float">
            <text:p>23.737</text:p>
          </table:table-cell>
          <table:table-cell office:value-type="float" office:value="216.263" calcext:value-type="float">
            <text:p>216.26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.8031" calcext:value-type="float">
            <text:p>13.8031</text:p>
          </table:table-cell>
          <table:table-cell office:value-type="float" office:value="23.5239" calcext:value-type="float">
            <text:p>23.5239</text:p>
          </table:table-cell>
          <table:table-cell office:value-type="float" office:value="216.476" calcext:value-type="float">
            <text:p>216.47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.9056" calcext:value-type="float">
            <text:p>13.9056</text:p>
          </table:table-cell>
          <table:table-cell office:value-type="float" office:value="23.3229" calcext:value-type="float">
            <text:p>23.3229</text:p>
          </table:table-cell>
          <table:table-cell office:value-type="float" office:value="216.677" calcext:value-type="float">
            <text:p>216.67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0193" calcext:value-type="float">
            <text:p>14.0193</text:p>
          </table:table-cell>
          <table:table-cell office:value-type="float" office:value="23.1004" calcext:value-type="float">
            <text:p>23.1004</text:p>
          </table:table-cell>
          <table:table-cell office:value-type="float" office:value="216.9" calcext:value-type="float">
            <text:p>216.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1366" calcext:value-type="float">
            <text:p>14.1366</text:p>
          </table:table-cell>
          <table:table-cell office:value-type="float" office:value="22.8704" calcext:value-type="float">
            <text:p>22.8704</text:p>
          </table:table-cell>
          <table:table-cell office:value-type="float" office:value="217.13" calcext:value-type="float">
            <text:p>217.1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2499" calcext:value-type="float">
            <text:p>14.2499</text:p>
          </table:table-cell>
          <table:table-cell office:value-type="float" office:value="22.6486" calcext:value-type="float">
            <text:p>22.6486</text:p>
          </table:table-cell>
          <table:table-cell office:value-type="float" office:value="217.351" calcext:value-type="float">
            <text:p>217.35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3647" calcext:value-type="float">
            <text:p>14.3647</text:p>
          </table:table-cell>
          <table:table-cell office:value-type="float" office:value="22.4233" calcext:value-type="float">
            <text:p>22.4233</text:p>
          </table:table-cell>
          <table:table-cell office:value-type="float" office:value="217.577" calcext:value-type="float">
            <text:p>217.57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4769" calcext:value-type="float">
            <text:p>14.4769</text:p>
          </table:table-cell>
          <table:table-cell office:value-type="float" office:value="22.2034" calcext:value-type="float">
            <text:p>22.2034</text:p>
          </table:table-cell>
          <table:table-cell office:value-type="float" office:value="217.797" calcext:value-type="float">
            <text:p>217.7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5918" calcext:value-type="float">
            <text:p>14.5918</text:p>
          </table:table-cell>
          <table:table-cell office:value-type="float" office:value="21.9782" calcext:value-type="float">
            <text:p>21.9782</text:p>
          </table:table-cell>
          <table:table-cell office:value-type="float" office:value="218.022" calcext:value-type="float">
            <text:p>218.0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7162" calcext:value-type="float">
            <text:p>14.7162</text:p>
          </table:table-cell>
          <table:table-cell office:value-type="float" office:value="21.734" calcext:value-type="float">
            <text:p>21.734</text:p>
          </table:table-cell>
          <table:table-cell office:value-type="float" office:value="218.266" calcext:value-type="float">
            <text:p>218.26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8177" calcext:value-type="float">
            <text:p>14.8177</text:p>
          </table:table-cell>
          <table:table-cell office:value-type="float" office:value="21.5346" calcext:value-type="float">
            <text:p>21.5346</text:p>
          </table:table-cell>
          <table:table-cell office:value-type="float" office:value="218.465" calcext:value-type="float">
            <text:p>218.46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.9366" calcext:value-type="float">
            <text:p>14.9366</text:p>
          </table:table-cell>
          <table:table-cell office:value-type="float" office:value="21.3005" calcext:value-type="float">
            <text:p>21.3005</text:p>
          </table:table-cell>
          <table:table-cell office:value-type="float" office:value="218.699" calcext:value-type="float">
            <text:p>218.69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0573" calcext:value-type="float">
            <text:p>15.0573</text:p>
          </table:table-cell>
          <table:table-cell office:value-type="float" office:value="21.0629" calcext:value-type="float">
            <text:p>21.0629</text:p>
          </table:table-cell>
          <table:table-cell office:value-type="float" office:value="218.937" calcext:value-type="float">
            <text:p>218.93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1627" calcext:value-type="float">
            <text:p>15.1627</text:p>
          </table:table-cell>
          <table:table-cell office:value-type="float" office:value="20.8551" calcext:value-type="float">
            <text:p>20.8551</text:p>
          </table:table-cell>
          <table:table-cell office:value-type="float" office:value="219.145" calcext:value-type="float">
            <text:p>219.14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2664" calcext:value-type="float">
            <text:p>15.2664</text:p>
          </table:table-cell>
          <table:table-cell office:value-type="float" office:value="20.6504" calcext:value-type="float">
            <text:p>20.6504</text:p>
          </table:table-cell>
          <table:table-cell office:value-type="float" office:value="219.35" calcext:value-type="float">
            <text:p>219.3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3778" calcext:value-type="float">
            <text:p>15.3778</text:p>
          </table:table-cell>
          <table:table-cell office:value-type="float" office:value="20.4301" calcext:value-type="float">
            <text:p>20.4301</text:p>
          </table:table-cell>
          <table:table-cell office:value-type="float" office:value="219.57" calcext:value-type="float">
            <text:p>219.5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5032" calcext:value-type="float">
            <text:p>15.5032</text:p>
          </table:table-cell>
          <table:table-cell office:value-type="float" office:value="20.1818" calcext:value-type="float">
            <text:p>20.1818</text:p>
          </table:table-cell>
          <table:table-cell office:value-type="float" office:value="219.818" calcext:value-type="float">
            <text:p>219.81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6387" calcext:value-type="float">
            <text:p>15.6387</text:p>
          </table:table-cell>
          <table:table-cell office:value-type="float" office:value="19.9133" calcext:value-type="float">
            <text:p>19.9133</text:p>
          </table:table-cell>
          <table:table-cell office:value-type="float" office:value="220.087" calcext:value-type="float">
            <text:p>220.08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7573" calcext:value-type="float">
            <text:p>15.7573</text:p>
          </table:table-cell>
          <table:table-cell office:value-type="float" office:value="19.677" calcext:value-type="float">
            <text:p>19.677</text:p>
          </table:table-cell>
          <table:table-cell office:value-type="float" office:value="220.323" calcext:value-type="float">
            <text:p>220.32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8735" calcext:value-type="float">
            <text:p>15.8735</text:p>
          </table:table-cell>
          <table:table-cell office:value-type="float" office:value="19.4456" calcext:value-type="float">
            <text:p>19.4456</text:p>
          </table:table-cell>
          <table:table-cell office:value-type="float" office:value="220.554" calcext:value-type="float">
            <text:p>220.5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.9818" calcext:value-type="float">
            <text:p>15.9818</text:p>
          </table:table-cell>
          <table:table-cell office:value-type="float" office:value="19.2295" calcext:value-type="float">
            <text:p>19.2295</text:p>
          </table:table-cell>
          <table:table-cell office:value-type="float" office:value="220.77" calcext:value-type="float">
            <text:p>220.7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0889" calcext:value-type="float">
            <text:p>16.0889</text:p>
          </table:table-cell>
          <table:table-cell office:value-type="float" office:value="19.0154" calcext:value-type="float">
            <text:p>19.0154</text:p>
          </table:table-cell>
          <table:table-cell office:value-type="float" office:value="220.985" calcext:value-type="float">
            <text:p>220.98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198" calcext:value-type="float">
            <text:p>16.198</text:p>
          </table:table-cell>
          <table:table-cell office:value-type="float" office:value="18.7967" calcext:value-type="float">
            <text:p>18.7967</text:p>
          </table:table-cell>
          <table:table-cell office:value-type="float" office:value="221.203" calcext:value-type="float">
            <text:p>221.20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3203" calcext:value-type="float">
            <text:p>16.3203</text:p>
          </table:table-cell>
          <table:table-cell office:value-type="float" office:value="18.5511" calcext:value-type="float">
            <text:p>18.5511</text:p>
          </table:table-cell>
          <table:table-cell office:value-type="float" office:value="221.449" calcext:value-type="float">
            <text:p>221.44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4567" calcext:value-type="float">
            <text:p>16.4567</text:p>
          </table:table-cell>
          <table:table-cell office:value-type="float" office:value="18.277" calcext:value-type="float">
            <text:p>18.277</text:p>
          </table:table-cell>
          <table:table-cell office:value-type="float" office:value="221.723" calcext:value-type="float">
            <text:p>221.72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5708" calcext:value-type="float">
            <text:p>16.5708</text:p>
          </table:table-cell>
          <table:table-cell office:value-type="float" office:value="18.0469" calcext:value-type="float">
            <text:p>18.0469</text:p>
          </table:table-cell>
          <table:table-cell office:value-type="float" office:value="221.953" calcext:value-type="float">
            <text:p>221.95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6809" calcext:value-type="float">
            <text:p>16.6809</text:p>
          </table:table-cell>
          <table:table-cell office:value-type="float" office:value="17.8245" calcext:value-type="float">
            <text:p>17.8245</text:p>
          </table:table-cell>
          <table:table-cell office:value-type="float" office:value="222.175" calcext:value-type="float">
            <text:p>222.17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7937" calcext:value-type="float">
            <text:p>16.7937</text:p>
          </table:table-cell>
          <table:table-cell office:value-type="float" office:value="17.5963" calcext:value-type="float">
            <text:p>17.5963</text:p>
          </table:table-cell>
          <table:table-cell office:value-type="float" office:value="222.404" calcext:value-type="float">
            <text:p>222.40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.8944" calcext:value-type="float">
            <text:p>16.8944</text:p>
          </table:table-cell>
          <table:table-cell office:value-type="float" office:value="17.3921" calcext:value-type="float">
            <text:p>17.3921</text:p>
          </table:table-cell>
          <table:table-cell office:value-type="float" office:value="222.608" calcext:value-type="float">
            <text:p>222.60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0198" calcext:value-type="float">
            <text:p>17.0198</text:p>
          </table:table-cell>
          <table:table-cell office:value-type="float" office:value="17.1374" calcext:value-type="float">
            <text:p>17.137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1338" calcext:value-type="float">
            <text:p>17.1338</text:p>
          </table:table-cell>
          <table:table-cell office:value-type="float" office:value="16.9052" calcext:value-type="float">
            <text:p>16.9052</text:p>
          </table:table-cell>
          <table:table-cell office:value-type="float" office:value="223.095" calcext:value-type="float">
            <text:p>223.09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2462" calcext:value-type="float">
            <text:p>17.2462</text:p>
          </table:table-cell>
          <table:table-cell office:value-type="float" office:value="16.6758" calcext:value-type="float">
            <text:p>16.6758</text:p>
          </table:table-cell>
          <table:table-cell office:value-type="float" office:value="223.324" calcext:value-type="float">
            <text:p>223.32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3575" calcext:value-type="float">
            <text:p>17.3575</text:p>
          </table:table-cell>
          <table:table-cell office:value-type="float" office:value="16.4482" calcext:value-type="float">
            <text:p>16.4482</text:p>
          </table:table-cell>
          <table:table-cell office:value-type="float" office:value="223.552" calcext:value-type="float">
            <text:p>223.55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4819" calcext:value-type="float">
            <text:p>17.4819</text:p>
          </table:table-cell>
          <table:table-cell office:value-type="float" office:value="16.1932" calcext:value-type="float">
            <text:p>16.1932</text:p>
          </table:table-cell>
          <table:table-cell office:value-type="float" office:value="223.807" calcext:value-type="float">
            <text:p>223.80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5961" calcext:value-type="float">
            <text:p>17.5961</text:p>
          </table:table-cell>
          <table:table-cell office:value-type="float" office:value="15.959" calcext:value-type="float">
            <text:p>15.959</text:p>
          </table:table-cell>
          <table:table-cell office:value-type="float" office:value="224.041" calcext:value-type="float">
            <text:p>224.04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7117" calcext:value-type="float">
            <text:p>17.7117</text:p>
          </table:table-cell>
          <table:table-cell office:value-type="float" office:value="15.7212" calcext:value-type="float">
            <text:p>15.7212</text:p>
          </table:table-cell>
          <table:table-cell office:value-type="float" office:value="224.279" calcext:value-type="float">
            <text:p>224.27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8448" calcext:value-type="float">
            <text:p>17.8448</text:p>
          </table:table-cell>
          <table:table-cell office:value-type="float" office:value="15.4466" calcext:value-type="float">
            <text:p>15.4466</text:p>
          </table:table-cell>
          <table:table-cell office:value-type="float" office:value="224.553" calcext:value-type="float">
            <text:p>224.55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.9465" calcext:value-type="float">
            <text:p>17.9465</text:p>
          </table:table-cell>
          <table:table-cell office:value-type="float" office:value="15.2366" calcext:value-type="float">
            <text:p>15.2366</text:p>
          </table:table-cell>
          <table:table-cell office:value-type="float" office:value="224.763" calcext:value-type="float">
            <text:p>224.76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0717" calcext:value-type="float">
            <text:p>18.0717</text:p>
          </table:table-cell>
          <table:table-cell office:value-type="float" office:value="14.978" calcext:value-type="float">
            <text:p>14.978</text:p>
          </table:table-cell>
          <table:table-cell office:value-type="float" office:value="225.022" calcext:value-type="float">
            <text:p>225.0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1967" calcext:value-type="float">
            <text:p>18.1967</text:p>
          </table:table-cell>
          <table:table-cell office:value-type="float" office:value="14.7188" calcext:value-type="float">
            <text:p>14.7188</text:p>
          </table:table-cell>
          <table:table-cell office:value-type="float" office:value="225.281" calcext:value-type="float">
            <text:p>225.28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3339" calcext:value-type="float">
            <text:p>18.3339</text:p>
          </table:table-cell>
          <table:table-cell office:value-type="float" office:value="14.4339" calcext:value-type="float">
            <text:p>14.4339</text:p>
          </table:table-cell>
          <table:table-cell office:value-type="float" office:value="225.566" calcext:value-type="float">
            <text:p>225.56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4519" calcext:value-type="float">
            <text:p>18.4519</text:p>
          </table:table-cell>
          <table:table-cell office:value-type="float" office:value="14.1882" calcext:value-type="float">
            <text:p>14.1882</text:p>
          </table:table-cell>
          <table:table-cell office:value-type="float" office:value="225.812" calcext:value-type="float">
            <text:p>225.81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5575" calcext:value-type="float">
            <text:p>18.5575</text:p>
          </table:table-cell>
          <table:table-cell office:value-type="float" office:value="13.9682" calcext:value-type="float">
            <text:p>13.9682</text:p>
          </table:table-cell>
          <table:table-cell office:value-type="float" office:value="226.032" calcext:value-type="float">
            <text:p>226.03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6614" calcext:value-type="float">
            <text:p>18.6614</text:p>
          </table:table-cell>
          <table:table-cell office:value-type="float" office:value="13.7516" calcext:value-type="float">
            <text:p>13.7516</text:p>
          </table:table-cell>
          <table:table-cell office:value-type="float" office:value="226.248" calcext:value-type="float">
            <text:p>226.24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7694" calcext:value-type="float">
            <text:p>18.7694</text:p>
          </table:table-cell>
          <table:table-cell office:value-type="float" office:value="13.5257" calcext:value-type="float">
            <text:p>13.5257</text:p>
          </table:table-cell>
          <table:table-cell office:value-type="float" office:value="226.474" calcext:value-type="float">
            <text:p>226.47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8751" calcext:value-type="float">
            <text:p>18.8751</text:p>
          </table:table-cell>
          <table:table-cell office:value-type="float" office:value="13.3046" calcext:value-type="float">
            <text:p>13.3046</text:p>
          </table:table-cell>
          <table:table-cell office:value-type="float" office:value="226.695" calcext:value-type="float">
            <text:p>226.69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.9833" calcext:value-type="float">
            <text:p>18.9833</text:p>
          </table:table-cell>
          <table:table-cell office:value-type="float" office:value="13.078" calcext:value-type="float">
            <text:p>13.078</text:p>
          </table:table-cell>
          <table:table-cell office:value-type="float" office:value="226.922" calcext:value-type="float">
            <text:p>226.9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0936" calcext:value-type="float">
            <text:p>19.0936</text:p>
          </table:table-cell>
          <table:table-cell office:value-type="float" office:value="12.8465" calcext:value-type="float">
            <text:p>12.8465</text:p>
          </table:table-cell>
          <table:table-cell office:value-type="float" office:value="227.153" calcext:value-type="float">
            <text:p>227.15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2089" calcext:value-type="float">
            <text:p>19.2089</text:p>
          </table:table-cell>
          <table:table-cell office:value-type="float" office:value="12.6044" calcext:value-type="float">
            <text:p>12.6044</text:p>
          </table:table-cell>
          <table:table-cell office:value-type="float" office:value="227.396" calcext:value-type="float">
            <text:p>227.39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3231" calcext:value-type="float">
            <text:p>19.3231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227.636" calcext:value-type="float">
            <text:p>227.63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4406" calcext:value-type="float">
            <text:p>19.4406</text:p>
          </table:table-cell>
          <table:table-cell office:value-type="float" office:value="12.1168" calcext:value-type="float">
            <text:p>12.1168</text:p>
          </table:table-cell>
          <table:table-cell office:value-type="float" office:value="227.883" calcext:value-type="float">
            <text:p>227.88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5616" calcext:value-type="float">
            <text:p>19.5616</text:p>
          </table:table-cell>
          <table:table-cell office:value-type="float" office:value="11.8613" calcext:value-type="float">
            <text:p>11.8613</text:p>
          </table:table-cell>
          <table:table-cell office:value-type="float" office:value="228.139" calcext:value-type="float">
            <text:p>228.13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6891" calcext:value-type="float">
            <text:p>19.6891</text:p>
          </table:table-cell>
          <table:table-cell office:value-type="float" office:value="11.5921" calcext:value-type="float">
            <text:p>11.5921</text:p>
          </table:table-cell>
          <table:table-cell office:value-type="float" office:value="228.408" calcext:value-type="float">
            <text:p>228.40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8195" calcext:value-type="float">
            <text:p>19.8195</text:p>
          </table:table-cell>
          <table:table-cell office:value-type="float" office:value="11.3166" calcext:value-type="float">
            <text:p>11.3166</text:p>
          </table:table-cell>
          <table:table-cell office:value-type="float" office:value="228.683" calcext:value-type="float">
            <text:p>228.68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.9434" calcext:value-type="float">
            <text:p>19.9434</text:p>
          </table:table-cell>
          <table:table-cell office:value-type="float" office:value="11.0547" calcext:value-type="float">
            <text:p>11.0547</text:p>
          </table:table-cell>
          <table:table-cell office:value-type="float" office:value="228.945" calcext:value-type="float">
            <text:p>228.94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0652" calcext:value-type="float">
            <text:p>20.0652</text:p>
          </table:table-cell>
          <table:table-cell office:value-type="float" office:value="10.7968" calcext:value-type="float">
            <text:p>10.7968</text:p>
          </table:table-cell>
          <table:table-cell office:value-type="float" office:value="229.203" calcext:value-type="float">
            <text:p>229.20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189" calcext:value-type="float">
            <text:p>20.189</text:p>
          </table:table-cell>
          <table:table-cell office:value-type="float" office:value="10.5346" calcext:value-type="float">
            <text:p>10.5346</text:p>
          </table:table-cell>
          <table:table-cell office:value-type="float" office:value="229.465" calcext:value-type="float">
            <text:p>229.46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3162" calcext:value-type="float">
            <text:p>20.3162</text:p>
          </table:table-cell>
          <table:table-cell office:value-type="float" office:value="10.2651" calcext:value-type="float">
            <text:p>10.2651</text:p>
          </table:table-cell>
          <table:table-cell office:value-type="float" office:value="229.735" calcext:value-type="float">
            <text:p>229.73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437" calcext:value-type="float">
            <text:p>20.437</text:p>
          </table:table-cell>
          <table:table-cell office:value-type="float" office:value="10.0089" calcext:value-type="float">
            <text:p>10.0089</text:p>
          </table:table-cell>
          <table:table-cell office:value-type="float" office:value="229.991" calcext:value-type="float">
            <text:p>229.99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5597" calcext:value-type="float">
            <text:p>20.5597</text:p>
          </table:table-cell>
          <table:table-cell office:value-type="float" office:value="9.74863" calcext:value-type="float">
            <text:p>9.74863</text:p>
          </table:table-cell>
          <table:table-cell office:value-type="float" office:value="230.251" calcext:value-type="float">
            <text:p>230.25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6885" calcext:value-type="float">
            <text:p>20.6885</text:p>
          </table:table-cell>
          <table:table-cell office:value-type="float" office:value="9.47554" calcext:value-type="float">
            <text:p>9.47554</text:p>
          </table:table-cell>
          <table:table-cell office:value-type="float" office:value="230.524" calcext:value-type="float">
            <text:p>230.52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8099" calcext:value-type="float">
            <text:p>20.8099</text:p>
          </table:table-cell>
          <table:table-cell office:value-type="float" office:value="9.21779" calcext:value-type="float">
            <text:p>9.21779</text:p>
          </table:table-cell>
          <table:table-cell office:value-type="float" office:value="230.782" calcext:value-type="float">
            <text:p>230.78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.9362" calcext:value-type="float">
            <text:p>20.9362</text:p>
          </table:table-cell>
          <table:table-cell office:value-type="float" office:value="8.94975" calcext:value-type="float">
            <text:p>8.94975</text:p>
          </table:table-cell>
          <table:table-cell office:value-type="float" office:value="231.05" calcext:value-type="float">
            <text:p>231.0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0671" calcext:value-type="float">
            <text:p>21.0671</text:p>
          </table:table-cell>
          <table:table-cell office:value-type="float" office:value="8.67165" calcext:value-type="float">
            <text:p>8.67165</text:p>
          </table:table-cell>
          <table:table-cell office:value-type="float" office:value="231.328" calcext:value-type="float">
            <text:p>231.32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1952" calcext:value-type="float">
            <text:p>21.1952</text:p>
          </table:table-cell>
          <table:table-cell office:value-type="float" office:value="8.39946" calcext:value-type="float">
            <text:p>8.39946</text:p>
          </table:table-cell>
          <table:table-cell office:value-type="float" office:value="231.601" calcext:value-type="float">
            <text:p>231.60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3242" calcext:value-type="float">
            <text:p>21.3242</text:p>
          </table:table-cell>
          <table:table-cell office:value-type="float" office:value="8.12531" calcext:value-type="float">
            <text:p>8.12531</text:p>
          </table:table-cell>
          <table:table-cell office:value-type="float" office:value="231.875" calcext:value-type="float">
            <text:p>231.87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4518" calcext:value-type="float">
            <text:p>21.4518</text:p>
          </table:table-cell>
          <table:table-cell office:value-type="float" office:value="7.85425" calcext:value-type="float">
            <text:p>7.85425</text:p>
          </table:table-cell>
          <table:table-cell office:value-type="float" office:value="232.146" calcext:value-type="float">
            <text:p>232.1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5781" calcext:value-type="float">
            <text:p>21.5781</text:p>
          </table:table-cell>
          <table:table-cell office:value-type="float" office:value="7.58591" calcext:value-type="float">
            <text:p>7.58591</text:p>
          </table:table-cell>
          <table:table-cell office:value-type="float" office:value="232.414" calcext:value-type="float">
            <text:p>232.41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7063" calcext:value-type="float">
            <text:p>21.7063</text:p>
          </table:table-cell>
          <table:table-cell office:value-type="float" office:value="7.31358" calcext:value-type="float">
            <text:p>7.31358</text:p>
          </table:table-cell>
          <table:table-cell office:value-type="float" office:value="232.686" calcext:value-type="float">
            <text:p>232.68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8323" calcext:value-type="float">
            <text:p>21.8323</text:p>
          </table:table-cell>
          <table:table-cell office:value-type="float" office:value="7.04622" calcext:value-type="float">
            <text:p>7.04622</text:p>
          </table:table-cell>
          <table:table-cell office:value-type="float" office:value="232.954" calcext:value-type="float">
            <text:p>232.9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.9486" calcext:value-type="float">
            <text:p>21.9486</text:p>
          </table:table-cell>
          <table:table-cell office:value-type="float" office:value="6.79938" calcext:value-type="float">
            <text:p>6.79938</text:p>
          </table:table-cell>
          <table:table-cell office:value-type="float" office:value="233.201" calcext:value-type="float">
            <text:p>233.20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.0685" calcext:value-type="float">
            <text:p>22.0685</text:p>
          </table:table-cell>
          <table:table-cell office:value-type="float" office:value="6.5451" calcext:value-type="float">
            <text:p>6.5451</text:p>
          </table:table-cell>
          <table:table-cell office:value-type="float" office:value="233.455" calcext:value-type="float">
            <text:p>233.45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.1833" calcext:value-type="float">
            <text:p>22.1833</text:p>
          </table:table-cell>
          <table:table-cell office:value-type="float" office:value="6.30141" calcext:value-type="float">
            <text:p>6.30141</text:p>
          </table:table-cell>
          <table:table-cell office:value-type="float" office:value="233.699" calcext:value-type="float">
            <text:p>233.69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.302" calcext:value-type="float">
            <text:p>22.302</text:p>
          </table:table-cell>
          <table:table-cell office:value-type="float" office:value="6.05003" calcext:value-type="float">
            <text:p>6.05003</text:p>
          </table:table-cell>
          <table:table-cell office:value-type="float" office:value="233.95" calcext:value-type="float">
            <text:p>233.9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.4187" calcext:value-type="float">
            <text:p>22.4187</text:p>
          </table:table-cell>
          <table:table-cell office:value-type="float" office:value="5.80273" calcext:value-type="float">
            <text:p>5.80273</text:p>
          </table:table-cell>
          <table:table-cell office:value-type="float" office:value="234.197" calcext:value-type="float">
            <text:p>234.1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.5358" calcext:value-type="float">
            <text:p>22.5358</text:p>
          </table:table-cell>
          <table:table-cell office:value-type="float" office:value="5.55467" calcext:value-type="float">
            <text:p>5.55467</text:p>
          </table:table-cell>
          <table:table-cell office:value-type="float" office:value="234.445" calcext:value-type="float">
            <text:p>234.44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.6552" calcext:value-type="float">
            <text:p>22.6552</text:p>
          </table:table-cell>
          <table:table-cell office:value-type="float" office:value="5.30182" calcext:value-type="float">
            <text:p>5.30182</text:p>
          </table:table-cell>
          <table:table-cell office:value-type="float" office:value="234.698" calcext:value-type="float">
            <text:p>234.69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.7769" calcext:value-type="float">
            <text:p>22.7769</text:p>
          </table:table-cell>
          <table:table-cell office:value-type="float" office:value="5.04437" calcext:value-type="float">
            <text:p>5.04437</text:p>
          </table:table-cell>
          <table:table-cell office:value-type="float" office:value="234.956" calcext:value-type="float">
            <text:p>234.95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.8906" calcext:value-type="float">
            <text:p>22.8906</text:p>
          </table:table-cell>
          <table:table-cell office:value-type="float" office:value="4.80385" calcext:value-type="float">
            <text:p>4.80385</text:p>
          </table:table-cell>
          <table:table-cell office:value-type="float" office:value="235.196" calcext:value-type="float">
            <text:p>235.19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.0048" calcext:value-type="float">
            <text:p>23.0048</text:p>
          </table:table-cell>
          <table:table-cell office:value-type="float" office:value="4.56252" calcext:value-type="float">
            <text:p>4.56252</text:p>
          </table:table-cell>
          <table:table-cell office:value-type="float" office:value="235.437" calcext:value-type="float">
            <text:p>235.43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.1205" calcext:value-type="float">
            <text:p>23.1205</text:p>
          </table:table-cell>
          <table:table-cell office:value-type="float" office:value="4.31808" calcext:value-type="float">
            <text:p>4.31808</text:p>
          </table:table-cell>
          <table:table-cell office:value-type="float" office:value="235.682" calcext:value-type="float">
            <text:p>235.68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.2367" calcext:value-type="float">
            <text:p>23.2367</text:p>
          </table:table-cell>
          <table:table-cell office:value-type="float" office:value="4.07301" calcext:value-type="float">
            <text:p>4.07301</text:p>
          </table:table-cell>
          <table:table-cell office:value-type="float" office:value="235.927" calcext:value-type="float">
            <text:p>235.92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.3542" calcext:value-type="float">
            <text:p>23.3542</text:p>
          </table:table-cell>
          <table:table-cell office:value-type="float" office:value="3.82513" calcext:value-type="float">
            <text:p>3.82513</text:p>
          </table:table-cell>
          <table:table-cell office:value-type="float" office:value="236.175" calcext:value-type="float">
            <text:p>236.17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.4724" calcext:value-type="float">
            <text:p>23.4724</text:p>
          </table:table-cell>
          <table:table-cell office:value-type="float" office:value="3.5762" calcext:value-type="float">
            <text:p>3.5762</text:p>
          </table:table-cell>
          <table:table-cell office:value-type="float" office:value="236.424" calcext:value-type="float">
            <text:p>236.42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.592" calcext:value-type="float">
            <text:p>23.592</text:p>
          </table:table-cell>
          <table:table-cell office:value-type="float" office:value="3.32434" calcext:value-type="float">
            <text:p>3.32434</text:p>
          </table:table-cell>
          <table:table-cell office:value-type="float" office:value="236.676" calcext:value-type="float">
            <text:p>236.67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.7137" calcext:value-type="float">
            <text:p>23.7137</text:p>
          </table:table-cell>
          <table:table-cell office:value-type="float" office:value="3.06839" calcext:value-type="float">
            <text:p>3.06839</text:p>
          </table:table-cell>
          <table:table-cell office:value-type="float" office:value="236.932" calcext:value-type="float">
            <text:p>236.93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.8351" calcext:value-type="float">
            <text:p>23.8351</text:p>
          </table:table-cell>
          <table:table-cell office:value-type="float" office:value="2.81206" calcext:value-type="float">
            <text:p>2.81206</text:p>
          </table:table-cell>
          <table:table-cell office:value-type="float" office:value="237.188" calcext:value-type="float">
            <text:p>237.18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.9424" calcext:value-type="float">
            <text:p>23.9424</text:p>
          </table:table-cell>
          <table:table-cell office:value-type="float" office:value="2.58626" calcext:value-type="float">
            <text:p>2.58626</text:p>
          </table:table-cell>
          <table:table-cell office:value-type="float" office:value="237.414" calcext:value-type="float">
            <text:p>237.41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.0664" calcext:value-type="float">
            <text:p>24.0664</text:p>
          </table:table-cell>
          <table:table-cell office:value-type="float" office:value="2.32593" calcext:value-type="float">
            <text:p>2.32593</text:p>
          </table:table-cell>
          <table:table-cell office:value-type="float" office:value="237.674" calcext:value-type="float">
            <text:p>237.67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.171" calcext:value-type="float">
            <text:p>24.171</text:p>
          </table:table-cell>
          <table:table-cell office:value-type="float" office:value="2.1068" calcext:value-type="float">
            <text:p>2.1068</text:p>
          </table:table-cell>
          <table:table-cell office:value-type="float" office:value="237.893" calcext:value-type="float">
            <text:p>237.893</text:p>
          </table:table-cell>
          <table:table-cell office:value-type="float" office:value="0.892719" calcext:value-type="float">
            <text:p>0.89271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.3004" calcext:value-type="float">
            <text:p>24.3004</text:p>
          </table:table-cell>
          <table:table-cell office:value-type="float" office:value="1.83624" calcext:value-type="float">
            <text:p>1.83624</text:p>
          </table:table-cell>
          <table:table-cell office:value-type="float" office:value="238.164" calcext:value-type="float">
            <text:p>238.164</text:p>
          </table:table-cell>
          <table:table-cell office:value-type="float" office:value="0.784497" calcext:value-type="float">
            <text:p>0.7844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.4309" calcext:value-type="float">
            <text:p>24.4309</text:p>
          </table:table-cell>
          <table:table-cell office:value-type="float" office:value="1.56375" calcext:value-type="float">
            <text:p>1.56375</text:p>
          </table:table-cell>
          <table:table-cell office:value-type="float" office:value="238.436" calcext:value-type="float">
            <text:p>238.436</text:p>
          </table:table-cell>
          <table:table-cell office:value-type="float" office:value="0.675501" calcext:value-type="float">
            <text:p>0.67550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.5529" calcext:value-type="float">
            <text:p>24.5529</text:p>
          </table:table-cell>
          <table:table-cell office:value-type="float" office:value="1.30937" calcext:value-type="float">
            <text:p>1.30937</text:p>
          </table:table-cell>
          <table:table-cell office:value-type="float" office:value="238.691" calcext:value-type="float">
            <text:p>238.691</text:p>
          </table:table-cell>
          <table:table-cell office:value-type="float" office:value="0.573749" calcext:value-type="float">
            <text:p>0.57374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.6747" calcext:value-type="float">
            <text:p>24.6747</text:p>
          </table:table-cell>
          <table:table-cell office:value-type="float" office:value="1.05684" calcext:value-type="float">
            <text:p>1.05684</text:p>
          </table:table-cell>
          <table:table-cell office:value-type="float" office:value="238.943" calcext:value-type="float">
            <text:p>238.943</text:p>
          </table:table-cell>
          <table:table-cell office:value-type="float" office:value="0.472736" calcext:value-type="float">
            <text:p>0.47273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.7957" calcext:value-type="float">
            <text:p>24.7957</text:p>
          </table:table-cell>
          <table:table-cell office:value-type="float" office:value="0.807709" calcext:value-type="float">
            <text:p>0.807709</text:p>
          </table:table-cell>
          <table:table-cell office:value-type="float" office:value="239.192" calcext:value-type="float">
            <text:p>239.192</text:p>
          </table:table-cell>
          <table:table-cell office:value-type="float" office:value="0.373084" calcext:value-type="float">
            <text:p>0.3730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.9185" calcext:value-type="float">
            <text:p>24.9185</text:p>
          </table:table-cell>
          <table:table-cell office:value-type="float" office:value="0.558472" calcext:value-type="float">
            <text:p>0.558472</text:p>
          </table:table-cell>
          <table:table-cell office:value-type="float" office:value="239.442" calcext:value-type="float">
            <text:p>239.442</text:p>
          </table:table-cell>
          <table:table-cell office:value-type="float" office:value="0.273389" calcext:value-type="float">
            <text:p>0.27338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.0426" calcext:value-type="float">
            <text:p>25.0426</text:p>
          </table:table-cell>
          <table:table-cell office:value-type="float" office:value="0.311554" calcext:value-type="float">
            <text:p>0.311554</text:p>
          </table:table-cell>
          <table:table-cell office:value-type="float" office:value="239.688" calcext:value-type="float">
            <text:p>239.688</text:p>
          </table:table-cell>
          <table:table-cell office:value-type="float" office:value="0.174622" calcext:value-type="float">
            <text:p>0.1746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.1677" calcext:value-type="float">
            <text:p>25.1677</text:p>
          </table:table-cell>
          <table:table-cell office:value-type="float" office:value="0.0699921" calcext:value-type="float">
            <text:p>0.0699921</text:p>
          </table:table-cell>
          <table:table-cell office:value-type="float" office:value="239.93" calcext:value-type="float">
            <text:p>239.9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.2972" calcext:value-type="float">
            <text:p>25.2972</text:p>
          </table:table-cell>
          <table:table-cell office:value-type="float" office:value="-0.170471" calcext:value-type="float">
            <text:p>-0.170471</text:p>
          </table:table-cell>
          <table:table-cell office:value-type="float" office:value="240.17" calcext:value-type="float">
            <text:p>240.1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.4266" calcext:value-type="float">
            <text:p>25.4266</text:p>
          </table:table-cell>
          <table:table-cell office:value-type="float" office:value="-0.398026" calcext:value-type="float">
            <text:p>-0.398026</text:p>
          </table:table-cell>
          <table:table-cell office:value-type="float" office:value="240.398" calcext:value-type="float">
            <text:p>240.39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.5575" calcext:value-type="float">
            <text:p>25.5575</text:p>
          </table:table-cell>
          <table:table-cell office:value-type="float" office:value="-0.613266" calcext:value-type="float">
            <text:p>-0.613266</text:p>
          </table:table-cell>
          <table:table-cell office:value-type="float" office:value="240.613" calcext:value-type="float">
            <text:p>240.61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.6891" calcext:value-type="float">
            <text:p>25.6891</text:p>
          </table:table-cell>
          <table:table-cell office:value-type="float" office:value="-0.812729" calcext:value-type="float">
            <text:p>-0.812729</text:p>
          </table:table-cell>
          <table:table-cell office:value-type="float" office:value="240.813" calcext:value-type="float">
            <text:p>240.81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.8199" calcext:value-type="float">
            <text:p>25.8199</text:p>
          </table:table-cell>
          <table:table-cell office:value-type="float" office:value="-0.992722" calcext:value-type="float">
            <text:p>-0.992722</text:p>
          </table:table-cell>
          <table:table-cell office:value-type="float" office:value="240.993" calcext:value-type="float">
            <text:p>240.99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.9445" calcext:value-type="float">
            <text:p>25.9445</text:p>
          </table:table-cell>
          <table:table-cell office:value-type="float" office:value="-1.14589" calcext:value-type="float">
            <text:p>-1.14589</text:p>
          </table:table-cell>
          <table:table-cell office:value-type="float" office:value="241.146" calcext:value-type="float">
            <text:p>241.14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6.0676" calcext:value-type="float">
            <text:p>26.0676</text:p>
          </table:table-cell>
          <table:table-cell office:value-type="float" office:value="-1.27913" calcext:value-type="float">
            <text:p>-1.27913</text:p>
          </table:table-cell>
          <table:table-cell office:value-type="float" office:value="241.279" calcext:value-type="float">
            <text:p>241.27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6.1909" calcext:value-type="float">
            <text:p>26.1909</text:p>
          </table:table-cell>
          <table:table-cell office:value-type="float" office:value="-1.39438" calcext:value-type="float">
            <text:p>-1.39438</text:p>
          </table:table-cell>
          <table:table-cell office:value-type="float" office:value="241.394" calcext:value-type="float">
            <text:p>241.39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6.3154" calcext:value-type="float">
            <text:p>26.3154</text:p>
          </table:table-cell>
          <table:table-cell office:value-type="float" office:value="-1.49251" calcext:value-type="float">
            <text:p>-1.49251</text:p>
          </table:table-cell>
          <table:table-cell office:value-type="float" office:value="241.493" calcext:value-type="float">
            <text:p>241.49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6.4413" calcext:value-type="float">
            <text:p>26.4413</text:p>
          </table:table-cell>
          <table:table-cell office:value-type="float" office:value="-1.5731" calcext:value-type="float">
            <text:p>-1.5731</text:p>
          </table:table-cell>
          <table:table-cell office:value-type="float" office:value="241.573" calcext:value-type="float">
            <text:p>241.57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6.5674" calcext:value-type="float">
            <text:p>26.5674</text:p>
          </table:table-cell>
          <table:table-cell office:value-type="float" office:value="-1.63585" calcext:value-type="float">
            <text:p>-1.63585</text:p>
          </table:table-cell>
          <table:table-cell office:value-type="float" office:value="241.636" calcext:value-type="float">
            <text:p>241.63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6.6945" calcext:value-type="float">
            <text:p>26.6945</text:p>
          </table:table-cell>
          <table:table-cell office:value-type="float" office:value="-1.68161" calcext:value-type="float">
            <text:p>-1.68161</text:p>
          </table:table-cell>
          <table:table-cell office:value-type="float" office:value="241.682" calcext:value-type="float">
            <text:p>241.68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6.8198" calcext:value-type="float">
            <text:p>26.8198</text:p>
          </table:table-cell>
          <table:table-cell office:value-type="float" office:value="-1.71024" calcext:value-type="float">
            <text:p>-1.71024</text:p>
          </table:table-cell>
          <table:table-cell office:value-type="float" office:value="241.71" calcext:value-type="float">
            <text:p>241.7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6.9434" calcext:value-type="float">
            <text:p>26.9434</text:p>
          </table:table-cell>
          <table:table-cell office:value-type="float" office:value="-1.72333" calcext:value-type="float">
            <text:p>-1.72333</text:p>
          </table:table-cell>
          <table:table-cell office:value-type="float" office:value="241.723" calcext:value-type="float">
            <text:p>241.72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7.0718" calcext:value-type="float">
            <text:p>27.0718</text:p>
          </table:table-cell>
          <table:table-cell office:value-type="float" office:value="-1.72205" calcext:value-type="float">
            <text:p>-1.72205</text:p>
          </table:table-cell>
          <table:table-cell office:value-type="float" office:value="241.722" calcext:value-type="float">
            <text:p>241.72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7.1984" calcext:value-type="float">
            <text:p>27.1984</text:p>
          </table:table-cell>
          <table:table-cell office:value-type="float" office:value="-1.70683" calcext:value-type="float">
            <text:p>-1.70683</text:p>
          </table:table-cell>
          <table:table-cell office:value-type="float" office:value="241.707" calcext:value-type="float">
            <text:p>241.70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7.3226" calcext:value-type="float">
            <text:p>27.3226</text:p>
          </table:table-cell>
          <table:table-cell office:value-type="float" office:value="-1.67952" calcext:value-type="float">
            <text:p>-1.67952</text:p>
          </table:table-cell>
          <table:table-cell office:value-type="float" office:value="241.68" calcext:value-type="float">
            <text:p>241.6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7.4463" calcext:value-type="float">
            <text:p>27.4463</text:p>
          </table:table-cell>
          <table:table-cell office:value-type="float" office:value="-1.64096" calcext:value-type="float">
            <text:p>-1.64096</text:p>
          </table:table-cell>
          <table:table-cell office:value-type="float" office:value="241.641" calcext:value-type="float">
            <text:p>241.64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7.5685" calcext:value-type="float">
            <text:p>27.5685</text:p>
          </table:table-cell>
          <table:table-cell office:value-type="float" office:value="-1.59271" calcext:value-type="float">
            <text:p>-1.59271</text:p>
          </table:table-cell>
          <table:table-cell office:value-type="float" office:value="241.593" calcext:value-type="float">
            <text:p>241.59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7.6967" calcext:value-type="float">
            <text:p>27.6967</text:p>
          </table:table-cell>
          <table:table-cell office:value-type="float" office:value="-1.5322" calcext:value-type="float">
            <text:p>-1.5322</text:p>
          </table:table-cell>
          <table:table-cell office:value-type="float" office:value="241.532" calcext:value-type="float">
            <text:p>241.53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7.8207" calcext:value-type="float">
            <text:p>27.8207</text:p>
          </table:table-cell>
          <table:table-cell office:value-type="float" office:value="-1.46477" calcext:value-type="float">
            <text:p>-1.46477</text:p>
          </table:table-cell>
          <table:table-cell office:value-type="float" office:value="241.465" calcext:value-type="float">
            <text:p>241.46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7.9209" calcext:value-type="float">
            <text:p>27.9209</text:p>
          </table:table-cell>
          <table:table-cell office:value-type="float" office:value="-1.4044" calcext:value-type="float">
            <text:p>-1.4044</text:p>
          </table:table-cell>
          <table:table-cell office:value-type="float" office:value="241.404" calcext:value-type="float">
            <text:p>241.40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8.0452" calcext:value-type="float">
            <text:p>28.0452</text:p>
          </table:table-cell>
          <table:table-cell office:value-type="float" office:value="-1.32306" calcext:value-type="float">
            <text:p>-1.32306</text:p>
          </table:table-cell>
          <table:table-cell office:value-type="float" office:value="241.323" calcext:value-type="float">
            <text:p>241.32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8.1664" calcext:value-type="float">
            <text:p>28.1664</text:p>
          </table:table-cell>
          <table:table-cell office:value-type="float" office:value="-1.23729" calcext:value-type="float">
            <text:p>-1.23729</text:p>
          </table:table-cell>
          <table:table-cell office:value-type="float" office:value="241.237" calcext:value-type="float">
            <text:p>241.23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8.2882" calcext:value-type="float">
            <text:p>28.2882</text:p>
          </table:table-cell>
          <table:table-cell office:value-type="float" office:value="-1.14526" calcext:value-type="float">
            <text:p>-1.14526</text:p>
          </table:table-cell>
          <table:table-cell office:value-type="float" office:value="241.145" calcext:value-type="float">
            <text:p>241.14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8.4103" calcext:value-type="float">
            <text:p>28.4103</text:p>
          </table:table-cell>
          <table:table-cell office:value-type="float" office:value="-1.04784" calcext:value-type="float">
            <text:p>-1.04784</text:p>
          </table:table-cell>
          <table:table-cell office:value-type="float" office:value="241.048" calcext:value-type="float">
            <text:p>241.04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8.5302" calcext:value-type="float">
            <text:p>28.5302</text:p>
          </table:table-cell>
          <table:table-cell office:value-type="float" office:value="-0.947739" calcext:value-type="float">
            <text:p>-0.947739</text:p>
          </table:table-cell>
          <table:table-cell office:value-type="float" office:value="240.948" calcext:value-type="float">
            <text:p>240.94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8.6519" calcext:value-type="float">
            <text:p>28.6519</text:p>
          </table:table-cell>
          <table:table-cell office:value-type="float" office:value="-0.842026" calcext:value-type="float">
            <text:p>-0.842026</text:p>
          </table:table-cell>
          <table:table-cell office:value-type="float" office:value="240.842" calcext:value-type="float">
            <text:p>240.84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8.7723" calcext:value-type="float">
            <text:p>28.7723</text:p>
          </table:table-cell>
          <table:table-cell office:value-type="float" office:value="-0.733688" calcext:value-type="float">
            <text:p>-0.733688</text:p>
          </table:table-cell>
          <table:table-cell office:value-type="float" office:value="240.734" calcext:value-type="float">
            <text:p>240.73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8.8936" calcext:value-type="float">
            <text:p>28.8936</text:p>
          </table:table-cell>
          <table:table-cell office:value-type="float" office:value="-0.621399" calcext:value-type="float">
            <text:p>-0.621399</text:p>
          </table:table-cell>
          <table:table-cell office:value-type="float" office:value="240.621" calcext:value-type="float">
            <text:p>240.62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9.0153" calcext:value-type="float">
            <text:p>29.0153</text:p>
          </table:table-cell>
          <table:table-cell office:value-type="float" office:value="-0.505814" calcext:value-type="float">
            <text:p>-0.505814</text:p>
          </table:table-cell>
          <table:table-cell office:value-type="float" office:value="240.506" calcext:value-type="float">
            <text:p>240.50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9.1362" calcext:value-type="float">
            <text:p>29.1362</text:p>
          </table:table-cell>
          <table:table-cell office:value-type="float" office:value="-0.388611" calcext:value-type="float">
            <text:p>-0.388611</text:p>
          </table:table-cell>
          <table:table-cell office:value-type="float" office:value="240.389" calcext:value-type="float">
            <text:p>240.38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9.2555" calcext:value-type="float">
            <text:p>29.2555</text:p>
          </table:table-cell>
          <table:table-cell office:value-type="float" office:value="-0.271072" calcext:value-type="float">
            <text:p>-0.271072</text:p>
          </table:table-cell>
          <table:table-cell office:value-type="float" office:value="240.271" calcext:value-type="float">
            <text:p>240.27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9.3755" calcext:value-type="float">
            <text:p>29.3755</text:p>
          </table:table-cell>
          <table:table-cell office:value-type="float" office:value="-0.151062" calcext:value-type="float">
            <text:p>-0.151062</text:p>
          </table:table-cell>
          <table:table-cell office:value-type="float" office:value="240.151" calcext:value-type="float">
            <text:p>240.15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9.495" calcext:value-type="float">
            <text:p>29.495</text:p>
          </table:table-cell>
          <table:table-cell office:value-type="float" office:value="-0.029892" calcext:value-type="float">
            <text:p>-0.029892</text:p>
          </table:table-cell>
          <table:table-cell office:value-type="float" office:value="240.03" calcext:value-type="float">
            <text:p>240.0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9.6136" calcext:value-type="float">
            <text:p>29.6136</text:p>
          </table:table-cell>
          <table:table-cell office:value-type="float" office:value="0.0915375" calcext:value-type="float">
            <text:p>0.0915375</text:p>
          </table:table-cell>
          <table:table-cell office:value-type="float" office:value="239.908" calcext:value-type="float">
            <text:p>239.90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9.7313" calcext:value-type="float">
            <text:p>29.7313</text:p>
          </table:table-cell>
          <table:table-cell office:value-type="float" office:value="0.212799" calcext:value-type="float">
            <text:p>0.212799</text:p>
          </table:table-cell>
          <table:table-cell office:value-type="float" office:value="239.787" calcext:value-type="float">
            <text:p>239.78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9.8505" calcext:value-type="float">
            <text:p>29.8505</text:p>
          </table:table-cell>
          <table:table-cell office:value-type="float" office:value="0.336563" calcext:value-type="float">
            <text:p>0.336563</text:p>
          </table:table-cell>
          <table:table-cell office:value-type="float" office:value="239.663" calcext:value-type="float">
            <text:p>239.663</text:p>
          </table:table-cell>
          <table:table-cell office:value-type="float" office:value="0.184625" calcext:value-type="float">
            <text:p>0.18462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9.9744" calcext:value-type="float">
            <text:p>29.9744</text:p>
          </table:table-cell>
          <table:table-cell office:value-type="float" office:value="0.465775" calcext:value-type="float">
            <text:p>0.465775</text:p>
          </table:table-cell>
          <table:table-cell office:value-type="float" office:value="239.534" calcext:value-type="float">
            <text:p>239.534</text:p>
          </table:table-cell>
          <table:table-cell office:value-type="float" office:value="0.23631" calcext:value-type="float">
            <text:p>0.236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.0856" calcext:value-type="float">
            <text:p>30.0856</text:p>
          </table:table-cell>
          <table:table-cell office:value-type="float" office:value="0.582138" calcext:value-type="float">
            <text:p>0.582138</text:p>
          </table:table-cell>
          <table:table-cell office:value-type="float" office:value="239.418" calcext:value-type="float">
            <text:p>239.418</text:p>
          </table:table-cell>
          <table:table-cell office:value-type="float" office:value="0.282855" calcext:value-type="float">
            <text:p>0.28285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.1979" calcext:value-type="float">
            <text:p>30.1979</text:p>
          </table:table-cell>
          <table:table-cell office:value-type="float" office:value="0.699936" calcext:value-type="float">
            <text:p>0.699936</text:p>
          </table:table-cell>
          <table:table-cell office:value-type="float" office:value="239.3" calcext:value-type="float">
            <text:p>239.3</text:p>
          </table:table-cell>
          <table:table-cell office:value-type="float" office:value="0.329974" calcext:value-type="float">
            <text:p>0.32997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.3074" calcext:value-type="float">
            <text:p>30.3074</text:p>
          </table:table-cell>
          <table:table-cell office:value-type="float" office:value="0.814743" calcext:value-type="float">
            <text:p>0.814743</text:p>
          </table:table-cell>
          <table:table-cell office:value-type="float" office:value="239.185" calcext:value-type="float">
            <text:p>239.185</text:p>
          </table:table-cell>
          <table:table-cell office:value-type="float" office:value="0.375897" calcext:value-type="float">
            <text:p>0.3758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.418" calcext:value-type="float">
            <text:p>30.418</text:p>
          </table:table-cell>
          <table:table-cell office:value-type="float" office:value="0.930878" calcext:value-type="float">
            <text:p>0.930878</text:p>
          </table:table-cell>
          <table:table-cell office:value-type="float" office:value="239.069" calcext:value-type="float">
            <text:p>239.069</text:p>
          </table:table-cell>
          <table:table-cell office:value-type="float" office:value="0.422351" calcext:value-type="float">
            <text:p>0.4223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.5232" calcext:value-type="float">
            <text:p>30.5232</text:p>
          </table:table-cell>
          <table:table-cell office:value-type="float" office:value="1.04102" calcext:value-type="float">
            <text:p>1.04102</text:p>
          </table:table-cell>
          <table:table-cell office:value-type="float" office:value="238.959" calcext:value-type="float">
            <text:p>238.959</text:p>
          </table:table-cell>
          <table:table-cell office:value-type="float" office:value="0.466406" calcext:value-type="float">
            <text:p>0.46640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.6505" calcext:value-type="float">
            <text:p>30.6505</text:p>
          </table:table-cell>
          <table:table-cell office:value-type="float" office:value="1.17393" calcext:value-type="float">
            <text:p>1.17393</text:p>
          </table:table-cell>
          <table:table-cell office:value-type="float" office:value="238.826" calcext:value-type="float">
            <text:p>238.826</text:p>
          </table:table-cell>
          <table:table-cell office:value-type="float" office:value="0.519574" calcext:value-type="float">
            <text:p>0.51957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.7529" calcext:value-type="float">
            <text:p>30.7529</text:p>
          </table:table-cell>
          <table:table-cell office:value-type="float" office:value="1.28033" calcext:value-type="float">
            <text:p>1.28033</text:p>
          </table:table-cell>
          <table:table-cell office:value-type="float" office:value="238.72" calcext:value-type="float">
            <text:p>238.72</text:p>
          </table:table-cell>
          <table:table-cell office:value-type="float" office:value="0.562134" calcext:value-type="float">
            <text:p>0.56213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.8805" calcext:value-type="float">
            <text:p>30.8805</text:p>
          </table:table-cell>
          <table:table-cell office:value-type="float" office:value="1.4119" calcext:value-type="float">
            <text:p>1.4119</text:p>
          </table:table-cell>
          <table:table-cell office:value-type="float" office:value="238.588" calcext:value-type="float">
            <text:p>238.588</text:p>
          </table:table-cell>
          <table:table-cell office:value-type="float" office:value="0.614758" calcext:value-type="float">
            <text:p>0.61475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.9946" calcext:value-type="float">
            <text:p>30.9946</text:p>
          </table:table-cell>
          <table:table-cell office:value-type="float" office:value="1.52826" calcext:value-type="float">
            <text:p>1.52826</text:p>
          </table:table-cell>
          <table:table-cell office:value-type="float" office:value="238.472" calcext:value-type="float">
            <text:p>238.472</text:p>
          </table:table-cell>
          <table:table-cell office:value-type="float" office:value="0.661304" calcext:value-type="float">
            <text:p>0.66130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1.1202" calcext:value-type="float">
            <text:p>31.1202</text:p>
          </table:table-cell>
          <table:table-cell office:value-type="float" office:value="1.65489" calcext:value-type="float">
            <text:p>1.65489</text:p>
          </table:table-cell>
          <table:table-cell office:value-type="float" office:value="238.345" calcext:value-type="float">
            <text:p>238.345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1.2308" calcext:value-type="float">
            <text:p>31.2308</text:p>
          </table:table-cell>
          <table:table-cell office:value-type="float" office:value="1.76439" calcext:value-type="float">
            <text:p>1.76439</text:p>
          </table:table-cell>
          <table:table-cell office:value-type="float" office:value="238.236" calcext:value-type="float">
            <text:p>238.236</text:p>
          </table:table-cell>
          <table:table-cell office:value-type="float" office:value="0.755756" calcext:value-type="float">
            <text:p>0.75575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1.3329" calcext:value-type="float">
            <text:p>31.3329</text:p>
          </table:table-cell>
          <table:table-cell office:value-type="float" office:value="1.86346" calcext:value-type="float">
            <text:p>1.86346</text:p>
          </table:table-cell>
          <table:table-cell office:value-type="float" office:value="238.137" calcext:value-type="float">
            <text:p>238.137</text:p>
          </table:table-cell>
          <table:table-cell office:value-type="float" office:value="0.795386" calcext:value-type="float">
            <text:p>0.79538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1.4581" calcext:value-type="float">
            <text:p>31.4581</text:p>
          </table:table-cell>
          <table:table-cell office:value-type="float" office:value="1.9819" calcext:value-type="float">
            <text:p>1.9819</text:p>
          </table:table-cell>
          <table:table-cell office:value-type="float" office:value="238.018" calcext:value-type="float">
            <text:p>238.018</text:p>
          </table:table-cell>
          <table:table-cell office:value-type="float" office:value="0.842761" calcext:value-type="float">
            <text:p>0.84276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1.5582" calcext:value-type="float">
            <text:p>31.5582</text:p>
          </table:table-cell>
          <table:table-cell office:value-type="float" office:value="2.07405" calcext:value-type="float">
            <text:p>2.07405</text:p>
          </table:table-cell>
          <table:table-cell office:value-type="float" office:value="237.926" calcext:value-type="float">
            <text:p>237.926</text:p>
          </table:table-cell>
          <table:table-cell office:value-type="float" office:value="0.87962" calcext:value-type="float">
            <text:p>0.8796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1.6823" calcext:value-type="float">
            <text:p>31.6823</text:p>
          </table:table-cell>
          <table:table-cell office:value-type="float" office:value="2.18448" calcext:value-type="float">
            <text:p>2.18448</text:p>
          </table:table-cell>
          <table:table-cell office:value-type="float" office:value="237.816" calcext:value-type="float">
            <text:p>237.81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1.7975" calcext:value-type="float">
            <text:p>31.7975</text:p>
          </table:table-cell>
          <table:table-cell office:value-type="float" office:value="2.28316" calcext:value-type="float">
            <text:p>2.28316</text:p>
          </table:table-cell>
          <table:table-cell office:value-type="float" office:value="237.717" calcext:value-type="float">
            <text:p>237.71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1.8984" calcext:value-type="float">
            <text:p>31.8984</text:p>
          </table:table-cell>
          <table:table-cell office:value-type="float" office:value="2.36589" calcext:value-type="float">
            <text:p>2.36589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2.0327" calcext:value-type="float">
            <text:p>32.0327</text:p>
          </table:table-cell>
          <table:table-cell office:value-type="float" office:value="2.47041" calcext:value-type="float">
            <text:p>2.47041</text:p>
          </table:table-cell>
          <table:table-cell office:value-type="float" office:value="237.53" calcext:value-type="float">
            <text:p>237.5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2.1656" calcext:value-type="float">
            <text:p>32.1656</text:p>
          </table:table-cell>
          <table:table-cell office:value-type="float" office:value="2.56702" calcext:value-type="float">
            <text:p>2.56702</text:p>
          </table:table-cell>
          <table:table-cell office:value-type="float" office:value="237.433" calcext:value-type="float">
            <text:p>237.43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2.277" calcext:value-type="float">
            <text:p>32.277</text:p>
          </table:table-cell>
          <table:table-cell office:value-type="float" office:value="2.64217" calcext:value-type="float">
            <text:p>2.64217</text:p>
          </table:table-cell>
          <table:table-cell office:value-type="float" office:value="237.358" calcext:value-type="float">
            <text:p>237.35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2.3988" calcext:value-type="float">
            <text:p>32.3988</text:p>
          </table:table-cell>
          <table:table-cell office:value-type="float" office:value="2.7179" calcext:value-type="float">
            <text:p>2.7179</text:p>
          </table:table-cell>
          <table:table-cell office:value-type="float" office:value="237.282" calcext:value-type="float">
            <text:p>237.28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2.5079" calcext:value-type="float">
            <text:p>32.5079</text:p>
          </table:table-cell>
          <table:table-cell office:value-type="float" office:value="2.77959" calcext:value-type="float">
            <text:p>2.77959</text:p>
          </table:table-cell>
          <table:table-cell office:value-type="float" office:value="237.22" calcext:value-type="float">
            <text:p>237.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2.609" calcext:value-type="float">
            <text:p>32.609</text:p>
          </table:table-cell>
          <table:table-cell office:value-type="float" office:value="2.83141" calcext:value-type="float">
            <text:p>2.83141</text:p>
          </table:table-cell>
          <table:table-cell office:value-type="float" office:value="237.169" calcext:value-type="float">
            <text:p>237.16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2.7102" calcext:value-type="float">
            <text:p>32.7102</text:p>
          </table:table-cell>
          <table:table-cell office:value-type="float" office:value="2.87784" calcext:value-type="float">
            <text:p>2.87784</text:p>
          </table:table-cell>
          <table:table-cell office:value-type="float" office:value="237.122" calcext:value-type="float">
            <text:p>237.1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2.8204" calcext:value-type="float">
            <text:p>32.8204</text:p>
          </table:table-cell>
          <table:table-cell office:value-type="float" office:value="2.92188" calcext:value-type="float">
            <text:p>2.92188</text:p>
          </table:table-cell>
          <table:table-cell office:value-type="float" office:value="237.078" calcext:value-type="float">
            <text:p>237.07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2.9321" calcext:value-type="float">
            <text:p>32.9321</text:p>
          </table:table-cell>
          <table:table-cell office:value-type="float" office:value="2.9595" calcext:value-type="float">
            <text:p>2.9595</text:p>
          </table:table-cell>
          <table:table-cell office:value-type="float" office:value="237.04" calcext:value-type="float">
            <text:p>237.0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3.0443" calcext:value-type="float">
            <text:p>33.0443</text:p>
          </table:table-cell>
          <table:table-cell office:value-type="float" office:value="2.98999" calcext:value-type="float">
            <text:p>2.98999</text:p>
          </table:table-cell>
          <table:table-cell office:value-type="float" office:value="237.01" calcext:value-type="float">
            <text:p>237.0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3.1533" calcext:value-type="float">
            <text:p>33.1533</text:p>
          </table:table-cell>
          <table:table-cell office:value-type="float" office:value="3.01237" calcext:value-type="float">
            <text:p>3.01237</text:p>
          </table:table-cell>
          <table:table-cell office:value-type="float" office:value="236.988" calcext:value-type="float">
            <text:p>236.98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3.261" calcext:value-type="float">
            <text:p>33.261</text:p>
          </table:table-cell>
          <table:table-cell office:value-type="float" office:value="3.0275" calcext:value-type="float">
            <text:p>3.0275</text:p>
          </table:table-cell>
          <table:table-cell office:value-type="float" office:value="236.973" calcext:value-type="float">
            <text:p>236.97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3.3698" calcext:value-type="float">
            <text:p>33.3698</text:p>
          </table:table-cell>
          <table:table-cell office:value-type="float" office:value="3.03557" calcext:value-type="float">
            <text:p>3.03557</text:p>
          </table:table-cell>
          <table:table-cell office:value-type="float" office:value="236.964" calcext:value-type="float">
            <text:p>236.96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3.4784" calcext:value-type="float">
            <text:p>33.4784</text:p>
          </table:table-cell>
          <table:table-cell office:value-type="float" office:value="3.03639" calcext:value-type="float">
            <text:p>3.03639</text:p>
          </table:table-cell>
          <table:table-cell office:value-type="float" office:value="236.964" calcext:value-type="float">
            <text:p>236.96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3.6021" calcext:value-type="float">
            <text:p>33.6021</text:p>
          </table:table-cell>
          <table:table-cell office:value-type="float" office:value="3.02847" calcext:value-type="float">
            <text:p>3.02847</text:p>
          </table:table-cell>
          <table:table-cell office:value-type="float" office:value="236.972" calcext:value-type="float">
            <text:p>236.97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3.7363" calcext:value-type="float">
            <text:p>33.7363</text:p>
          </table:table-cell>
          <table:table-cell office:value-type="float" office:value="3.00911" calcext:value-type="float">
            <text:p>3.00911</text:p>
          </table:table-cell>
          <table:table-cell office:value-type="float" office:value="236.991" calcext:value-type="float">
            <text:p>236.99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3.8739" calcext:value-type="float">
            <text:p>33.8739</text:p>
          </table:table-cell>
          <table:table-cell office:value-type="float" office:value="2.97758" calcext:value-type="float">
            <text:p>2.97758</text:p>
          </table:table-cell>
          <table:table-cell office:value-type="float" office:value="237.022" calcext:value-type="float">
            <text:p>237.0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3.9926" calcext:value-type="float">
            <text:p>33.9926</text:p>
          </table:table-cell>
          <table:table-cell office:value-type="float" office:value="2.94127" calcext:value-type="float">
            <text:p>2.94127</text:p>
          </table:table-cell>
          <table:table-cell office:value-type="float" office:value="237.059" calcext:value-type="float">
            <text:p>237.05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.1176" calcext:value-type="float">
            <text:p>34.1176</text:p>
          </table:table-cell>
          <table:table-cell office:value-type="float" office:value="2.89371" calcext:value-type="float">
            <text:p>2.89371</text:p>
          </table:table-cell>
          <table:table-cell office:value-type="float" office:value="237.106" calcext:value-type="float">
            <text:p>237.10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.2401" calcext:value-type="float">
            <text:p>34.2401</text:p>
          </table:table-cell>
          <table:table-cell office:value-type="float" office:value="2.83798" calcext:value-type="float">
            <text:p>2.83798</text:p>
          </table:table-cell>
          <table:table-cell office:value-type="float" office:value="237.162" calcext:value-type="float">
            <text:p>237.1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.3749" calcext:value-type="float">
            <text:p>34.3749</text:p>
          </table:table-cell>
          <table:table-cell office:value-type="float" office:value="2.76634" calcext:value-type="float">
            <text:p>2.76634</text:p>
          </table:table-cell>
          <table:table-cell office:value-type="float" office:value="237.234" calcext:value-type="float">
            <text:p>237.23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.4832" calcext:value-type="float">
            <text:p>34.4832</text:p>
          </table:table-cell>
          <table:table-cell office:value-type="float" office:value="2.7012" calcext:value-type="float">
            <text:p>2.7012</text:p>
          </table:table-cell>
          <table:table-cell office:value-type="float" office:value="237.299" calcext:value-type="float">
            <text:p>237.29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.592" calcext:value-type="float">
            <text:p>34.592</text:p>
          </table:table-cell>
          <table:table-cell office:value-type="float" office:value="2.62897" calcext:value-type="float">
            <text:p>2.62897</text:p>
          </table:table-cell>
          <table:table-cell office:value-type="float" office:value="237.371" calcext:value-type="float">
            <text:p>237.37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.7018" calcext:value-type="float">
            <text:p>34.7018</text:p>
          </table:table-cell>
          <table:table-cell office:value-type="float" office:value="2.54958" calcext:value-type="float">
            <text:p>2.54958</text:p>
          </table:table-cell>
          <table:table-cell office:value-type="float" office:value="237.45" calcext:value-type="float">
            <text:p>237.4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.8364" calcext:value-type="float">
            <text:p>34.8364</text:p>
          </table:table-cell>
          <table:table-cell office:value-type="float" office:value="2.44327" calcext:value-type="float">
            <text:p>2.44327</text:p>
          </table:table-cell>
          <table:table-cell office:value-type="float" office:value="237.557" calcext:value-type="float">
            <text:p>237.55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4.9589" calcext:value-type="float">
            <text:p>34.9589</text:p>
          </table:table-cell>
          <table:table-cell office:value-type="float" office:value="2.33818" calcext:value-type="float">
            <text:p>2.33818</text:p>
          </table:table-cell>
          <table:table-cell office:value-type="float" office:value="237.662" calcext:value-type="float">
            <text:p>237.6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5.0828" calcext:value-type="float">
            <text:p>35.0828</text:p>
          </table:table-cell>
          <table:table-cell office:value-type="float" office:value="2.22403" calcext:value-type="float">
            <text:p>2.22403</text:p>
          </table:table-cell>
          <table:table-cell office:value-type="float" office:value="237.776" calcext:value-type="float">
            <text:p>237.77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5.2184" calcext:value-type="float">
            <text:p>35.2184</text:p>
          </table:table-cell>
          <table:table-cell office:value-type="float" office:value="2.09032" calcext:value-type="float">
            <text:p>2.09032</text:p>
          </table:table-cell>
          <table:table-cell office:value-type="float" office:value="237.91" calcext:value-type="float">
            <text:p>237.91</text:p>
          </table:table-cell>
          <table:table-cell office:value-type="float" office:value="0.886127" calcext:value-type="float">
            <text:p>0.8861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5.329" calcext:value-type="float">
            <text:p>35.329</text:p>
          </table:table-cell>
          <table:table-cell office:value-type="float" office:value="1.97496" calcext:value-type="float">
            <text:p>1.97496</text:p>
          </table:table-cell>
          <table:table-cell office:value-type="float" office:value="238.025" calcext:value-type="float">
            <text:p>238.025</text:p>
          </table:table-cell>
          <table:table-cell office:value-type="float" office:value="0.839984" calcext:value-type="float">
            <text:p>0.8399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5.4636" calcext:value-type="float">
            <text:p>35.4636</text:p>
          </table:table-cell>
          <table:table-cell office:value-type="float" office:value="1.82697" calcext:value-type="float">
            <text:p>1.82697</text:p>
          </table:table-cell>
          <table:table-cell office:value-type="float" office:value="238.173" calcext:value-type="float">
            <text:p>238.173</text:p>
          </table:table-cell>
          <table:table-cell office:value-type="float" office:value="0.780786" calcext:value-type="float">
            <text:p>0.78078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5.5719" calcext:value-type="float">
            <text:p>35.5719</text:p>
          </table:table-cell>
          <table:table-cell office:value-type="float" office:value="1.70241" calcext:value-type="float">
            <text:p>1.70241</text:p>
          </table:table-cell>
          <table:table-cell office:value-type="float" office:value="238.298" calcext:value-type="float">
            <text:p>238.298</text:p>
          </table:table-cell>
          <table:table-cell office:value-type="float" office:value="0.730963" calcext:value-type="float">
            <text:p>0.73096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5.6824" calcext:value-type="float">
            <text:p>35.6824</text:p>
          </table:table-cell>
          <table:table-cell office:value-type="float" office:value="1.57088" calcext:value-type="float">
            <text:p>1.57088</text:p>
          </table:table-cell>
          <table:table-cell office:value-type="float" office:value="238.429" calcext:value-type="float">
            <text:p>238.429</text:p>
          </table:table-cell>
          <table:table-cell office:value-type="float" office:value="0.678351" calcext:value-type="float">
            <text:p>0.6783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5.7949" calcext:value-type="float">
            <text:p>35.7949</text:p>
          </table:table-cell>
          <table:table-cell office:value-type="float" office:value="1.43282" calcext:value-type="float">
            <text:p>1.43282</text:p>
          </table:table-cell>
          <table:table-cell office:value-type="float" office:value="238.567" calcext:value-type="float">
            <text:p>238.567</text:p>
          </table:table-cell>
          <table:table-cell office:value-type="float" office:value="0.623126" calcext:value-type="float">
            <text:p>0.62312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5.897" calcext:value-type="float">
            <text:p>35.897</text:p>
          </table:table-cell>
          <table:table-cell office:value-type="float" office:value="1.30464" calcext:value-type="float">
            <text:p>1.30464</text:p>
          </table:table-cell>
          <table:table-cell office:value-type="float" office:value="238.695" calcext:value-type="float">
            <text:p>238.695</text:p>
          </table:table-cell>
          <table:table-cell office:value-type="float" office:value="0.571857" calcext:value-type="float">
            <text:p>0.5718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.028" calcext:value-type="float">
            <text:p>36.028</text:p>
          </table:table-cell>
          <table:table-cell office:value-type="float" office:value="1.13695" calcext:value-type="float">
            <text:p>1.13695</text:p>
          </table:table-cell>
          <table:table-cell office:value-type="float" office:value="238.863" calcext:value-type="float">
            <text:p>238.863</text:p>
          </table:table-cell>
          <table:table-cell office:value-type="float" office:value="0.504779" calcext:value-type="float">
            <text:p>0.50477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.1431" calcext:value-type="float">
            <text:p>36.1431</text:p>
          </table:table-cell>
          <table:table-cell office:value-type="float" office:value="0.987854" calcext:value-type="float">
            <text:p>0.987854</text:p>
          </table:table-cell>
          <table:table-cell office:value-type="float" office:value="239.012" calcext:value-type="float">
            <text:p>239.012</text:p>
          </table:table-cell>
          <table:table-cell office:value-type="float" office:value="0.445142" calcext:value-type="float">
            <text:p>0.44514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.2742" calcext:value-type="float">
            <text:p>36.2742</text:p>
          </table:table-cell>
          <table:table-cell office:value-type="float" office:value="0.817719" calcext:value-type="float">
            <text:p>0.817719</text:p>
          </table:table-cell>
          <table:table-cell office:value-type="float" office:value="239.182" calcext:value-type="float">
            <text:p>239.182</text:p>
          </table:table-cell>
          <table:table-cell office:value-type="float" office:value="0.377087" calcext:value-type="float">
            <text:p>0.37708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.375" calcext:value-type="float">
            <text:p>36.375</text:p>
          </table:table-cell>
          <table:table-cell office:value-type="float" office:value="0.687164" calcext:value-type="float">
            <text:p>0.687164</text:p>
          </table:table-cell>
          <table:table-cell office:value-type="float" office:value="239.313" calcext:value-type="float">
            <text:p>239.313</text:p>
          </table:table-cell>
          <table:table-cell office:value-type="float" office:value="0.324866" calcext:value-type="float">
            <text:p>0.32486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.5074" calcext:value-type="float">
            <text:p>36.5074</text:p>
          </table:table-cell>
          <table:table-cell office:value-type="float" office:value="0.517899" calcext:value-type="float">
            <text:p>0.517899</text:p>
          </table:table-cell>
          <table:table-cell office:value-type="float" office:value="239.482" calcext:value-type="float">
            <text:p>239.482</text:p>
          </table:table-cell>
          <table:table-cell office:value-type="float" office:value="0.257159" calcext:value-type="float">
            <text:p>0.25715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.6396" calcext:value-type="float">
            <text:p>36.6396</text:p>
          </table:table-cell>
          <table:table-cell office:value-type="float" office:value="0.35257" calcext:value-type="float">
            <text:p>0.35257</text:p>
          </table:table-cell>
          <table:table-cell office:value-type="float" office:value="239.647" calcext:value-type="float">
            <text:p>239.647</text:p>
          </table:table-cell>
          <table:table-cell office:value-type="float" office:value="0.191028" calcext:value-type="float">
            <text:p>0.1910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.7751" calcext:value-type="float">
            <text:p>36.7751</text:p>
          </table:table-cell>
          <table:table-cell office:value-type="float" office:value="0.189377" calcext:value-type="float">
            <text:p>0.189377</text:p>
          </table:table-cell>
          <table:table-cell office:value-type="float" office:value="239.811" calcext:value-type="float">
            <text:p>239.81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.877" calcext:value-type="float">
            <text:p>36.877</text:p>
          </table:table-cell>
          <table:table-cell office:value-type="float" office:value="0.0717773" calcext:value-type="float">
            <text:p>0.0717773</text:p>
          </table:table-cell>
          <table:table-cell office:value-type="float" office:value="239.928" calcext:value-type="float">
            <text:p>239.92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.9862" calcext:value-type="float">
            <text:p>36.9862</text:p>
          </table:table-cell>
          <table:table-cell office:value-type="float" office:value="-0.0482788" calcext:value-type="float">
            <text:p>-0.0482788</text:p>
          </table:table-cell>
          <table:table-cell office:value-type="float" office:value="240.048" calcext:value-type="float">
            <text:p>240.04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7.1118" calcext:value-type="float">
            <text:p>37.1118</text:p>
          </table:table-cell>
          <table:table-cell office:value-type="float" office:value="-0.177689" calcext:value-type="float">
            <text:p>-0.177689</text:p>
          </table:table-cell>
          <table:table-cell office:value-type="float" office:value="240.178" calcext:value-type="float">
            <text:p>240.17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7.2268" calcext:value-type="float">
            <text:p>37.2268</text:p>
          </table:table-cell>
          <table:table-cell office:value-type="float" office:value="-0.286926" calcext:value-type="float">
            <text:p>-0.286926</text:p>
          </table:table-cell>
          <table:table-cell office:value-type="float" office:value="240.287" calcext:value-type="float">
            <text:p>240.28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7.3402" calcext:value-type="float">
            <text:p>37.3402</text:p>
          </table:table-cell>
          <table:table-cell office:value-type="float" office:value="-0.384903" calcext:value-type="float">
            <text:p>-0.384903</text:p>
          </table:table-cell>
          <table:table-cell office:value-type="float" office:value="240.385" calcext:value-type="float">
            <text:p>240.38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7.4767" calcext:value-type="float">
            <text:p>37.4767</text:p>
          </table:table-cell>
          <table:table-cell office:value-type="float" office:value="-0.489273" calcext:value-type="float">
            <text:p>-0.489273</text:p>
          </table:table-cell>
          <table:table-cell office:value-type="float" office:value="240.489" calcext:value-type="float">
            <text:p>240.48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7.6017" calcext:value-type="float">
            <text:p>37.6017</text:p>
          </table:table-cell>
          <table:table-cell office:value-type="float" office:value="-0.571411" calcext:value-type="float">
            <text:p>-0.571411</text:p>
          </table:table-cell>
          <table:table-cell office:value-type="float" office:value="240.571" calcext:value-type="float">
            <text:p>240.57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7.7174" calcext:value-type="float">
            <text:p>37.7174</text:p>
          </table:table-cell>
          <table:table-cell office:value-type="float" office:value="-0.635773" calcext:value-type="float">
            <text:p>-0.635773</text:p>
          </table:table-cell>
          <table:table-cell office:value-type="float" office:value="240.636" calcext:value-type="float">
            <text:p>240.63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7.823" calcext:value-type="float">
            <text:p>37.823</text:p>
          </table:table-cell>
          <table:table-cell office:value-type="float" office:value="-0.684509" calcext:value-type="float">
            <text:p>-0.684509</text:p>
          </table:table-cell>
          <table:table-cell office:value-type="float" office:value="240.685" calcext:value-type="float">
            <text:p>240.68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7.9374" calcext:value-type="float">
            <text:p>37.9374</text:p>
          </table:table-cell>
          <table:table-cell office:value-type="float" office:value="-0.726532" calcext:value-type="float">
            <text:p>-0.726532</text:p>
          </table:table-cell>
          <table:table-cell office:value-type="float" office:value="240.727" calcext:value-type="float">
            <text:p>240.72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8.0642" calcext:value-type="float">
            <text:p>38.0642</text:p>
          </table:table-cell>
          <table:table-cell office:value-type="float" office:value="-0.760117" calcext:value-type="float">
            <text:p>-0.760117</text:p>
          </table:table-cell>
          <table:table-cell office:value-type="float" office:value="240.76" calcext:value-type="float">
            <text:p>240.7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8.1643" calcext:value-type="float">
            <text:p>38.1643</text:p>
          </table:table-cell>
          <table:table-cell office:value-type="float" office:value="-0.777283" calcext:value-type="float">
            <text:p>-0.777283</text:p>
          </table:table-cell>
          <table:table-cell office:value-type="float" office:value="240.777" calcext:value-type="float">
            <text:p>240.77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8.3002" calcext:value-type="float">
            <text:p>38.3002</text:p>
          </table:table-cell>
          <table:table-cell office:value-type="float" office:value="-0.787689" calcext:value-type="float">
            <text:p>-0.787689</text:p>
          </table:table-cell>
          <table:table-cell office:value-type="float" office:value="240.788" calcext:value-type="float">
            <text:p>240.78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8.4053" calcext:value-type="float">
            <text:p>38.4053</text:p>
          </table:table-cell>
          <table:table-cell office:value-type="float" office:value="-0.786026" calcext:value-type="float">
            <text:p>-0.786026</text:p>
          </table:table-cell>
          <table:table-cell office:value-type="float" office:value="240.786" calcext:value-type="float">
            <text:p>240.78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8.5303" calcext:value-type="float">
            <text:p>38.5303</text:p>
          </table:table-cell>
          <table:table-cell office:value-type="float" office:value="-0.773392" calcext:value-type="float">
            <text:p>-0.773392</text:p>
          </table:table-cell>
          <table:table-cell office:value-type="float" office:value="240.773" calcext:value-type="float">
            <text:p>240.77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8.64" calcext:value-type="float">
            <text:p>38.64</text:p>
          </table:table-cell>
          <table:table-cell office:value-type="float" office:value="-0.753143" calcext:value-type="float">
            <text:p>-0.753143</text:p>
          </table:table-cell>
          <table:table-cell office:value-type="float" office:value="240.753" calcext:value-type="float">
            <text:p>240.75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8.774" calcext:value-type="float">
            <text:p>38.774</text:p>
          </table:table-cell>
          <table:table-cell office:value-type="float" office:value="-0.717484" calcext:value-type="float">
            <text:p>-0.717484</text:p>
          </table:table-cell>
          <table:table-cell office:value-type="float" office:value="240.717" calcext:value-type="float">
            <text:p>240.71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8.9092" calcext:value-type="float">
            <text:p>38.9092</text:p>
          </table:table-cell>
          <table:table-cell office:value-type="float" office:value="-0.670059" calcext:value-type="float">
            <text:p>-0.670059</text:p>
          </table:table-cell>
          <table:table-cell office:value-type="float" office:value="240.67" calcext:value-type="float">
            <text:p>240.6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9.0442" calcext:value-type="float">
            <text:p>39.0442</text:p>
          </table:table-cell>
          <table:table-cell office:value-type="float" office:value="-0.611771" calcext:value-type="float">
            <text:p>-0.611771</text:p>
          </table:table-cell>
          <table:table-cell office:value-type="float" office:value="240.612" calcext:value-type="float">
            <text:p>240.61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9.1672" calcext:value-type="float">
            <text:p>39.1672</text:p>
          </table:table-cell>
          <table:table-cell office:value-type="float" office:value="-0.549896" calcext:value-type="float">
            <text:p>-0.549896</text:p>
          </table:table-cell>
          <table:table-cell office:value-type="float" office:value="240.55" calcext:value-type="float">
            <text:p>240.5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9.2911" calcext:value-type="float">
            <text:p>39.2911</text:p>
          </table:table-cell>
          <table:table-cell office:value-type="float" office:value="-0.479675" calcext:value-type="float">
            <text:p>-0.479675</text:p>
          </table:table-cell>
          <table:table-cell office:value-type="float" office:value="240.48" calcext:value-type="float">
            <text:p>240.4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9.4169" calcext:value-type="float">
            <text:p>39.4169</text:p>
          </table:table-cell>
          <table:table-cell office:value-type="float" office:value="-0.401108" calcext:value-type="float">
            <text:p>-0.401108</text:p>
          </table:table-cell>
          <table:table-cell office:value-type="float" office:value="240.401" calcext:value-type="float">
            <text:p>240.40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9.5426" calcext:value-type="float">
            <text:p>39.5426</text:p>
          </table:table-cell>
          <table:table-cell office:value-type="float" office:value="-0.315414" calcext:value-type="float">
            <text:p>-0.315414</text:p>
          </table:table-cell>
          <table:table-cell office:value-type="float" office:value="240.315" calcext:value-type="float">
            <text:p>240.31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9.6428" calcext:value-type="float">
            <text:p>39.6428</text:p>
          </table:table-cell>
          <table:table-cell office:value-type="float" office:value="-0.242508" calcext:value-type="float">
            <text:p>-0.242508</text:p>
          </table:table-cell>
          <table:table-cell office:value-type="float" office:value="240.243" calcext:value-type="float">
            <text:p>240.24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9.7786" calcext:value-type="float">
            <text:p>39.7786</text:p>
          </table:table-cell>
          <table:table-cell office:value-type="float" office:value="-0.137711" calcext:value-type="float">
            <text:p>-0.137711</text:p>
          </table:table-cell>
          <table:table-cell office:value-type="float" office:value="240.138" calcext:value-type="float">
            <text:p>240.13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9.902" calcext:value-type="float">
            <text:p>39.902</text:p>
          </table:table-cell>
          <table:table-cell office:value-type="float" office:value="-0.0367737" calcext:value-type="float">
            <text:p>-0.0367737</text:p>
          </table:table-cell>
          <table:table-cell office:value-type="float" office:value="240.037" calcext:value-type="float">
            <text:p>240.03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0.0186" calcext:value-type="float">
            <text:p>40.0186</text:p>
          </table:table-cell>
          <table:table-cell office:value-type="float" office:value="0.0631104" calcext:value-type="float">
            <text:p>0.0631104</text:p>
          </table:table-cell>
          <table:table-cell office:value-type="float" office:value="239.937" calcext:value-type="float">
            <text:p>239.93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0.1279" calcext:value-type="float">
            <text:p>40.1279</text:p>
          </table:table-cell>
          <table:table-cell office:value-type="float" office:value="0.160599" calcext:value-type="float">
            <text:p>0.160599</text:p>
          </table:table-cell>
          <table:table-cell office:value-type="float" office:value="239.839" calcext:value-type="float">
            <text:p>239.83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0.2385" calcext:value-type="float">
            <text:p>40.2385</text:p>
          </table:table-cell>
          <table:table-cell office:value-type="float" office:value="0.26236" calcext:value-type="float">
            <text:p>0.26236</text:p>
          </table:table-cell>
          <table:table-cell office:value-type="float" office:value="239.738" calcext:value-type="float">
            <text:p>239.738</text:p>
          </table:table-cell>
          <table:table-cell office:value-type="float" office:value="0.154944" calcext:value-type="float">
            <text:p>0.15494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0.3485" calcext:value-type="float">
            <text:p>40.3485</text:p>
          </table:table-cell>
          <table:table-cell office:value-type="float" office:value="0.366577" calcext:value-type="float">
            <text:p>0.366577</text:p>
          </table:table-cell>
          <table:table-cell office:value-type="float" office:value="239.633" calcext:value-type="float">
            <text:p>239.633</text:p>
          </table:table-cell>
          <table:table-cell office:value-type="float" office:value="0.196631" calcext:value-type="float">
            <text:p>0.1966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0.4597" calcext:value-type="float">
            <text:p>40.4597</text:p>
          </table:table-cell>
          <table:table-cell office:value-type="float" office:value="0.474777" calcext:value-type="float">
            <text:p>0.474777</text:p>
          </table:table-cell>
          <table:table-cell office:value-type="float" office:value="239.525" calcext:value-type="float">
            <text:p>239.525</text:p>
          </table:table-cell>
          <table:table-cell office:value-type="float" office:value="0.239911" calcext:value-type="float">
            <text:p>0.2399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0.5961" calcext:value-type="float">
            <text:p>40.5961</text:p>
          </table:table-cell>
          <table:table-cell office:value-type="float" office:value="0.611069" calcext:value-type="float">
            <text:p>0.611069</text:p>
          </table:table-cell>
          <table:table-cell office:value-type="float" office:value="239.389" calcext:value-type="float">
            <text:p>239.389</text:p>
          </table:table-cell>
          <table:table-cell office:value-type="float" office:value="0.294427" calcext:value-type="float">
            <text:p>0.2944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0.6976" calcext:value-type="float">
            <text:p>40.6976</text:p>
          </table:table-cell>
          <table:table-cell office:value-type="float" office:value="0.714951" calcext:value-type="float">
            <text:p>0.714951</text:p>
          </table:table-cell>
          <table:table-cell office:value-type="float" office:value="239.285" calcext:value-type="float">
            <text:p>239.285</text:p>
          </table:table-cell>
          <table:table-cell office:value-type="float" office:value="0.33598" calcext:value-type="float">
            <text:p>0.3359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0.7979" calcext:value-type="float">
            <text:p>40.7979</text:p>
          </table:table-cell>
          <table:table-cell office:value-type="float" office:value="0.819077" calcext:value-type="float">
            <text:p>0.819077</text:p>
          </table:table-cell>
          <table:table-cell office:value-type="float" office:value="239.181" calcext:value-type="float">
            <text:p>239.181</text:p>
          </table:table-cell>
          <table:table-cell office:value-type="float" office:value="0.377631" calcext:value-type="float">
            <text:p>0.3776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0.9048" calcext:value-type="float">
            <text:p>40.9048</text:p>
          </table:table-cell>
          <table:table-cell office:value-type="float" office:value="0.931946" calcext:value-type="float">
            <text:p>0.931946</text:p>
          </table:table-cell>
          <table:table-cell office:value-type="float" office:value="239.068" calcext:value-type="float">
            <text:p>239.068</text:p>
          </table:table-cell>
          <table:table-cell office:value-type="float" office:value="0.422778" calcext:value-type="float">
            <text:p>0.4227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1.0116" calcext:value-type="float">
            <text:p>41.0116</text:p>
          </table:table-cell>
          <table:table-cell office:value-type="float" office:value="1.04619" calcext:value-type="float">
            <text:p>1.04619</text:p>
          </table:table-cell>
          <table:table-cell office:value-type="float" office:value="238.954" calcext:value-type="float">
            <text:p>238.954</text:p>
          </table:table-cell>
          <table:table-cell office:value-type="float" office:value="0.468475" calcext:value-type="float">
            <text:p>0.46847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1.1458" calcext:value-type="float">
            <text:p>41.1458</text:p>
          </table:table-cell>
          <table:table-cell office:value-type="float" office:value="1.19148" calcext:value-type="float">
            <text:p>1.19148</text:p>
          </table:table-cell>
          <table:table-cell office:value-type="float" office:value="238.809" calcext:value-type="float">
            <text:p>238.809</text:p>
          </table:table-cell>
          <table:table-cell office:value-type="float" office:value="0.526593" calcext:value-type="float">
            <text:p>0.52659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1.252" calcext:value-type="float">
            <text:p>41.252</text:p>
          </table:table-cell>
          <table:table-cell office:value-type="float" office:value="1.30757" calcext:value-type="float">
            <text:p>1.30757</text:p>
          </table:table-cell>
          <table:table-cell office:value-type="float" office:value="238.692" calcext:value-type="float">
            <text:p>238.692</text:p>
          </table:table-cell>
          <table:table-cell office:value-type="float" office:value="0.573029" calcext:value-type="float">
            <text:p>0.57302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1.3586" calcext:value-type="float">
            <text:p>41.3586</text:p>
          </table:table-cell>
          <table:table-cell office:value-type="float" office:value="1.42503" calcext:value-type="float">
            <text:p>1.42503</text:p>
          </table:table-cell>
          <table:table-cell office:value-type="float" office:value="238.575" calcext:value-type="float">
            <text:p>238.575</text:p>
          </table:table-cell>
          <table:table-cell office:value-type="float" office:value="0.620013" calcext:value-type="float">
            <text:p>0.62001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1.4656" calcext:value-type="float">
            <text:p>41.4656</text:p>
          </table:table-cell>
          <table:table-cell office:value-type="float" office:value="1.54291" calcext:value-type="float">
            <text:p>1.54291</text:p>
          </table:table-cell>
          <table:table-cell office:value-type="float" office:value="238.457" calcext:value-type="float">
            <text:p>238.457</text:p>
          </table:table-cell>
          <table:table-cell office:value-type="float" office:value="0.667163" calcext:value-type="float">
            <text:p>0.66716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1.572" calcext:value-type="float">
            <text:p>41.572</text:p>
          </table:table-cell>
          <table:table-cell office:value-type="float" office:value="1.66068" calcext:value-type="float">
            <text:p>1.66068</text:p>
          </table:table-cell>
          <table:table-cell office:value-type="float" office:value="238.339" calcext:value-type="float">
            <text:p>238.339</text:p>
          </table:table-cell>
          <table:table-cell office:value-type="float" office:value="0.71427" calcext:value-type="float">
            <text:p>0.7142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1.7042" calcext:value-type="float">
            <text:p>41.7042</text:p>
          </table:table-cell>
          <table:table-cell office:value-type="float" office:value="1.80618" calcext:value-type="float">
            <text:p>1.80618</text:p>
          </table:table-cell>
          <table:table-cell office:value-type="float" office:value="238.194" calcext:value-type="float">
            <text:p>238.194</text:p>
          </table:table-cell>
          <table:table-cell office:value-type="float" office:value="0.772473" calcext:value-type="float">
            <text:p>0.77247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1.811" calcext:value-type="float">
            <text:p>41.811</text:p>
          </table:table-cell>
          <table:table-cell office:value-type="float" office:value="1.92282" calcext:value-type="float">
            <text:p>1.92282</text:p>
          </table:table-cell>
          <table:table-cell office:value-type="float" office:value="238.077" calcext:value-type="float">
            <text:p>238.077</text:p>
          </table:table-cell>
          <table:table-cell office:value-type="float" office:value="0.819128" calcext:value-type="float">
            <text:p>0.8191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1.9451" calcext:value-type="float">
            <text:p>41.9451</text:p>
          </table:table-cell>
          <table:table-cell office:value-type="float" office:value="2.0672" calcext:value-type="float">
            <text:p>2.0672</text:p>
          </table:table-cell>
          <table:table-cell office:value-type="float" office:value="237.933" calcext:value-type="float">
            <text:p>237.933</text:p>
          </table:table-cell>
          <table:table-cell office:value-type="float" office:value="0.87688" calcext:value-type="float">
            <text:p>0.8768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.0479" calcext:value-type="float">
            <text:p>42.0479</text:p>
          </table:table-cell>
          <table:table-cell office:value-type="float" office:value="2.17609" calcext:value-type="float">
            <text:p>2.17609</text:p>
          </table:table-cell>
          <table:table-cell office:value-type="float" office:value="237.824" calcext:value-type="float">
            <text:p>237.82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.1729" calcext:value-type="float">
            <text:p>42.1729</text:p>
          </table:table-cell>
          <table:table-cell office:value-type="float" office:value="2.30571" calcext:value-type="float">
            <text:p>2.30571</text:p>
          </table:table-cell>
          <table:table-cell office:value-type="float" office:value="237.694" calcext:value-type="float">
            <text:p>237.69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.2968" calcext:value-type="float">
            <text:p>42.2968</text:p>
          </table:table-cell>
          <table:table-cell office:value-type="float" office:value="2.43069" calcext:value-type="float">
            <text:p>2.43069</text:p>
          </table:table-cell>
          <table:table-cell office:value-type="float" office:value="237.569" calcext:value-type="float">
            <text:p>237.56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.407" calcext:value-type="float">
            <text:p>42.407</text:p>
          </table:table-cell>
          <table:table-cell office:value-type="float" office:value="2.5383" calcext:value-type="float">
            <text:p>2.5383</text:p>
          </table:table-cell>
          <table:table-cell office:value-type="float" office:value="237.462" calcext:value-type="float">
            <text:p>237.46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.5145" calcext:value-type="float">
            <text:p>42.5145</text:p>
          </table:table-cell>
          <table:table-cell office:value-type="float" office:value="2.63948" calcext:value-type="float">
            <text:p>2.63948</text:p>
          </table:table-cell>
          <table:table-cell office:value-type="float" office:value="237.361" calcext:value-type="float">
            <text:p>237.36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.62" calcext:value-type="float">
            <text:p>42.62</text:p>
          </table:table-cell>
          <table:table-cell office:value-type="float" office:value="2.73468" calcext:value-type="float">
            <text:p>2.73468</text:p>
          </table:table-cell>
          <table:table-cell office:value-type="float" office:value="237.265" calcext:value-type="float">
            <text:p>237.26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.7281" calcext:value-type="float">
            <text:p>42.7281</text:p>
          </table:table-cell>
          <table:table-cell office:value-type="float" office:value="2.82805" calcext:value-type="float">
            <text:p>2.82805</text:p>
          </table:table-cell>
          <table:table-cell office:value-type="float" office:value="237.172" calcext:value-type="float">
            <text:p>237.17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.8333" calcext:value-type="float">
            <text:p>42.8333</text:p>
          </table:table-cell>
          <table:table-cell office:value-type="float" office:value="2.91409" calcext:value-type="float">
            <text:p>2.91409</text:p>
          </table:table-cell>
          <table:table-cell office:value-type="float" office:value="237.086" calcext:value-type="float">
            <text:p>237.08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.9478" calcext:value-type="float">
            <text:p>42.9478</text:p>
          </table:table-cell>
          <table:table-cell office:value-type="float" office:value="3.00214" calcext:value-type="float">
            <text:p>3.00214</text:p>
          </table:table-cell>
          <table:table-cell office:value-type="float" office:value="236.998" calcext:value-type="float">
            <text:p>236.99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3.0693" calcext:value-type="float">
            <text:p>43.0693</text:p>
          </table:table-cell>
          <table:table-cell office:value-type="float" office:value="3.08856" calcext:value-type="float">
            <text:p>3.08856</text:p>
          </table:table-cell>
          <table:table-cell office:value-type="float" office:value="236.911" calcext:value-type="float">
            <text:p>236.9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3.1777" calcext:value-type="float">
            <text:p>43.1777</text:p>
          </table:table-cell>
          <table:table-cell office:value-type="float" office:value="3.15933" calcext:value-type="float">
            <text:p>3.15933</text:p>
          </table:table-cell>
          <table:table-cell office:value-type="float" office:value="236.841" calcext:value-type="float">
            <text:p>236.84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3.2841" calcext:value-type="float">
            <text:p>43.2841</text:p>
          </table:table-cell>
          <table:table-cell office:value-type="float" office:value="3.22252" calcext:value-type="float">
            <text:p>3.22252</text:p>
          </table:table-cell>
          <table:table-cell office:value-type="float" office:value="236.777" calcext:value-type="float">
            <text:p>236.77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3.3905" calcext:value-type="float">
            <text:p>43.3905</text:p>
          </table:table-cell>
          <table:table-cell office:value-type="float" office:value="3.2795" calcext:value-type="float">
            <text:p>3.2795</text:p>
          </table:table-cell>
          <table:table-cell office:value-type="float" office:value="236.721" calcext:value-type="float">
            <text:p>236.72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3.4966" calcext:value-type="float">
            <text:p>43.4966</text:p>
          </table:table-cell>
          <table:table-cell office:value-type="float" office:value="3.32996" calcext:value-type="float">
            <text:p>3.32996</text:p>
          </table:table-cell>
          <table:table-cell office:value-type="float" office:value="236.67" calcext:value-type="float">
            <text:p>236.6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3.6023" calcext:value-type="float">
            <text:p>43.6023</text:p>
          </table:table-cell>
          <table:table-cell office:value-type="float" office:value="3.37369" calcext:value-type="float">
            <text:p>3.37369</text:p>
          </table:table-cell>
          <table:table-cell office:value-type="float" office:value="236.626" calcext:value-type="float">
            <text:p>236.6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3.7073" calcext:value-type="float">
            <text:p>43.7073</text:p>
          </table:table-cell>
          <table:table-cell office:value-type="float" office:value="3.41054" calcext:value-type="float">
            <text:p>3.41054</text:p>
          </table:table-cell>
          <table:table-cell office:value-type="float" office:value="236.589" calcext:value-type="float">
            <text:p>236.58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3.8329" calcext:value-type="float">
            <text:p>43.8329</text:p>
          </table:table-cell>
          <table:table-cell office:value-type="float" office:value="3.44572" calcext:value-type="float">
            <text:p>3.44572</text:p>
          </table:table-cell>
          <table:table-cell office:value-type="float" office:value="236.554" calcext:value-type="float">
            <text:p>236.5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3.936" calcext:value-type="float">
            <text:p>43.936</text:p>
          </table:table-cell>
          <table:table-cell office:value-type="float" office:value="3.46735" calcext:value-type="float">
            <text:p>3.46735</text:p>
          </table:table-cell>
          <table:table-cell office:value-type="float" office:value="236.533" calcext:value-type="float">
            <text:p>236.53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4.0471" calcext:value-type="float">
            <text:p>44.0471</text:p>
          </table:table-cell>
          <table:table-cell office:value-type="float" office:value="3.48326" calcext:value-type="float">
            <text:p>3.48326</text:p>
          </table:table-cell>
          <table:table-cell office:value-type="float" office:value="236.517" calcext:value-type="float">
            <text:p>236.51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4.1516" calcext:value-type="float">
            <text:p>44.1516</text:p>
          </table:table-cell>
          <table:table-cell office:value-type="float" office:value="3.49115" calcext:value-type="float">
            <text:p>3.49115</text:p>
          </table:table-cell>
          <table:table-cell office:value-type="float" office:value="236.509" calcext:value-type="float">
            <text:p>236.50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" office:value-type="float" office:value="44.2556" calcext:value-type="float">
            <text:p>44.2556</text:p>
          </table:table-cell>
          <table:table-cell table:style-name="ce1" office:value-type="float" office:value="3.49219" calcext:value-type="float">
            <text:p>3.49219</text:p>
          </table:table-cell>
          <table:table-cell table:style-name="ce1" office:value-type="float" office:value="236.508" calcext:value-type="float">
            <text:p>236.50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4.3607" calcext:value-type="float">
            <text:p>44.3607</text:p>
          </table:table-cell>
          <table:table-cell office:value-type="float" office:value="3.48634" calcext:value-type="float">
            <text:p>3.48634</text:p>
          </table:table-cell>
          <table:table-cell office:value-type="float" office:value="236.514" calcext:value-type="float">
            <text:p>236.51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4.4653" calcext:value-type="float">
            <text:p>44.4653</text:p>
          </table:table-cell>
          <table:table-cell office:value-type="float" office:value="3.47382" calcext:value-type="float">
            <text:p>3.47382</text:p>
          </table:table-cell>
          <table:table-cell office:value-type="float" office:value="236.526" calcext:value-type="float">
            <text:p>236.5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4.5704" calcext:value-type="float">
            <text:p>44.5704</text:p>
          </table:table-cell>
          <table:table-cell office:value-type="float" office:value="3.45428" calcext:value-type="float">
            <text:p>3.45428</text:p>
          </table:table-cell>
          <table:table-cell office:value-type="float" office:value="236.546" calcext:value-type="float">
            <text:p>236.5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4.6757" calcext:value-type="float">
            <text:p>44.6757</text:p>
          </table:table-cell>
          <table:table-cell office:value-type="float" office:value="3.42789" calcext:value-type="float">
            <text:p>3.42789</text:p>
          </table:table-cell>
          <table:table-cell office:value-type="float" office:value="236.572" calcext:value-type="float">
            <text:p>236.57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4.7809" calcext:value-type="float">
            <text:p>44.7809</text:p>
          </table:table-cell>
          <table:table-cell office:value-type="float" office:value="3.39458" calcext:value-type="float">
            <text:p>3.39458</text:p>
          </table:table-cell>
          <table:table-cell office:value-type="float" office:value="236.605" calcext:value-type="float">
            <text:p>236.60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4.8864" calcext:value-type="float">
            <text:p>44.8864</text:p>
          </table:table-cell>
          <table:table-cell office:value-type="float" office:value="3.3546" calcext:value-type="float">
            <text:p>3.3546</text:p>
          </table:table-cell>
          <table:table-cell office:value-type="float" office:value="236.645" calcext:value-type="float">
            <text:p>236.64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4.9923" calcext:value-type="float">
            <text:p>44.9923</text:p>
          </table:table-cell>
          <table:table-cell office:value-type="float" office:value="3.30768" calcext:value-type="float">
            <text:p>3.30768</text:p>
          </table:table-cell>
          <table:table-cell office:value-type="float" office:value="236.692" calcext:value-type="float">
            <text:p>236.69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5.1002" calcext:value-type="float">
            <text:p>45.1002</text:p>
          </table:table-cell>
          <table:table-cell office:value-type="float" office:value="3.2532" calcext:value-type="float">
            <text:p>3.2532</text:p>
          </table:table-cell>
          <table:table-cell office:value-type="float" office:value="236.747" calcext:value-type="float">
            <text:p>236.74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5.2081" calcext:value-type="float">
            <text:p>45.2081</text:p>
          </table:table-cell>
          <table:table-cell office:value-type="float" office:value="3.19202" calcext:value-type="float">
            <text:p>3.19202</text:p>
          </table:table-cell>
          <table:table-cell office:value-type="float" office:value="236.808" calcext:value-type="float">
            <text:p>236.80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5.3414" calcext:value-type="float">
            <text:p>45.3414</text:p>
          </table:table-cell>
          <table:table-cell office:value-type="float" office:value="3.10718" calcext:value-type="float">
            <text:p>3.10718</text:p>
          </table:table-cell>
          <table:table-cell office:value-type="float" office:value="236.893" calcext:value-type="float">
            <text:p>236.89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5.4655" calcext:value-type="float">
            <text:p>45.4655</text:p>
          </table:table-cell>
          <table:table-cell office:value-type="float" office:value="3.01956" calcext:value-type="float">
            <text:p>3.01956</text:p>
          </table:table-cell>
          <table:table-cell office:value-type="float" office:value="236.98" calcext:value-type="float">
            <text:p>236.9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5.5765" calcext:value-type="float">
            <text:p>45.5765</text:p>
          </table:table-cell>
          <table:table-cell office:value-type="float" office:value="2.93401" calcext:value-type="float">
            <text:p>2.93401</text:p>
          </table:table-cell>
          <table:table-cell office:value-type="float" office:value="237.066" calcext:value-type="float">
            <text:p>237.06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5.6908" calcext:value-type="float">
            <text:p>45.6908</text:p>
          </table:table-cell>
          <table:table-cell office:value-type="float" office:value="2.83939" calcext:value-type="float">
            <text:p>2.83939</text:p>
          </table:table-cell>
          <table:table-cell office:value-type="float" office:value="237.161" calcext:value-type="float">
            <text:p>237.16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5.8146" calcext:value-type="float">
            <text:p>45.8146</text:p>
          </table:table-cell>
          <table:table-cell office:value-type="float" office:value="2.72934" calcext:value-type="float">
            <text:p>2.72934</text:p>
          </table:table-cell>
          <table:table-cell office:value-type="float" office:value="237.271" calcext:value-type="float">
            <text:p>237.27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5.9158" calcext:value-type="float">
            <text:p>45.9158</text:p>
          </table:table-cell>
          <table:table-cell office:value-type="float" office:value="2.63377" calcext:value-type="float">
            <text:p>2.63377</text:p>
          </table:table-cell>
          <table:table-cell office:value-type="float" office:value="237.366" calcext:value-type="float">
            <text:p>237.36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6.047" calcext:value-type="float">
            <text:p>46.047</text:p>
          </table:table-cell>
          <table:table-cell office:value-type="float" office:value="2.5027" calcext:value-type="float">
            <text:p>2.5027</text:p>
          </table:table-cell>
          <table:table-cell office:value-type="float" office:value="237.497" calcext:value-type="float">
            <text:p>237.4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6.176" calcext:value-type="float">
            <text:p>46.176</text:p>
          </table:table-cell>
          <table:table-cell office:value-type="float" office:value="2.36638" calcext:value-type="float">
            <text:p>2.36638</text:p>
          </table:table-cell>
          <table:table-cell office:value-type="float" office:value="237.634" calcext:value-type="float">
            <text:p>237.63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6.3013" calcext:value-type="float">
            <text:p>46.3013</text:p>
          </table:table-cell>
          <table:table-cell office:value-type="float" office:value="2.22713" calcext:value-type="float">
            <text:p>2.22713</text:p>
          </table:table-cell>
          <table:table-cell office:value-type="float" office:value="237.773" calcext:value-type="float">
            <text:p>237.77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6.4264" calcext:value-type="float">
            <text:p>46.4264</text:p>
          </table:table-cell>
          <table:table-cell office:value-type="float" office:value="2.08128" calcext:value-type="float">
            <text:p>2.08128</text:p>
          </table:table-cell>
          <table:table-cell office:value-type="float" office:value="237.919" calcext:value-type="float">
            <text:p>237.919</text:p>
          </table:table-cell>
          <table:table-cell office:value-type="float" office:value="0.882513" calcext:value-type="float">
            <text:p>0.88251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6.5491" calcext:value-type="float">
            <text:p>46.5491</text:p>
          </table:table-cell>
          <table:table-cell office:value-type="float" office:value="1.93246" calcext:value-type="float">
            <text:p>1.93246</text:p>
          </table:table-cell>
          <table:table-cell office:value-type="float" office:value="238.068" calcext:value-type="float">
            <text:p>238.068</text:p>
          </table:table-cell>
          <table:table-cell office:value-type="float" office:value="0.822986" calcext:value-type="float">
            <text:p>0.82298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6.6716" calcext:value-type="float">
            <text:p>46.6716</text:p>
          </table:table-cell>
          <table:table-cell office:value-type="float" office:value="1.77791" calcext:value-type="float">
            <text:p>1.77791</text:p>
          </table:table-cell>
          <table:table-cell office:value-type="float" office:value="238.222" calcext:value-type="float">
            <text:p>238.222</text:p>
          </table:table-cell>
          <table:table-cell office:value-type="float" office:value="0.761163" calcext:value-type="float">
            <text:p>0.76116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6.792" calcext:value-type="float">
            <text:p>46.792</text:p>
          </table:table-cell>
          <table:table-cell office:value-type="float" office:value="1.62132" calcext:value-type="float">
            <text:p>1.62132</text:p>
          </table:table-cell>
          <table:table-cell office:value-type="float" office:value="238.379" calcext:value-type="float">
            <text:p>238.379</text:p>
          </table:table-cell>
          <table:table-cell office:value-type="float" office:value="0.698529" calcext:value-type="float">
            <text:p>0.69852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6.9158" calcext:value-type="float">
            <text:p>46.9158</text:p>
          </table:table-cell>
          <table:table-cell office:value-type="float" office:value="1.45587" calcext:value-type="float">
            <text:p>1.45587</text:p>
          </table:table-cell>
          <table:table-cell office:value-type="float" office:value="238.544" calcext:value-type="float">
            <text:p>238.544</text:p>
          </table:table-cell>
          <table:table-cell office:value-type="float" office:value="0.632349" calcext:value-type="float">
            <text:p>0.63234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7.0413" calcext:value-type="float">
            <text:p>47.0413</text:p>
          </table:table-cell>
          <table:table-cell office:value-type="float" office:value="1.28448" calcext:value-type="float">
            <text:p>1.28448</text:p>
          </table:table-cell>
          <table:table-cell office:value-type="float" office:value="238.716" calcext:value-type="float">
            <text:p>238.716</text:p>
          </table:table-cell>
          <table:table-cell office:value-type="float" office:value="0.563794" calcext:value-type="float">
            <text:p>0.56379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7.1666" calcext:value-type="float">
            <text:p>47.1666</text:p>
          </table:table-cell>
          <table:table-cell office:value-type="float" office:value="1.11082" calcext:value-type="float">
            <text:p>1.11082</text:p>
          </table:table-cell>
          <table:table-cell office:value-type="float" office:value="238.889" calcext:value-type="float">
            <text:p>238.889</text:p>
          </table:table-cell>
          <table:table-cell office:value-type="float" office:value="0.49433" calcext:value-type="float">
            <text:p>0.4943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7.2892" calcext:value-type="float">
            <text:p>47.2892</text:p>
          </table:table-cell>
          <table:table-cell office:value-type="float" office:value="0.939926" calcext:value-type="float">
            <text:p>0.939926</text:p>
          </table:table-cell>
          <table:table-cell office:value-type="float" office:value="239.06" calcext:value-type="float">
            <text:p>239.06</text:p>
          </table:table-cell>
          <table:table-cell office:value-type="float" office:value="0.42597" calcext:value-type="float">
            <text:p>0.4259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7.4126" calcext:value-type="float">
            <text:p>47.4126</text:p>
          </table:table-cell>
          <table:table-cell office:value-type="float" office:value="0.768051" calcext:value-type="float">
            <text:p>0.768051</text:p>
          </table:table-cell>
          <table:table-cell office:value-type="float" office:value="239.232" calcext:value-type="float">
            <text:p>239.232</text:p>
          </table:table-cell>
          <table:table-cell office:value-type="float" office:value="0.35722" calcext:value-type="float">
            <text:p>0.357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7.5349" calcext:value-type="float">
            <text:p>47.5349</text:p>
          </table:table-cell>
          <table:table-cell office:value-type="float" office:value="0.599396" calcext:value-type="float">
            <text:p>0.599396</text:p>
          </table:table-cell>
          <table:table-cell office:value-type="float" office:value="239.401" calcext:value-type="float">
            <text:p>239.401</text:p>
          </table:table-cell>
          <table:table-cell office:value-type="float" office:value="0.289758" calcext:value-type="float">
            <text:p>0.28975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7.6581" calcext:value-type="float">
            <text:p>47.6581</text:p>
          </table:table-cell>
          <table:table-cell office:value-type="float" office:value="0.432724" calcext:value-type="float">
            <text:p>0.432724</text:p>
          </table:table-cell>
          <table:table-cell office:value-type="float" office:value="239.567" calcext:value-type="float">
            <text:p>239.567</text:p>
          </table:table-cell>
          <table:table-cell office:value-type="float" office:value="0.22309" calcext:value-type="float">
            <text:p>0.2230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7.778" calcext:value-type="float">
            <text:p>47.778</text:p>
          </table:table-cell>
          <table:table-cell office:value-type="float" office:value="0.275055" calcext:value-type="float">
            <text:p>0.275055</text:p>
          </table:table-cell>
          <table:table-cell office:value-type="float" office:value="239.725" calcext:value-type="float">
            <text:p>239.725</text:p>
          </table:table-cell>
          <table:table-cell office:value-type="float" office:value="0.160022" calcext:value-type="float">
            <text:p>0.1600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7.9011" calcext:value-type="float">
            <text:p>47.9011</text:p>
          </table:table-cell>
          <table:table-cell office:value-type="float" office:value="0.119522" calcext:value-type="float">
            <text:p>0.119522</text:p>
          </table:table-cell>
          <table:table-cell office:value-type="float" office:value="239.88" calcext:value-type="float">
            <text:p>239.8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.022" calcext:value-type="float">
            <text:p>48.022</text:p>
          </table:table-cell>
          <table:table-cell office:value-type="float" office:value="-0.0255432" calcext:value-type="float">
            <text:p>-0.0255432</text:p>
          </table:table-cell>
          <table:table-cell office:value-type="float" office:value="240.026" calcext:value-type="float">
            <text:p>240.02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.1508" calcext:value-type="float">
            <text:p>48.1508</text:p>
          </table:table-cell>
          <table:table-cell office:value-type="float" office:value="-0.170059" calcext:value-type="float">
            <text:p>-0.170059</text:p>
          </table:table-cell>
          <table:table-cell office:value-type="float" office:value="240.17" calcext:value-type="float">
            <text:p>240.1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.274" calcext:value-type="float">
            <text:p>48.274</text:p>
          </table:table-cell>
          <table:table-cell office:value-type="float" office:value="-0.297272" calcext:value-type="float">
            <text:p>-0.297272</text:p>
          </table:table-cell>
          <table:table-cell office:value-type="float" office:value="240.297" calcext:value-type="float">
            <text:p>240.29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.397" calcext:value-type="float">
            <text:p>48.397</text:p>
          </table:table-cell>
          <table:table-cell office:value-type="float" office:value="-0.412079" calcext:value-type="float">
            <text:p>-0.412079</text:p>
          </table:table-cell>
          <table:table-cell office:value-type="float" office:value="240.412" calcext:value-type="float">
            <text:p>240.41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.5247" calcext:value-type="float">
            <text:p>48.5247</text:p>
          </table:table-cell>
          <table:table-cell office:value-type="float" office:value="-0.518066" calcext:value-type="float">
            <text:p>-0.518066</text:p>
          </table:table-cell>
          <table:table-cell office:value-type="float" office:value="240.518" calcext:value-type="float">
            <text:p>240.51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.6266" calcext:value-type="float">
            <text:p>48.6266</text:p>
          </table:table-cell>
          <table:table-cell office:value-type="float" office:value="-0.592148" calcext:value-type="float">
            <text:p>-0.592148</text:p>
          </table:table-cell>
          <table:table-cell office:value-type="float" office:value="240.592" calcext:value-type="float">
            <text:p>240.59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.7267" calcext:value-type="float">
            <text:p>48.7267</text:p>
          </table:table-cell>
          <table:table-cell office:value-type="float" office:value="-0.655762" calcext:value-type="float">
            <text:p>-0.655762</text:p>
          </table:table-cell>
          <table:table-cell office:value-type="float" office:value="240.656" calcext:value-type="float">
            <text:p>240.65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.8604" calcext:value-type="float">
            <text:p>48.8604</text:p>
          </table:table-cell>
          <table:table-cell office:value-type="float" office:value="-0.726318" calcext:value-type="float">
            <text:p>-0.726318</text:p>
          </table:table-cell>
          <table:table-cell office:value-type="float" office:value="240.726" calcext:value-type="float">
            <text:p>240.72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.9847" calcext:value-type="float">
            <text:p>48.9847</text:p>
          </table:table-cell>
          <table:table-cell office:value-type="float" office:value="-0.777115" calcext:value-type="float">
            <text:p>-0.777115</text:p>
          </table:table-cell>
          <table:table-cell office:value-type="float" office:value="240.777" calcext:value-type="float">
            <text:p>240.77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9.1078" calcext:value-type="float">
            <text:p>49.1078</text:p>
          </table:table-cell>
          <table:table-cell office:value-type="float" office:value="-0.813614" calcext:value-type="float">
            <text:p>-0.813614</text:p>
          </table:table-cell>
          <table:table-cell office:value-type="float" office:value="240.814" calcext:value-type="float">
            <text:p>240.81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9.2318" calcext:value-type="float">
            <text:p>49.2318</text:p>
          </table:table-cell>
          <table:table-cell office:value-type="float" office:value="-0.83696" calcext:value-type="float">
            <text:p>-0.83696</text:p>
          </table:table-cell>
          <table:table-cell office:value-type="float" office:value="240.837" calcext:value-type="float">
            <text:p>240.83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2" office:value-type="float" office:value="49.3541" calcext:value-type="float">
            <text:p>49.3541</text:p>
          </table:table-cell>
          <table:table-cell table:style-name="ce2" office:value-type="float" office:value="-0.847" calcext:value-type="float">
            <text:p>-0.847</text:p>
          </table:table-cell>
          <table:table-cell table:style-name="ce2" office:value-type="float" office:value="240.847" calcext:value-type="float">
            <text:p>240.847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9.4781" calcext:value-type="float">
            <text:p>49.4781</text:p>
          </table:table-cell>
          <table:table-cell office:value-type="float" office:value="-0.844727" calcext:value-type="float">
            <text:p>-0.844727</text:p>
          </table:table-cell>
          <table:table-cell office:value-type="float" office:value="240.845" calcext:value-type="float">
            <text:p>240.84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9.5985" calcext:value-type="float">
            <text:p>49.5985</text:p>
          </table:table-cell>
          <table:table-cell office:value-type="float" office:value="-0.830978" calcext:value-type="float">
            <text:p>-0.830978</text:p>
          </table:table-cell>
          <table:table-cell office:value-type="float" office:value="240.831" calcext:value-type="float">
            <text:p>240.83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9.7209" calcext:value-type="float">
            <text:p>49.7209</text:p>
          </table:table-cell>
          <table:table-cell office:value-type="float" office:value="-0.805908" calcext:value-type="float">
            <text:p>-0.805908</text:p>
          </table:table-cell>
          <table:table-cell office:value-type="float" office:value="240.806" calcext:value-type="float">
            <text:p>240.80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9.8409" calcext:value-type="float">
            <text:p>49.8409</text:p>
          </table:table-cell>
          <table:table-cell office:value-type="float" office:value="-0.771179" calcext:value-type="float">
            <text:p>-0.771179</text:p>
          </table:table-cell>
          <table:table-cell office:value-type="float" office:value="240.771" calcext:value-type="float">
            <text:p>240.77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9.9696" calcext:value-type="float">
            <text:p>49.9696</text:p>
          </table:table-cell>
          <table:table-cell office:value-type="float" office:value="-0.723389" calcext:value-type="float">
            <text:p>-0.723389</text:p>
          </table:table-cell>
          <table:table-cell office:value-type="float" office:value="240.723" calcext:value-type="float">
            <text:p>240.72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.095" calcext:value-type="float">
            <text:p>50.095</text:p>
          </table:table-cell>
          <table:table-cell office:value-type="float" office:value="-0.667038" calcext:value-type="float">
            <text:p>-0.667038</text:p>
          </table:table-cell>
          <table:table-cell office:value-type="float" office:value="240.667" calcext:value-type="float">
            <text:p>240.66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.219" calcext:value-type="float">
            <text:p>50.219</text:p>
          </table:table-cell>
          <table:table-cell office:value-type="float" office:value="-0.60228" calcext:value-type="float">
            <text:p>-0.60228</text:p>
          </table:table-cell>
          <table:table-cell office:value-type="float" office:value="240.602" calcext:value-type="float">
            <text:p>240.60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.3423" calcext:value-type="float">
            <text:p>50.3423</text:p>
          </table:table-cell>
          <table:table-cell office:value-type="float" office:value="-0.52977" calcext:value-type="float">
            <text:p>-0.52977</text:p>
          </table:table-cell>
          <table:table-cell office:value-type="float" office:value="240.53" calcext:value-type="float">
            <text:p>240.5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.4647" calcext:value-type="float">
            <text:p>50.4647</text:p>
          </table:table-cell>
          <table:table-cell office:value-type="float" office:value="-0.450394" calcext:value-type="float">
            <text:p>-0.450394</text:p>
          </table:table-cell>
          <table:table-cell office:value-type="float" office:value="240.45" calcext:value-type="float">
            <text:p>240.4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.5872" calcext:value-type="float">
            <text:p>50.5872</text:p>
          </table:table-cell>
          <table:table-cell office:value-type="float" office:value="-0.364273" calcext:value-type="float">
            <text:p>-0.364273</text:p>
          </table:table-cell>
          <table:table-cell office:value-type="float" office:value="240.364" calcext:value-type="float">
            <text:p>240.36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.7096" calcext:value-type="float">
            <text:p>50.7096</text:p>
          </table:table-cell>
          <table:table-cell office:value-type="float" office:value="-0.271683" calcext:value-type="float">
            <text:p>-0.271683</text:p>
          </table:table-cell>
          <table:table-cell office:value-type="float" office:value="240.272" calcext:value-type="float">
            <text:p>240.27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.8331" calcext:value-type="float">
            <text:p>50.8331</text:p>
          </table:table-cell>
          <table:table-cell office:value-type="float" office:value="-0.172592" calcext:value-type="float">
            <text:p>-0.172592</text:p>
          </table:table-cell>
          <table:table-cell office:value-type="float" office:value="240.173" calcext:value-type="float">
            <text:p>240.17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.9573" calcext:value-type="float">
            <text:p>50.9573</text:p>
          </table:table-cell>
          <table:table-cell office:value-type="float" office:value="-0.0674286" calcext:value-type="float">
            <text:p>-0.0674286</text:p>
          </table:table-cell>
          <table:table-cell office:value-type="float" office:value="240.067" calcext:value-type="float">
            <text:p>240.06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1.0823" calcext:value-type="float">
            <text:p>51.0823</text:p>
          </table:table-cell>
          <table:table-cell office:value-type="float" office:value="0.0436401" calcext:value-type="float">
            <text:p>0.0436401</text:p>
          </table:table-cell>
          <table:table-cell office:value-type="float" office:value="239.956" calcext:value-type="float">
            <text:p>239.95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1.204" calcext:value-type="float">
            <text:p>51.204</text:p>
          </table:table-cell>
          <table:table-cell office:value-type="float" office:value="0.156082" calcext:value-type="float">
            <text:p>0.156082</text:p>
          </table:table-cell>
          <table:table-cell office:value-type="float" office:value="239.844" calcext:value-type="float">
            <text:p>239.84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1.3284" calcext:value-type="float">
            <text:p>51.3284</text:p>
          </table:table-cell>
          <table:table-cell office:value-type="float" office:value="0.27507" calcext:value-type="float">
            <text:p>0.27507</text:p>
          </table:table-cell>
          <table:table-cell office:value-type="float" office:value="239.725" calcext:value-type="float">
            <text:p>239.725</text:p>
          </table:table-cell>
          <table:table-cell office:value-type="float" office:value="0.160028" calcext:value-type="float">
            <text:p>0.16002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1.4552" calcext:value-type="float">
            <text:p>51.4552</text:p>
          </table:table-cell>
          <table:table-cell office:value-type="float" office:value="0.400421" calcext:value-type="float">
            <text:p>0.400421</text:p>
          </table:table-cell>
          <table:table-cell office:value-type="float" office:value="239.6" calcext:value-type="float">
            <text:p>239.6</text:p>
          </table:table-cell>
          <table:table-cell office:value-type="float" office:value="0.210168" calcext:value-type="float">
            <text:p>0.21016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1.5774" calcext:value-type="float">
            <text:p>51.5774</text:p>
          </table:table-cell>
          <table:table-cell office:value-type="float" office:value="0.524368" calcext:value-type="float">
            <text:p>0.524368</text:p>
          </table:table-cell>
          <table:table-cell office:value-type="float" office:value="239.476" calcext:value-type="float">
            <text:p>239.476</text:p>
          </table:table-cell>
          <table:table-cell office:value-type="float" office:value="0.259747" calcext:value-type="float">
            <text:p>0.25974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1.7073" calcext:value-type="float">
            <text:p>51.7073</text:p>
          </table:table-cell>
          <table:table-cell office:value-type="float" office:value="0.659546" calcext:value-type="float">
            <text:p>0.659546</text:p>
          </table:table-cell>
          <table:table-cell office:value-type="float" office:value="239.34" calcext:value-type="float">
            <text:p>239.34</text:p>
          </table:table-cell>
          <table:table-cell office:value-type="float" office:value="0.313818" calcext:value-type="float">
            <text:p>0.31381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1.8369" calcext:value-type="float">
            <text:p>51.8369</text:p>
          </table:table-cell>
          <table:table-cell office:value-type="float" office:value="0.79718" calcext:value-type="float">
            <text:p>0.79718</text:p>
          </table:table-cell>
          <table:table-cell office:value-type="float" office:value="239.203" calcext:value-type="float">
            <text:p>239.203</text:p>
          </table:table-cell>
          <table:table-cell office:value-type="float" office:value="0.368872" calcext:value-type="float">
            <text:p>0.36887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1.9662" calcext:value-type="float">
            <text:p>51.9662</text:p>
          </table:table-cell>
          <table:table-cell office:value-type="float" office:value="0.936874" calcext:value-type="float">
            <text:p>0.936874</text:p>
          </table:table-cell>
          <table:table-cell office:value-type="float" office:value="239.063" calcext:value-type="float">
            <text:p>239.063</text:p>
          </table:table-cell>
          <table:table-cell office:value-type="float" office:value="0.42475" calcext:value-type="float">
            <text:p>0.4247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2.1011" calcext:value-type="float">
            <text:p>52.1011</text:p>
          </table:table-cell>
          <table:table-cell office:value-type="float" office:value="1.08495" calcext:value-type="float">
            <text:p>1.08495</text:p>
          </table:table-cell>
          <table:table-cell office:value-type="float" office:value="238.915" calcext:value-type="float">
            <text:p>238.915</text:p>
          </table:table-cell>
          <table:table-cell office:value-type="float" office:value="0.483978" calcext:value-type="float">
            <text:p>0.4839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2.2261" calcext:value-type="float">
            <text:p>52.2261</text:p>
          </table:table-cell>
          <table:table-cell office:value-type="float" office:value="1.22363" calcext:value-type="float">
            <text:p>1.22363</text:p>
          </table:table-cell>
          <table:table-cell office:value-type="float" office:value="238.776" calcext:value-type="float">
            <text:p>238.776</text:p>
          </table:table-cell>
          <table:table-cell office:value-type="float" office:value="0.539453" calcext:value-type="float">
            <text:p>0.53945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2.3491" calcext:value-type="float">
            <text:p>52.3491</text:p>
          </table:table-cell>
          <table:table-cell office:value-type="float" office:value="1.36137" calcext:value-type="float">
            <text:p>1.36137</text:p>
          </table:table-cell>
          <table:table-cell office:value-type="float" office:value="238.639" calcext:value-type="float">
            <text:p>238.639</text:p>
          </table:table-cell>
          <table:table-cell office:value-type="float" office:value="0.59455" calcext:value-type="float">
            <text:p>0.5945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2.4719" calcext:value-type="float">
            <text:p>52.4719</text:p>
          </table:table-cell>
          <table:table-cell office:value-type="float" office:value="1.49953" calcext:value-type="float">
            <text:p>1.49953</text:p>
          </table:table-cell>
          <table:table-cell office:value-type="float" office:value="238.5" calcext:value-type="float">
            <text:p>238.5</text:p>
          </table:table-cell>
          <table:table-cell office:value-type="float" office:value="0.649811" calcext:value-type="float">
            <text:p>0.6498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2.5941" calcext:value-type="float">
            <text:p>52.5941</text:p>
          </table:table-cell>
          <table:table-cell office:value-type="float" office:value="1.63724" calcext:value-type="float">
            <text:p>1.63724</text:p>
          </table:table-cell>
          <table:table-cell office:value-type="float" office:value="238.363" calcext:value-type="float">
            <text:p>238.363</text:p>
          </table:table-cell>
          <table:table-cell office:value-type="float" office:value="0.704895" calcext:value-type="float">
            <text:p>0.70489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2.7153" calcext:value-type="float">
            <text:p>52.7153</text:p>
          </table:table-cell>
          <table:table-cell office:value-type="float" office:value="1.77339" calcext:value-type="float">
            <text:p>1.77339</text:p>
          </table:table-cell>
          <table:table-cell office:value-type="float" office:value="238.227" calcext:value-type="float">
            <text:p>238.227</text:p>
          </table:table-cell>
          <table:table-cell office:value-type="float" office:value="0.759357" calcext:value-type="float">
            <text:p>0.7593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2.8395" calcext:value-type="float">
            <text:p>52.8395</text:p>
          </table:table-cell>
          <table:table-cell office:value-type="float" office:value="1.91191" calcext:value-type="float">
            <text:p>1.91191</text:p>
          </table:table-cell>
          <table:table-cell office:value-type="float" office:value="238.088" calcext:value-type="float">
            <text:p>238.088</text:p>
          </table:table-cell>
          <table:table-cell office:value-type="float" office:value="0.814764" calcext:value-type="float">
            <text:p>0.81476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2.962" calcext:value-type="float">
            <text:p>52.962</text:p>
          </table:table-cell>
          <table:table-cell office:value-type="float" office:value="2.04703" calcext:value-type="float">
            <text:p>2.04703</text:p>
          </table:table-cell>
          <table:table-cell office:value-type="float" office:value="237.953" calcext:value-type="float">
            <text:p>237.953</text:p>
          </table:table-cell>
          <table:table-cell office:value-type="float" office:value="0.868811" calcext:value-type="float">
            <text:p>0.86881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3.0845" calcext:value-type="float">
            <text:p>53.0845</text:p>
          </table:table-cell>
          <table:table-cell office:value-type="float" office:value="2.17969" calcext:value-type="float">
            <text:p>2.17969</text:p>
          </table:table-cell>
          <table:table-cell office:value-type="float" office:value="237.82" calcext:value-type="float">
            <text:p>237.8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3.2136" calcext:value-type="float">
            <text:p>53.2136</text:p>
          </table:table-cell>
          <table:table-cell office:value-type="float" office:value="2.3165" calcext:value-type="float">
            <text:p>2.3165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3.3375" calcext:value-type="float">
            <text:p>53.3375</text:p>
          </table:table-cell>
          <table:table-cell office:value-type="float" office:value="2.44402" calcext:value-type="float">
            <text:p>2.44402</text:p>
          </table:table-cell>
          <table:table-cell office:value-type="float" office:value="237.556" calcext:value-type="float">
            <text:p>237.55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3.4625" calcext:value-type="float">
            <text:p>53.4625</text:p>
          </table:table-cell>
          <table:table-cell office:value-type="float" office:value="2.56859" calcext:value-type="float">
            <text:p>2.56859</text:p>
          </table:table-cell>
          <table:table-cell office:value-type="float" office:value="237.431" calcext:value-type="float">
            <text:p>237.43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3.5865" calcext:value-type="float">
            <text:p>53.5865</text:p>
          </table:table-cell>
          <table:table-cell office:value-type="float" office:value="2.68715" calcext:value-type="float">
            <text:p>2.68715</text:p>
          </table:table-cell>
          <table:table-cell office:value-type="float" office:value="237.313" calcext:value-type="float">
            <text:p>237.31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3.7073" calcext:value-type="float">
            <text:p>53.7073</text:p>
          </table:table-cell>
          <table:table-cell office:value-type="float" office:value="2.79729" calcext:value-type="float">
            <text:p>2.79729</text:p>
          </table:table-cell>
          <table:table-cell office:value-type="float" office:value="237.203" calcext:value-type="float">
            <text:p>237.20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3.8301" calcext:value-type="float">
            <text:p>53.8301</text:p>
          </table:table-cell>
          <table:table-cell office:value-type="float" office:value="2.90349" calcext:value-type="float">
            <text:p>2.90349</text:p>
          </table:table-cell>
          <table:table-cell office:value-type="float" office:value="237.097" calcext:value-type="float">
            <text:p>237.0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3.953" calcext:value-type="float">
            <text:p>53.953</text:p>
          </table:table-cell>
          <table:table-cell office:value-type="float" office:value="3.00305" calcext:value-type="float">
            <text:p>3.00305</text:p>
          </table:table-cell>
          <table:table-cell office:value-type="float" office:value="236.997" calcext:value-type="float">
            <text:p>236.9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.0566" calcext:value-type="float">
            <text:p>54.0566</text:p>
          </table:table-cell>
          <table:table-cell office:value-type="float" office:value="3.08182" calcext:value-type="float">
            <text:p>3.08182</text:p>
          </table:table-cell>
          <table:table-cell office:value-type="float" office:value="236.918" calcext:value-type="float">
            <text:p>236.91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.1821" calcext:value-type="float">
            <text:p>54.1821</text:p>
          </table:table-cell>
          <table:table-cell office:value-type="float" office:value="3.16975" calcext:value-type="float">
            <text:p>3.16975</text:p>
          </table:table-cell>
          <table:table-cell office:value-type="float" office:value="236.83" calcext:value-type="float">
            <text:p>236.8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.3027" calcext:value-type="float">
            <text:p>54.3027</text:p>
          </table:table-cell>
          <table:table-cell office:value-type="float" office:value="3.24649" calcext:value-type="float">
            <text:p>3.24649</text:p>
          </table:table-cell>
          <table:table-cell office:value-type="float" office:value="236.754" calcext:value-type="float">
            <text:p>236.7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.4229" calcext:value-type="float">
            <text:p>54.4229</text:p>
          </table:table-cell>
          <table:table-cell office:value-type="float" office:value="3.31512" calcext:value-type="float">
            <text:p>3.31512</text:p>
          </table:table-cell>
          <table:table-cell office:value-type="float" office:value="236.685" calcext:value-type="float">
            <text:p>236.68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.5471" calcext:value-type="float">
            <text:p>54.5471</text:p>
          </table:table-cell>
          <table:table-cell office:value-type="float" office:value="3.37749" calcext:value-type="float">
            <text:p>3.37749</text:p>
          </table:table-cell>
          <table:table-cell office:value-type="float" office:value="236.623" calcext:value-type="float">
            <text:p>236.62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.6687" calcext:value-type="float">
            <text:p>54.6687</text:p>
          </table:table-cell>
          <table:table-cell office:value-type="float" office:value="3.42989" calcext:value-type="float">
            <text:p>3.42989</text:p>
          </table:table-cell>
          <table:table-cell office:value-type="float" office:value="236.57" calcext:value-type="float">
            <text:p>236.5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.7898" calcext:value-type="float">
            <text:p>54.7898</text:p>
          </table:table-cell>
          <table:table-cell office:value-type="float" office:value="3.47336" calcext:value-type="float">
            <text:p>3.47336</text:p>
          </table:table-cell>
          <table:table-cell office:value-type="float" office:value="236.527" calcext:value-type="float">
            <text:p>236.52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.9128" calcext:value-type="float">
            <text:p>54.9128</text:p>
          </table:table-cell>
          <table:table-cell office:value-type="float" office:value="3.50842" calcext:value-type="float">
            <text:p>3.50842</text:p>
          </table:table-cell>
          <table:table-cell office:value-type="float" office:value="236.492" calcext:value-type="float">
            <text:p>236.49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5.036" calcext:value-type="float">
            <text:p>55.036</text:p>
          </table:table-cell>
          <table:table-cell office:value-type="float" office:value="3.53412" calcext:value-type="float">
            <text:p>3.53412</text:p>
          </table:table-cell>
          <table:table-cell office:value-type="float" office:value="236.466" calcext:value-type="float">
            <text:p>236.46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5.1586" calcext:value-type="float">
            <text:p>55.1586</text:p>
          </table:table-cell>
          <table:table-cell office:value-type="float" office:value="3.55017" calcext:value-type="float">
            <text:p>3.55017</text:p>
          </table:table-cell>
          <table:table-cell office:value-type="float" office:value="236.45" calcext:value-type="float">
            <text:p>236.4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5.2837" calcext:value-type="float">
            <text:p>55.2837</text:p>
          </table:table-cell>
          <table:table-cell office:value-type="float" office:value="3.55702" calcext:value-type="float">
            <text:p>3.55702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5.412" calcext:value-type="float">
            <text:p>55.412</text:p>
          </table:table-cell>
          <table:table-cell office:value-type="float" office:value="3.55386" calcext:value-type="float">
            <text:p>3.55386</text:p>
          </table:table-cell>
          <table:table-cell office:value-type="float" office:value="236.446" calcext:value-type="float">
            <text:p>236.4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5.5367" calcext:value-type="float">
            <text:p>55.5367</text:p>
          </table:table-cell>
          <table:table-cell office:value-type="float" office:value="3.54086" calcext:value-type="float">
            <text:p>3.54086</text:p>
          </table:table-cell>
          <table:table-cell office:value-type="float" office:value="236.459" calcext:value-type="float">
            <text:p>236.45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5.6606" calcext:value-type="float">
            <text:p>55.6606</text:p>
          </table:table-cell>
          <table:table-cell office:value-type="float" office:value="3.5183" calcext:value-type="float">
            <text:p>3.5183</text:p>
          </table:table-cell>
          <table:table-cell office:value-type="float" office:value="236.482" calcext:value-type="float">
            <text:p>236.48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5.7656" calcext:value-type="float">
            <text:p>55.7656</text:p>
          </table:table-cell>
          <table:table-cell office:value-type="float" office:value="3.49179" calcext:value-type="float">
            <text:p>3.49179</text:p>
          </table:table-cell>
          <table:table-cell office:value-type="float" office:value="236.508" calcext:value-type="float">
            <text:p>236.50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5.8894" calcext:value-type="float">
            <text:p>55.8894</text:p>
          </table:table-cell>
          <table:table-cell office:value-type="float" office:value="3.452" calcext:value-type="float">
            <text:p>3.452</text:p>
          </table:table-cell>
          <table:table-cell office:value-type="float" office:value="236.548" calcext:value-type="float">
            <text:p>236.54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6.0138" calcext:value-type="float">
            <text:p>56.0138</text:p>
          </table:table-cell>
          <table:table-cell office:value-type="float" office:value="3.40277" calcext:value-type="float">
            <text:p>3.40277</text:p>
          </table:table-cell>
          <table:table-cell office:value-type="float" office:value="236.597" calcext:value-type="float">
            <text:p>236.59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6.1411" calcext:value-type="float">
            <text:p>56.1411</text:p>
          </table:table-cell>
          <table:table-cell office:value-type="float" office:value="3.34277" calcext:value-type="float">
            <text:p>3.34277</text:p>
          </table:table-cell>
          <table:table-cell office:value-type="float" office:value="236.657" calcext:value-type="float">
            <text:p>236.65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6.2667" calcext:value-type="float">
            <text:p>56.2667</text:p>
          </table:table-cell>
          <table:table-cell office:value-type="float" office:value="3.2744" calcext:value-type="float">
            <text:p>3.2744</text:p>
          </table:table-cell>
          <table:table-cell office:value-type="float" office:value="236.726" calcext:value-type="float">
            <text:p>236.7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6.3882" calcext:value-type="float">
            <text:p>56.3882</text:p>
          </table:table-cell>
          <table:table-cell office:value-type="float" office:value="3.19983" calcext:value-type="float">
            <text:p>3.19983</text:p>
          </table:table-cell>
          <table:table-cell office:value-type="float" office:value="236.8" calcext:value-type="float">
            <text:p>236.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6.5149" calcext:value-type="float">
            <text:p>56.5149</text:p>
          </table:table-cell>
          <table:table-cell office:value-type="float" office:value="3.1133" calcext:value-type="float">
            <text:p>3.1133</text:p>
          </table:table-cell>
          <table:table-cell office:value-type="float" office:value="236.887" calcext:value-type="float">
            <text:p>236.88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6.6407" calcext:value-type="float">
            <text:p>56.6407</text:p>
          </table:table-cell>
          <table:table-cell office:value-type="float" office:value="3.0188" calcext:value-type="float">
            <text:p>3.0188</text:p>
          </table:table-cell>
          <table:table-cell office:value-type="float" office:value="236.981" calcext:value-type="float">
            <text:p>236.98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6.7625" calcext:value-type="float">
            <text:p>56.7625</text:p>
          </table:table-cell>
          <table:table-cell office:value-type="float" office:value="2.91965" calcext:value-type="float">
            <text:p>2.91965</text:p>
          </table:table-cell>
          <table:table-cell office:value-type="float" office:value="237.08" calcext:value-type="float">
            <text:p>237.0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6.8871" calcext:value-type="float">
            <text:p>56.8871</text:p>
          </table:table-cell>
          <table:table-cell office:value-type="float" office:value="2.81026" calcext:value-type="float">
            <text:p>2.81026</text:p>
          </table:table-cell>
          <table:table-cell office:value-type="float" office:value="237.19" calcext:value-type="float">
            <text:p>237.1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7.0081" calcext:value-type="float">
            <text:p>57.0081</text:p>
          </table:table-cell>
          <table:table-cell office:value-type="float" office:value="2.69685" calcext:value-type="float">
            <text:p>2.69685</text:p>
          </table:table-cell>
          <table:table-cell office:value-type="float" office:value="237.303" calcext:value-type="float">
            <text:p>237.30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7.1311" calcext:value-type="float">
            <text:p>57.1311</text:p>
          </table:table-cell>
          <table:table-cell office:value-type="float" office:value="2.5744" calcext:value-type="float">
            <text:p>2.5744</text:p>
          </table:table-cell>
          <table:table-cell office:value-type="float" office:value="237.426" calcext:value-type="float">
            <text:p>237.4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7.2538" calcext:value-type="float">
            <text:p>57.2538</text:p>
          </table:table-cell>
          <table:table-cell office:value-type="float" office:value="2.44553" calcext:value-type="float">
            <text:p>2.44553</text:p>
          </table:table-cell>
          <table:table-cell office:value-type="float" office:value="237.554" calcext:value-type="float">
            <text:p>237.5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7.3748" calcext:value-type="float">
            <text:p>57.3748</text:p>
          </table:table-cell>
          <table:table-cell office:value-type="float" office:value="2.31207" calcext:value-type="float">
            <text:p>2.31207</text:p>
          </table:table-cell>
          <table:table-cell office:value-type="float" office:value="237.688" calcext:value-type="float">
            <text:p>237.68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7.4952" calcext:value-type="float">
            <text:p>57.4952</text:p>
          </table:table-cell>
          <table:table-cell office:value-type="float" office:value="2.173" calcext:value-type="float">
            <text:p>2.173</text:p>
          </table:table-cell>
          <table:table-cell office:value-type="float" office:value="237.827" calcext:value-type="float">
            <text:p>237.82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7.6154" calcext:value-type="float">
            <text:p>57.6154</text:p>
          </table:table-cell>
          <table:table-cell office:value-type="float" office:value="2.0287" calcext:value-type="float">
            <text:p>2.0287</text:p>
          </table:table-cell>
          <table:table-cell office:value-type="float" office:value="237.971" calcext:value-type="float">
            <text:p>237.971</text:p>
          </table:table-cell>
          <table:table-cell office:value-type="float" office:value="0.861481" calcext:value-type="float">
            <text:p>0.86148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7.7371" calcext:value-type="float">
            <text:p>57.7371</text:p>
          </table:table-cell>
          <table:table-cell office:value-type="float" office:value="1.87671" calcext:value-type="float">
            <text:p>1.87671</text:p>
          </table:table-cell>
          <table:table-cell office:value-type="float" office:value="238.123" calcext:value-type="float">
            <text:p>238.123</text:p>
          </table:table-cell>
          <table:table-cell office:value-type="float" office:value="0.800684" calcext:value-type="float">
            <text:p>0.8006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7.8579" calcext:value-type="float">
            <text:p>57.8579</text:p>
          </table:table-cell>
          <table:table-cell office:value-type="float" office:value="1.72064" calcext:value-type="float">
            <text:p>1.72064</text:p>
          </table:table-cell>
          <table:table-cell office:value-type="float" office:value="238.279" calcext:value-type="float">
            <text:p>238.279</text:p>
          </table:table-cell>
          <table:table-cell office:value-type="float" office:value="0.738257" calcext:value-type="float">
            <text:p>0.738257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7.9847" calcext:value-type="float">
            <text:p>57.9847</text:p>
          </table:table-cell>
          <table:table-cell office:value-type="float" office:value="1.55197" calcext:value-type="float">
            <text:p>1.55197</text:p>
          </table:table-cell>
          <table:table-cell office:value-type="float" office:value="238.448" calcext:value-type="float">
            <text:p>238.448</text:p>
          </table:table-cell>
          <table:table-cell office:value-type="float" office:value="0.670789" calcext:value-type="float">
            <text:p>0.67078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8.1101" calcext:value-type="float">
            <text:p>58.1101</text:p>
          </table:table-cell>
          <table:table-cell office:value-type="float" office:value="1.3812" calcext:value-type="float">
            <text:p>1.3812</text:p>
          </table:table-cell>
          <table:table-cell office:value-type="float" office:value="238.619" calcext:value-type="float">
            <text:p>238.619</text:p>
          </table:table-cell>
          <table:table-cell office:value-type="float" office:value="0.602478" calcext:value-type="float">
            <text:p>0.6024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8.2406" calcext:value-type="float">
            <text:p>58.2406</text:p>
          </table:table-cell>
          <table:table-cell office:value-type="float" office:value="1.19998" calcext:value-type="float">
            <text:p>1.19998</text:p>
          </table:table-cell>
          <table:table-cell office:value-type="float" office:value="238.8" calcext:value-type="float">
            <text:p>238.8</text:p>
          </table:table-cell>
          <table:table-cell office:value-type="float" office:value="0.529993" calcext:value-type="float">
            <text:p>0.52999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8.3622" calcext:value-type="float">
            <text:p>58.3622</text:p>
          </table:table-cell>
          <table:table-cell office:value-type="float" office:value="1.02983" calcext:value-type="float">
            <text:p>1.02983</text:p>
          </table:table-cell>
          <table:table-cell office:value-type="float" office:value="238.97" calcext:value-type="float">
            <text:p>238.97</text:p>
          </table:table-cell>
          <table:table-cell office:value-type="float" office:value="0.461932" calcext:value-type="float">
            <text:p>0.46193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8.4834" calcext:value-type="float">
            <text:p>58.4834</text:p>
          </table:table-cell>
          <table:table-cell office:value-type="float" office:value="0.859512" calcext:value-type="float">
            <text:p>0.859512</text:p>
          </table:table-cell>
          <table:table-cell office:value-type="float" office:value="239.14" calcext:value-type="float">
            <text:p>239.14</text:p>
          </table:table-cell>
          <table:table-cell office:value-type="float" office:value="0.393805" calcext:value-type="float">
            <text:p>0.39380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8.605" calcext:value-type="float">
            <text:p>58.605</text:p>
          </table:table-cell>
          <table:table-cell office:value-type="float" office:value="0.689804" calcext:value-type="float">
            <text:p>0.689804</text:p>
          </table:table-cell>
          <table:table-cell office:value-type="float" office:value="239.31" calcext:value-type="float">
            <text:p>239.31</text:p>
          </table:table-cell>
          <table:table-cell office:value-type="float" office:value="0.325922" calcext:value-type="float">
            <text:p>0.3259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8.7295" calcext:value-type="float">
            <text:p>58.7295</text:p>
          </table:table-cell>
          <table:table-cell office:value-type="float" office:value="0.518631" calcext:value-type="float">
            <text:p>0.518631</text:p>
          </table:table-cell>
          <table:table-cell office:value-type="float" office:value="239.481" calcext:value-type="float">
            <text:p>239.481</text:p>
          </table:table-cell>
          <table:table-cell office:value-type="float" office:value="0.257452" calcext:value-type="float">
            <text:p>0.25745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8.8618" calcext:value-type="float">
            <text:p>58.8618</text:p>
          </table:table-cell>
          <table:table-cell office:value-type="float" office:value="0.341095" calcext:value-type="float">
            <text:p>0.341095</text:p>
          </table:table-cell>
          <table:table-cell office:value-type="float" office:value="239.659" calcext:value-type="float">
            <text:p>239.659</text:p>
          </table:table-cell>
          <table:table-cell office:value-type="float" office:value="0.186438" calcext:value-type="float">
            <text:p>0.18643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8.9894" calcext:value-type="float">
            <text:p>58.9894</text:p>
          </table:table-cell>
          <table:table-cell office:value-type="float" office:value="0.176346" calcext:value-type="float">
            <text:p>0.176346</text:p>
          </table:table-cell>
          <table:table-cell office:value-type="float" office:value="239.824" calcext:value-type="float">
            <text:p>239.82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9.1219" calcext:value-type="float">
            <text:p>59.1219</text:p>
          </table:table-cell>
          <table:table-cell office:value-type="float" office:value="0.0135193" calcext:value-type="float">
            <text:p>0.0135193</text:p>
          </table:table-cell>
          <table:table-cell office:value-type="float" office:value="239.986" calcext:value-type="float">
            <text:p>239.98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9.2439" calcext:value-type="float">
            <text:p>59.2439</text:p>
          </table:table-cell>
          <table:table-cell office:value-type="float" office:value="-0.126816" calcext:value-type="float">
            <text:p>-0.126816</text:p>
          </table:table-cell>
          <table:table-cell office:value-type="float" office:value="240.127" calcext:value-type="float">
            <text:p>240.12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9.3655" calcext:value-type="float">
            <text:p>59.3655</text:p>
          </table:table-cell>
          <table:table-cell office:value-type="float" office:value="-0.256577" calcext:value-type="float">
            <text:p>-0.256577</text:p>
          </table:table-cell>
          <table:table-cell office:value-type="float" office:value="240.257" calcext:value-type="float">
            <text:p>240.25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9.4855" calcext:value-type="float">
            <text:p>59.4855</text:p>
          </table:table-cell>
          <table:table-cell office:value-type="float" office:value="-0.373398" calcext:value-type="float">
            <text:p>-0.373398</text:p>
          </table:table-cell>
          <table:table-cell office:value-type="float" office:value="240.373" calcext:value-type="float">
            <text:p>240.37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9.6072" calcext:value-type="float">
            <text:p>59.6072</text:p>
          </table:table-cell>
          <table:table-cell office:value-type="float" office:value="-0.47963" calcext:value-type="float">
            <text:p>-0.47963</text:p>
          </table:table-cell>
          <table:table-cell office:value-type="float" office:value="240.48" calcext:value-type="float">
            <text:p>240.4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9.7297" calcext:value-type="float">
            <text:p>59.7297</text:p>
          </table:table-cell>
          <table:table-cell office:value-type="float" office:value="-0.573334" calcext:value-type="float">
            <text:p>-0.573334</text:p>
          </table:table-cell>
          <table:table-cell office:value-type="float" office:value="240.573" calcext:value-type="float">
            <text:p>240.57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9.8497" calcext:value-type="float">
            <text:p>59.8497</text:p>
          </table:table-cell>
          <table:table-cell office:value-type="float" office:value="-0.651794" calcext:value-type="float">
            <text:p>-0.651794</text:p>
          </table:table-cell>
          <table:table-cell office:value-type="float" office:value="240.652" calcext:value-type="float">
            <text:p>240.65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9.9692" calcext:value-type="float">
            <text:p>59.9692</text:p>
          </table:table-cell>
          <table:table-cell office:value-type="float" office:value="-0.716782" calcext:value-type="float">
            <text:p>-0.716782</text:p>
          </table:table-cell>
          <table:table-cell office:value-type="float" office:value="240.717" calcext:value-type="float">
            <text:p>240.71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.0908" calcext:value-type="float">
            <text:p>60.0908</text:p>
          </table:table-cell>
          <table:table-cell office:value-type="float" office:value="-0.769272" calcext:value-type="float">
            <text:p>-0.769272</text:p>
          </table:table-cell>
          <table:table-cell office:value-type="float" office:value="240.769" calcext:value-type="float">
            <text:p>240.76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.2185" calcext:value-type="float">
            <text:p>60.2185</text:p>
          </table:table-cell>
          <table:table-cell office:value-type="float" office:value="-0.809784" calcext:value-type="float">
            <text:p>-0.809784</text:p>
          </table:table-cell>
          <table:table-cell office:value-type="float" office:value="240.81" calcext:value-type="float">
            <text:p>240.8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.3396" calcext:value-type="float">
            <text:p>60.3396</text:p>
          </table:table-cell>
          <table:table-cell office:value-type="float" office:value="-0.834641" calcext:value-type="float">
            <text:p>-0.834641</text:p>
          </table:table-cell>
          <table:table-cell office:value-type="float" office:value="240.835" calcext:value-type="float">
            <text:p>240.83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.4651" calcext:value-type="float">
            <text:p>60.4651</text:p>
          </table:table-cell>
          <table:table-cell office:value-type="float" office:value="-0.847107" calcext:value-type="float">
            <text:p>-0.847107</text:p>
          </table:table-cell>
          <table:table-cell office:value-type="float" office:value="240.847" calcext:value-type="float">
            <text:p>240.84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.5879" calcext:value-type="float">
            <text:p>60.5879</text:p>
          </table:table-cell>
          <table:table-cell office:value-type="float" office:value="-0.846466" calcext:value-type="float">
            <text:p>-0.846466</text:p>
          </table:table-cell>
          <table:table-cell office:value-type="float" office:value="240.846" calcext:value-type="float">
            <text:p>240.84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.7101" calcext:value-type="float">
            <text:p>60.7101</text:p>
          </table:table-cell>
          <table:table-cell office:value-type="float" office:value="-0.83403" calcext:value-type="float">
            <text:p>-0.83403</text:p>
          </table:table-cell>
          <table:table-cell office:value-type="float" office:value="240.834" calcext:value-type="float">
            <text:p>240.83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.8145" calcext:value-type="float">
            <text:p>60.8145</text:p>
          </table:table-cell>
          <table:table-cell office:value-type="float" office:value="-0.814301" calcext:value-type="float">
            <text:p>-0.814301</text:p>
          </table:table-cell>
          <table:table-cell office:value-type="float" office:value="240.814" calcext:value-type="float">
            <text:p>240.81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.9419" calcext:value-type="float">
            <text:p>60.9419</text:p>
          </table:table-cell>
          <table:table-cell office:value-type="float" office:value="-0.779724" calcext:value-type="float">
            <text:p>-0.779724</text:p>
          </table:table-cell>
          <table:table-cell office:value-type="float" office:value="240.78" calcext:value-type="float">
            <text:p>240.7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.0717" calcext:value-type="float">
            <text:p>61.0717</text:p>
          </table:table-cell>
          <table:table-cell office:value-type="float" office:value="-0.733261" calcext:value-type="float">
            <text:p>-0.733261</text:p>
          </table:table-cell>
          <table:table-cell office:value-type="float" office:value="240.733" calcext:value-type="float">
            <text:p>240.73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.2067" calcext:value-type="float">
            <text:p>61.2067</text:p>
          </table:table-cell>
          <table:table-cell office:value-type="float" office:value="-0.673492" calcext:value-type="float">
            <text:p>-0.673492</text:p>
          </table:table-cell>
          <table:table-cell office:value-type="float" office:value="240.673" calcext:value-type="float">
            <text:p>240.67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.3339" calcext:value-type="float">
            <text:p>61.3339</text:p>
          </table:table-cell>
          <table:table-cell office:value-type="float" office:value="-0.60759" calcext:value-type="float">
            <text:p>-0.60759</text:p>
          </table:table-cell>
          <table:table-cell office:value-type="float" office:value="240.608" calcext:value-type="float">
            <text:p>240.60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.4574" calcext:value-type="float">
            <text:p>61.4574</text:p>
          </table:table-cell>
          <table:table-cell office:value-type="float" office:value="-0.535049" calcext:value-type="float">
            <text:p>-0.535049</text:p>
          </table:table-cell>
          <table:table-cell office:value-type="float" office:value="240.535" calcext:value-type="float">
            <text:p>240.53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.5796" calcext:value-type="float">
            <text:p>61.5796</text:p>
          </table:table-cell>
          <table:table-cell office:value-type="float" office:value="-0.455704" calcext:value-type="float">
            <text:p>-0.455704</text:p>
          </table:table-cell>
          <table:table-cell office:value-type="float" office:value="240.456" calcext:value-type="float">
            <text:p>240.45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.7059" calcext:value-type="float">
            <text:p>61.7059</text:p>
          </table:table-cell>
          <table:table-cell office:value-type="float" office:value="-0.36647" calcext:value-type="float">
            <text:p>-0.36647</text:p>
          </table:table-cell>
          <table:table-cell office:value-type="float" office:value="240.366" calcext:value-type="float">
            <text:p>240.36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.8334" calcext:value-type="float">
            <text:p>61.8334</text:p>
          </table:table-cell>
          <table:table-cell office:value-type="float" office:value="-0.26944" calcext:value-type="float">
            <text:p>-0.26944</text:p>
          </table:table-cell>
          <table:table-cell office:value-type="float" office:value="240.269" calcext:value-type="float">
            <text:p>240.26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.9581" calcext:value-type="float">
            <text:p>61.9581</text:p>
          </table:table-cell>
          <table:table-cell office:value-type="float" office:value="-0.168396" calcext:value-type="float">
            <text:p>-0.168396</text:p>
          </table:table-cell>
          <table:table-cell office:value-type="float" office:value="240.168" calcext:value-type="float">
            <text:p>240.16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2.0795" calcext:value-type="float">
            <text:p>62.0795</text:p>
          </table:table-cell>
          <table:table-cell office:value-type="float" office:value="-0.0647278" calcext:value-type="float">
            <text:p>-0.0647278</text:p>
          </table:table-cell>
          <table:table-cell office:value-type="float" office:value="240.065" calcext:value-type="float">
            <text:p>240.06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2.2032" calcext:value-type="float">
            <text:p>62.2032</text:p>
          </table:table-cell>
          <table:table-cell office:value-type="float" office:value="0.0460663" calcext:value-type="float">
            <text:p>0.0460663</text:p>
          </table:table-cell>
          <table:table-cell office:value-type="float" office:value="239.954" calcext:value-type="float">
            <text:p>239.95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2.3297" calcext:value-type="float">
            <text:p>62.3297</text:p>
          </table:table-cell>
          <table:table-cell office:value-type="float" office:value="0.164093" calcext:value-type="float">
            <text:p>0.164093</text:p>
          </table:table-cell>
          <table:table-cell office:value-type="float" office:value="239.836" calcext:value-type="float">
            <text:p>239.83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2.4501" calcext:value-type="float">
            <text:p>62.4501</text:p>
          </table:table-cell>
          <table:table-cell office:value-type="float" office:value="0.280304" calcext:value-type="float">
            <text:p>0.280304</text:p>
          </table:table-cell>
          <table:table-cell office:value-type="float" office:value="239.72" calcext:value-type="float">
            <text:p>239.72</text:p>
          </table:table-cell>
          <table:table-cell office:value-type="float" office:value="0.162122" calcext:value-type="float">
            <text:p>0.1621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2.5746" calcext:value-type="float">
            <text:p>62.5746</text:p>
          </table:table-cell>
          <table:table-cell office:value-type="float" office:value="0.404449" calcext:value-type="float">
            <text:p>0.404449</text:p>
          </table:table-cell>
          <table:table-cell office:value-type="float" office:value="239.596" calcext:value-type="float">
            <text:p>239.596</text:p>
          </table:table-cell>
          <table:table-cell office:value-type="float" office:value="0.21178" calcext:value-type="float">
            <text:p>0.2117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2.6769" calcext:value-type="float">
            <text:p>62.6769</text:p>
          </table:table-cell>
          <table:table-cell office:value-type="float" office:value="0.509033" calcext:value-type="float">
            <text:p>0.509033</text:p>
          </table:table-cell>
          <table:table-cell office:value-type="float" office:value="239.491" calcext:value-type="float">
            <text:p>239.491</text:p>
          </table:table-cell>
          <table:table-cell office:value-type="float" office:value="0.253613" calcext:value-type="float">
            <text:p>0.25361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2.8035" calcext:value-type="float">
            <text:p>62.8035</text:p>
          </table:table-cell>
          <table:table-cell office:value-type="float" office:value="0.641327" calcext:value-type="float">
            <text:p>0.641327</text:p>
          </table:table-cell>
          <table:table-cell office:value-type="float" office:value="239.359" calcext:value-type="float">
            <text:p>239.359</text:p>
          </table:table-cell>
          <table:table-cell office:value-type="float" office:value="0.306531" calcext:value-type="float">
            <text:p>0.30653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2.9252" calcext:value-type="float">
            <text:p>62.9252</text:p>
          </table:table-cell>
          <table:table-cell office:value-type="float" office:value="0.771164" calcext:value-type="float">
            <text:p>0.771164</text:p>
          </table:table-cell>
          <table:table-cell office:value-type="float" office:value="239.229" calcext:value-type="float">
            <text:p>239.229</text:p>
          </table:table-cell>
          <table:table-cell office:value-type="float" office:value="0.358466" calcext:value-type="float">
            <text:p>0.35846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3.0492" calcext:value-type="float">
            <text:p>63.0492</text:p>
          </table:table-cell>
          <table:table-cell office:value-type="float" office:value="0.906021" calcext:value-type="float">
            <text:p>0.906021</text:p>
          </table:table-cell>
          <table:table-cell office:value-type="float" office:value="239.094" calcext:value-type="float">
            <text:p>239.094</text:p>
          </table:table-cell>
          <table:table-cell office:value-type="float" office:value="0.412408" calcext:value-type="float">
            <text:p>0.41240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3.1703" calcext:value-type="float">
            <text:p>63.1703</text:p>
          </table:table-cell>
          <table:table-cell office:value-type="float" office:value="1.03949" calcext:value-type="float">
            <text:p>1.03949</text:p>
          </table:table-cell>
          <table:table-cell office:value-type="float" office:value="238.961" calcext:value-type="float">
            <text:p>238.961</text:p>
          </table:table-cell>
          <table:table-cell office:value-type="float" office:value="0.465796" calcext:value-type="float">
            <text:p>0.46579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3.2913" calcext:value-type="float">
            <text:p>63.2913</text:p>
          </table:table-cell>
          <table:table-cell office:value-type="float" office:value="1.17453" calcext:value-type="float">
            <text:p>1.17453</text:p>
          </table:table-cell>
          <table:table-cell office:value-type="float" office:value="238.825" calcext:value-type="float">
            <text:p>238.825</text:p>
          </table:table-cell>
          <table:table-cell office:value-type="float" office:value="0.519812" calcext:value-type="float">
            <text:p>0.51981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3.4209" calcext:value-type="float">
            <text:p>63.4209</text:p>
          </table:table-cell>
          <table:table-cell office:value-type="float" office:value="1.32065" calcext:value-type="float">
            <text:p>1.32065</text:p>
          </table:table-cell>
          <table:table-cell office:value-type="float" office:value="238.679" calcext:value-type="float">
            <text:p>238.679</text:p>
          </table:table-cell>
          <table:table-cell office:value-type="float" office:value="0.578259" calcext:value-type="float">
            <text:p>0.57825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3.5499" calcext:value-type="float">
            <text:p>63.5499</text:p>
          </table:table-cell>
          <table:table-cell office:value-type="float" office:value="1.46698" calcext:value-type="float">
            <text:p>1.46698</text:p>
          </table:table-cell>
          <table:table-cell office:value-type="float" office:value="238.533" calcext:value-type="float">
            <text:p>238.533</text:p>
          </table:table-cell>
          <table:table-cell office:value-type="float" office:value="0.636792" calcext:value-type="float">
            <text:p>0.63679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3.6812" calcext:value-type="float">
            <text:p>63.6812</text:p>
          </table:table-cell>
          <table:table-cell office:value-type="float" office:value="1.61644" calcext:value-type="float">
            <text:p>1.61644</text:p>
          </table:table-cell>
          <table:table-cell office:value-type="float" office:value="238.384" calcext:value-type="float">
            <text:p>238.384</text:p>
          </table:table-cell>
          <table:table-cell office:value-type="float" office:value="0.696576" calcext:value-type="float">
            <text:p>0.696576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3.8032" calcext:value-type="float">
            <text:p>63.8032</text:p>
          </table:table-cell>
          <table:table-cell office:value-type="float" office:value="1.75513" calcext:value-type="float">
            <text:p>1.75513</text:p>
          </table:table-cell>
          <table:table-cell office:value-type="float" office:value="238.245" calcext:value-type="float">
            <text:p>238.245</text:p>
          </table:table-cell>
          <table:table-cell office:value-type="float" office:value="0.752051" calcext:value-type="float">
            <text:p>0.75205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3.9242" calcext:value-type="float">
            <text:p>63.9242</text:p>
          </table:table-cell>
          <table:table-cell office:value-type="float" office:value="1.89156" calcext:value-type="float">
            <text:p>1.89156</text:p>
          </table:table-cell>
          <table:table-cell office:value-type="float" office:value="238.108" calcext:value-type="float">
            <text:p>238.108</text:p>
          </table:table-cell>
          <table:table-cell office:value-type="float" office:value="0.806622" calcext:value-type="float">
            <text:p>0.80662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4.0441" calcext:value-type="float">
            <text:p>64.0441</text:p>
          </table:table-cell>
          <table:table-cell office:value-type="float" office:value="2.02545" calcext:value-type="float">
            <text:p>2.02545</text:p>
          </table:table-cell>
          <table:table-cell office:value-type="float" office:value="237.975" calcext:value-type="float">
            <text:p>237.975</text:p>
          </table:table-cell>
          <table:table-cell office:value-type="float" office:value="0.860181" calcext:value-type="float">
            <text:p>0.86018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4.1649" calcext:value-type="float">
            <text:p>64.1649</text:p>
          </table:table-cell>
          <table:table-cell office:value-type="float" office:value="2.15843" calcext:value-type="float">
            <text:p>2.15843</text:p>
          </table:table-cell>
          <table:table-cell office:value-type="float" office:value="237.842" calcext:value-type="float">
            <text:p>237.84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4.2928" calcext:value-type="float">
            <text:p>64.2928</text:p>
          </table:table-cell>
          <table:table-cell office:value-type="float" office:value="2.29637" calcext:value-type="float">
            <text:p>2.29637</text:p>
          </table:table-cell>
          <table:table-cell office:value-type="float" office:value="237.704" calcext:value-type="float">
            <text:p>237.70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4.4125" calcext:value-type="float">
            <text:p>64.4125</text:p>
          </table:table-cell>
          <table:table-cell office:value-type="float" office:value="2.42189" calcext:value-type="float">
            <text:p>2.42189</text:p>
          </table:table-cell>
          <table:table-cell office:value-type="float" office:value="237.578" calcext:value-type="float">
            <text:p>237.57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4.5366" calcext:value-type="float">
            <text:p>64.5366</text:p>
          </table:table-cell>
          <table:table-cell office:value-type="float" office:value="2.54843" calcext:value-type="float">
            <text:p>2.54843</text:p>
          </table:table-cell>
          <table:table-cell office:value-type="float" office:value="237.452" calcext:value-type="float">
            <text:p>237.45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4.6597" calcext:value-type="float">
            <text:p>64.6597</text:p>
          </table:table-cell>
          <table:table-cell office:value-type="float" office:value="2.66893" calcext:value-type="float">
            <text:p>2.66893</text:p>
          </table:table-cell>
          <table:table-cell office:value-type="float" office:value="237.331" calcext:value-type="float">
            <text:p>237.33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4.7819" calcext:value-type="float">
            <text:p>64.7819</text:p>
          </table:table-cell>
          <table:table-cell office:value-type="float" office:value="2.7834" calcext:value-type="float">
            <text:p>2.7834</text:p>
          </table:table-cell>
          <table:table-cell office:value-type="float" office:value="237.217" calcext:value-type="float">
            <text:p>237.217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4.9073" calcext:value-type="float">
            <text:p>64.9073</text:p>
          </table:table-cell>
          <table:table-cell office:value-type="float" office:value="2.89517" calcext:value-type="float">
            <text:p>2.89517</text:p>
          </table:table-cell>
          <table:table-cell office:value-type="float" office:value="237.105" calcext:value-type="float">
            <text:p>237.10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5.0314" calcext:value-type="float">
            <text:p>65.0314</text:p>
          </table:table-cell>
          <table:table-cell office:value-type="float" office:value="2.99881" calcext:value-type="float">
            <text:p>2.99881</text:p>
          </table:table-cell>
          <table:table-cell office:value-type="float" office:value="237.001" calcext:value-type="float">
            <text:p>237.00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5.1543" calcext:value-type="float">
            <text:p>65.1543</text:p>
          </table:table-cell>
          <table:table-cell office:value-type="float" office:value="3.09444" calcext:value-type="float">
            <text:p>3.09444</text:p>
          </table:table-cell>
          <table:table-cell office:value-type="float" office:value="236.906" calcext:value-type="float">
            <text:p>236.90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5.2769" calcext:value-type="float">
            <text:p>65.2769</text:p>
          </table:table-cell>
          <table:table-cell office:value-type="float" office:value="3.18234" calcext:value-type="float">
            <text:p>3.18234</text:p>
          </table:table-cell>
          <table:table-cell office:value-type="float" office:value="236.818" calcext:value-type="float">
            <text:p>236.81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5.3993" calcext:value-type="float">
            <text:p>65.3993</text:p>
          </table:table-cell>
          <table:table-cell office:value-type="float" office:value="3.26248" calcext:value-type="float">
            <text:p>3.26248</text:p>
          </table:table-cell>
          <table:table-cell office:value-type="float" office:value="236.738" calcext:value-type="float">
            <text:p>236.73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5.5219" calcext:value-type="float">
            <text:p>65.5219</text:p>
          </table:table-cell>
          <table:table-cell office:value-type="float" office:value="3.33452" calcext:value-type="float">
            <text:p>3.33452</text:p>
          </table:table-cell>
          <table:table-cell office:value-type="float" office:value="236.665" calcext:value-type="float">
            <text:p>236.66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5.6454" calcext:value-type="float">
            <text:p>65.6454</text:p>
          </table:table-cell>
          <table:table-cell office:value-type="float" office:value="3.39856" calcext:value-type="float">
            <text:p>3.39856</text:p>
          </table:table-cell>
          <table:table-cell office:value-type="float" office:value="236.601" calcext:value-type="float">
            <text:p>236.60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5.7692" calcext:value-type="float">
            <text:p>65.7692</text:p>
          </table:table-cell>
          <table:table-cell office:value-type="float" office:value="3.4537" calcext:value-type="float">
            <text:p>3.4537</text:p>
          </table:table-cell>
          <table:table-cell office:value-type="float" office:value="236.546" calcext:value-type="float">
            <text:p>236.54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5.8954" calcext:value-type="float">
            <text:p>65.8954</text:p>
          </table:table-cell>
          <table:table-cell office:value-type="float" office:value="3.50056" calcext:value-type="float">
            <text:p>3.50056</text:p>
          </table:table-cell>
          <table:table-cell office:value-type="float" office:value="236.499" calcext:value-type="float">
            <text:p>236.49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.0165" calcext:value-type="float">
            <text:p>66.0165</text:p>
          </table:table-cell>
          <table:table-cell office:value-type="float" office:value="3.53644" calcext:value-type="float">
            <text:p>3.53644</text:p>
          </table:table-cell>
          <table:table-cell office:value-type="float" office:value="236.464" calcext:value-type="float">
            <text:p>236.46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.1412" calcext:value-type="float">
            <text:p>66.1412</text:p>
          </table:table-cell>
          <table:table-cell office:value-type="float" office:value="3.56377" calcext:value-type="float">
            <text:p>3.56377</text:p>
          </table:table-cell>
          <table:table-cell office:value-type="float" office:value="236.436" calcext:value-type="float">
            <text:p>236.43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.2697" calcext:value-type="float">
            <text:p>66.2697</text:p>
          </table:table-cell>
          <table:table-cell office:value-type="float" office:value="3.5817" calcext:value-type="float">
            <text:p>3.5817</text:p>
          </table:table-cell>
          <table:table-cell office:value-type="float" office:value="236.418" calcext:value-type="float">
            <text:p>236.41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.3903" calcext:value-type="float">
            <text:p>66.3903</text:p>
          </table:table-cell>
          <table:table-cell office:value-type="float" office:value="3.58914" calcext:value-type="float">
            <text:p>3.58914</text:p>
          </table:table-cell>
          <table:table-cell office:value-type="float" office:value="236.411" calcext:value-type="float">
            <text:p>236.4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.514" calcext:value-type="float">
            <text:p>66.514</text:p>
          </table:table-cell>
          <table:table-cell office:value-type="float" office:value="3.58742" calcext:value-type="float">
            <text:p>3.58742</text:p>
          </table:table-cell>
          <table:table-cell office:value-type="float" office:value="236.413" calcext:value-type="float">
            <text:p>236.41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.635" calcext:value-type="float">
            <text:p>66.635</text:p>
          </table:table-cell>
          <table:table-cell office:value-type="float" office:value="3.57629" calcext:value-type="float">
            <text:p>3.57629</text:p>
          </table:table-cell>
          <table:table-cell office:value-type="float" office:value="236.424" calcext:value-type="float">
            <text:p>236.42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.7552" calcext:value-type="float">
            <text:p>66.7552</text:p>
          </table:table-cell>
          <table:table-cell office:value-type="float" office:value="3.55629" calcext:value-type="float">
            <text:p>3.55629</text:p>
          </table:table-cell>
          <table:table-cell office:value-type="float" office:value="236.444" calcext:value-type="float">
            <text:p>236.44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.8776" calcext:value-type="float">
            <text:p>66.8776</text:p>
          </table:table-cell>
          <table:table-cell office:value-type="float" office:value="3.52673" calcext:value-type="float">
            <text:p>3.52673</text:p>
          </table:table-cell>
          <table:table-cell office:value-type="float" office:value="236.473" calcext:value-type="float">
            <text:p>236.47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.9974" calcext:value-type="float">
            <text:p>66.9974</text:p>
          </table:table-cell>
          <table:table-cell office:value-type="float" office:value="3.48878" calcext:value-type="float">
            <text:p>3.48878</text:p>
          </table:table-cell>
          <table:table-cell office:value-type="float" office:value="236.511" calcext:value-type="float">
            <text:p>236.51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7.12" calcext:value-type="float">
            <text:p>67.12</text:p>
          </table:table-cell>
          <table:table-cell office:value-type="float" office:value="3.44109" calcext:value-type="float">
            <text:p>3.44109</text:p>
          </table:table-cell>
          <table:table-cell office:value-type="float" office:value="236.559" calcext:value-type="float">
            <text:p>236.55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7.2422" calcext:value-type="float">
            <text:p>67.2422</text:p>
          </table:table-cell>
          <table:table-cell office:value-type="float" office:value="3.38477" calcext:value-type="float">
            <text:p>3.38477</text:p>
          </table:table-cell>
          <table:table-cell office:value-type="float" office:value="236.615" calcext:value-type="float">
            <text:p>236.61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7.3657" calcext:value-type="float">
            <text:p>67.3657</text:p>
          </table:table-cell>
          <table:table-cell office:value-type="float" office:value="3.31898" calcext:value-type="float">
            <text:p>3.31898</text:p>
          </table:table-cell>
          <table:table-cell office:value-type="float" office:value="236.681" calcext:value-type="float">
            <text:p>236.681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7.4865" calcext:value-type="float">
            <text:p>67.4865</text:p>
          </table:table-cell>
          <table:table-cell office:value-type="float" office:value="3.24634" calcext:value-type="float">
            <text:p>3.24634</text:p>
          </table:table-cell>
          <table:table-cell office:value-type="float" office:value="236.754" calcext:value-type="float">
            <text:p>236.754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7.6097" calcext:value-type="float">
            <text:p>67.6097</text:p>
          </table:table-cell>
          <table:table-cell office:value-type="float" office:value="3.16364" calcext:value-type="float">
            <text:p>3.16364</text:p>
          </table:table-cell>
          <table:table-cell office:value-type="float" office:value="236.836" calcext:value-type="float">
            <text:p>236.83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7.7314" calcext:value-type="float">
            <text:p>67.7314</text:p>
          </table:table-cell>
          <table:table-cell office:value-type="float" office:value="3.07402" calcext:value-type="float">
            <text:p>3.07402</text:p>
          </table:table-cell>
          <table:table-cell office:value-type="float" office:value="236.926" calcext:value-type="float">
            <text:p>236.9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7.8516" calcext:value-type="float">
            <text:p>67.8516</text:p>
          </table:table-cell>
          <table:table-cell office:value-type="float" office:value="2.97789" calcext:value-type="float">
            <text:p>2.97789</text:p>
          </table:table-cell>
          <table:table-cell office:value-type="float" office:value="237.022" calcext:value-type="float">
            <text:p>237.022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7.9725" calcext:value-type="float">
            <text:p>67.9725</text:p>
          </table:table-cell>
          <table:table-cell office:value-type="float" office:value="2.87358" calcext:value-type="float">
            <text:p>2.87358</text:p>
          </table:table-cell>
          <table:table-cell office:value-type="float" office:value="237.126" calcext:value-type="float">
            <text:p>237.12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8.0933" calcext:value-type="float">
            <text:p>68.0933</text:p>
          </table:table-cell>
          <table:table-cell office:value-type="float" office:value="2.7625" calcext:value-type="float">
            <text:p>2.7625</text:p>
          </table:table-cell>
          <table:table-cell office:value-type="float" office:value="237.238" calcext:value-type="float">
            <text:p>237.238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8.2147" calcext:value-type="float">
            <text:p>68.2147</text:p>
          </table:table-cell>
          <table:table-cell office:value-type="float" office:value="2.64357" calcext:value-type="float">
            <text:p>2.64357</text:p>
          </table:table-cell>
          <table:table-cell office:value-type="float" office:value="237.356" calcext:value-type="float">
            <text:p>237.356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8.3438" calcext:value-type="float">
            <text:p>68.3438</text:p>
          </table:table-cell>
          <table:table-cell office:value-type="float" office:value="2.50987" calcext:value-type="float">
            <text:p>2.50987</text:p>
          </table:table-cell>
          <table:table-cell office:value-type="float" office:value="237.49" calcext:value-type="float">
            <text:p>237.49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8.4652" calcext:value-type="float">
            <text:p>68.4652</text:p>
          </table:table-cell>
          <table:table-cell office:value-type="float" office:value="2.37727" calcext:value-type="float">
            <text:p>2.37727</text:p>
          </table:table-cell>
          <table:table-cell office:value-type="float" office:value="237.623" calcext:value-type="float">
            <text:p>237.623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8.5894" calcext:value-type="float">
            <text:p>68.5894</text:p>
          </table:table-cell>
          <table:table-cell office:value-type="float" office:value="2.23549" calcext:value-type="float">
            <text:p>2.23549</text:p>
          </table:table-cell>
          <table:table-cell office:value-type="float" office:value="237.765" calcext:value-type="float">
            <text:p>237.765</text:p>
          </table:table-cell>
          <table:table-cell office:value-type="float" office:value="0.9" calcext:value-type="float">
            <text:p>0.9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8.7087" calcext:value-type="float">
            <text:p>68.7087</text:p>
          </table:table-cell>
          <table:table-cell office:value-type="float" office:value="2.09309" calcext:value-type="float">
            <text:p>2.09309</text:p>
          </table:table-cell>
          <table:table-cell office:value-type="float" office:value="237.907" calcext:value-type="float">
            <text:p>237.907</text:p>
          </table:table-cell>
          <table:table-cell office:value-type="float" office:value="0.887238" calcext:value-type="float">
            <text:p>0.88723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8.8295" calcext:value-type="float">
            <text:p>68.8295</text:p>
          </table:table-cell>
          <table:table-cell office:value-type="float" office:value="1.94371" calcext:value-type="float">
            <text:p>1.94371</text:p>
          </table:table-cell>
          <table:table-cell office:value-type="float" office:value="238.056" calcext:value-type="float">
            <text:p>238.056</text:p>
          </table:table-cell>
          <table:table-cell office:value-type="float" office:value="0.827484" calcext:value-type="float">
            <text:p>0.82748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8.9518" calcext:value-type="float">
            <text:p>68.9518</text:p>
          </table:table-cell>
          <table:table-cell office:value-type="float" office:value="1.78671" calcext:value-type="float">
            <text:p>1.78671</text:p>
          </table:table-cell>
          <table:table-cell office:value-type="float" office:value="238.213" calcext:value-type="float">
            <text:p>238.213</text:p>
          </table:table-cell>
          <table:table-cell office:value-type="float" office:value="0.764685" calcext:value-type="float">
            <text:p>0.76468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9.075" calcext:value-type="float">
            <text:p>69.075</text:p>
          </table:table-cell>
          <table:table-cell office:value-type="float" office:value="1.62383" calcext:value-type="float">
            <text:p>1.62383</text:p>
          </table:table-cell>
          <table:table-cell office:value-type="float" office:value="238.376" calcext:value-type="float">
            <text:p>238.376</text:p>
          </table:table-cell>
          <table:table-cell office:value-type="float" office:value="0.69953" calcext:value-type="float">
            <text:p>0.69953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9.1951" calcext:value-type="float">
            <text:p>69.1951</text:p>
          </table:table-cell>
          <table:table-cell office:value-type="float" office:value="1.4606" calcext:value-type="float">
            <text:p>1.4606</text:p>
          </table:table-cell>
          <table:table-cell office:value-type="float" office:value="238.539" calcext:value-type="float">
            <text:p>238.539</text:p>
          </table:table-cell>
          <table:table-cell office:value-type="float" office:value="0.634241" calcext:value-type="float">
            <text:p>0.63424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9.3182" calcext:value-type="float">
            <text:p>69.3182</text:p>
          </table:table-cell>
          <table:table-cell office:value-type="float" office:value="1.29013" calcext:value-type="float">
            <text:p>1.29013</text:p>
          </table:table-cell>
          <table:table-cell office:value-type="float" office:value="238.71" calcext:value-type="float">
            <text:p>238.71</text:p>
          </table:table-cell>
          <table:table-cell office:value-type="float" office:value="0.566052" calcext:value-type="float">
            <text:p>0.56605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9.4387" calcext:value-type="float">
            <text:p>69.4387</text:p>
          </table:table-cell>
          <table:table-cell office:value-type="float" office:value="1.12117" calcext:value-type="float">
            <text:p>1.12117</text:p>
          </table:table-cell>
          <table:table-cell office:value-type="float" office:value="238.879" calcext:value-type="float">
            <text:p>238.879</text:p>
          </table:table-cell>
          <table:table-cell office:value-type="float" office:value="0.498468" calcext:value-type="float">
            <text:p>0.49846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9.5629" calcext:value-type="float">
            <text:p>69.5629</text:p>
          </table:table-cell>
          <table:table-cell office:value-type="float" office:value="0.945801" calcext:value-type="float">
            <text:p>0.945801</text:p>
          </table:table-cell>
          <table:table-cell office:value-type="float" office:value="239.054" calcext:value-type="float">
            <text:p>239.054</text:p>
          </table:table-cell>
          <table:table-cell office:value-type="float" office:value="0.42832" calcext:value-type="float">
            <text:p>0.42832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9.6945" calcext:value-type="float">
            <text:p>69.6945</text:p>
          </table:table-cell>
          <table:table-cell office:value-type="float" office:value="0.760239" calcext:value-type="float">
            <text:p>0.760239</text:p>
          </table:table-cell>
          <table:table-cell office:value-type="float" office:value="239.24" calcext:value-type="float">
            <text:p>239.24</text:p>
          </table:table-cell>
          <table:table-cell office:value-type="float" office:value="0.354095" calcext:value-type="float">
            <text:p>0.35409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9.8252" calcext:value-type="float">
            <text:p>69.8252</text:p>
          </table:table-cell>
          <table:table-cell office:value-type="float" office:value="0.578003" calcext:value-type="float">
            <text:p>0.578003</text:p>
          </table:table-cell>
          <table:table-cell office:value-type="float" office:value="239.422" calcext:value-type="float">
            <text:p>239.422</text:p>
          </table:table-cell>
          <table:table-cell office:value-type="float" office:value="0.281201" calcext:value-type="float">
            <text:p>0.281201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9.9309" calcext:value-type="float">
            <text:p>69.9309</text:p>
          </table:table-cell>
          <table:table-cell office:value-type="float" office:value="0.433334" calcext:value-type="float">
            <text:p>0.433334</text:p>
          </table:table-cell>
          <table:table-cell office:value-type="float" office:value="239.567" calcext:value-type="float">
            <text:p>239.567</text:p>
          </table:table-cell>
          <table:table-cell office:value-type="float" office:value="0.223334" calcext:value-type="float">
            <text:p>0.223334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0.0612" calcext:value-type="float">
            <text:p>70.0612</text:p>
          </table:table-cell>
          <table:table-cell office:value-type="float" office:value="0.260513" calcext:value-type="float">
            <text:p>0.260513</text:p>
          </table:table-cell>
          <table:table-cell office:value-type="float" office:value="239.739" calcext:value-type="float">
            <text:p>239.739</text:p>
          </table:table-cell>
          <table:table-cell office:value-type="float" office:value="0.154205" calcext:value-type="float">
            <text:p>0.15420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0.162" calcext:value-type="float">
            <text:p>70.162</text:p>
          </table:table-cell>
          <table:table-cell office:value-type="float" office:value="0.131485" calcext:value-type="float">
            <text:p>0.131485</text:p>
          </table:table-cell>
          <table:table-cell office:value-type="float" office:value="239.869" calcext:value-type="float">
            <text:p>239.86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0.2858" calcext:value-type="float">
            <text:p>70.2858</text:p>
          </table:table-cell>
          <table:table-cell office:value-type="float" office:value="-0.0192566" calcext:value-type="float">
            <text:p>-0.0192566</text:p>
          </table:table-cell>
          <table:table-cell office:value-type="float" office:value="240.019" calcext:value-type="float">
            <text:p>240.01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0.4154" calcext:value-type="float">
            <text:p>70.4154</text:p>
          </table:table-cell>
          <table:table-cell office:value-type="float" office:value="-0.167084" calcext:value-type="float">
            <text:p>-0.167084</text:p>
          </table:table-cell>
          <table:table-cell office:value-type="float" office:value="240.167" calcext:value-type="float">
            <text:p>240.16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0.5367" calcext:value-type="float">
            <text:p>70.5367</text:p>
          </table:table-cell>
          <table:table-cell office:value-type="float" office:value="-0.294388" calcext:value-type="float">
            <text:p>-0.294388</text:p>
          </table:table-cell>
          <table:table-cell office:value-type="float" office:value="240.294" calcext:value-type="float">
            <text:p>240.29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0.6622" calcext:value-type="float">
            <text:p>70.6622</text:p>
          </table:table-cell>
          <table:table-cell office:value-type="float" office:value="-0.413895" calcext:value-type="float">
            <text:p>-0.413895</text:p>
          </table:table-cell>
          <table:table-cell office:value-type="float" office:value="240.414" calcext:value-type="float">
            <text:p>240.41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0.7902" calcext:value-type="float">
            <text:p>70.7902</text:p>
          </table:table-cell>
          <table:table-cell office:value-type="float" office:value="-0.521912" calcext:value-type="float">
            <text:p>-0.521912</text:p>
          </table:table-cell>
          <table:table-cell office:value-type="float" office:value="240.522" calcext:value-type="float">
            <text:p>240.522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0.9189" calcext:value-type="float">
            <text:p>70.9189</text:p>
          </table:table-cell>
          <table:table-cell office:value-type="float" office:value="-0.615829" calcext:value-type="float">
            <text:p>-0.615829</text:p>
          </table:table-cell>
          <table:table-cell office:value-type="float" office:value="240.616" calcext:value-type="float">
            <text:p>240.61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1.0499" calcext:value-type="float">
            <text:p>71.0499</text:p>
          </table:table-cell>
          <table:table-cell office:value-type="float" office:value="-0.695557" calcext:value-type="float">
            <text:p>-0.695557</text:p>
          </table:table-cell>
          <table:table-cell office:value-type="float" office:value="240.696" calcext:value-type="float">
            <text:p>240.69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1.1823" calcext:value-type="float">
            <text:p>71.1823</text:p>
          </table:table-cell>
          <table:table-cell office:value-type="float" office:value="-0.759857" calcext:value-type="float">
            <text:p>-0.759857</text:p>
          </table:table-cell>
          <table:table-cell office:value-type="float" office:value="240.76" calcext:value-type="float">
            <text:p>240.7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1.3014" calcext:value-type="float">
            <text:p>71.3014</text:p>
          </table:table-cell>
          <table:table-cell office:value-type="float" office:value="-0.803909" calcext:value-type="float">
            <text:p>-0.803909</text:p>
          </table:table-cell>
          <table:table-cell office:value-type="float" office:value="240.804" calcext:value-type="float">
            <text:p>240.80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1.4211" calcext:value-type="float">
            <text:p>71.4211</text:p>
          </table:table-cell>
          <table:table-cell office:value-type="float" office:value="-0.835159" calcext:value-type="float">
            <text:p>-0.835159</text:p>
          </table:table-cell>
          <table:table-cell office:value-type="float" office:value="240.835" calcext:value-type="float">
            <text:p>240.83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1.5435" calcext:value-type="float">
            <text:p>71.5435</text:p>
          </table:table-cell>
          <table:table-cell office:value-type="float" office:value="-0.853943" calcext:value-type="float">
            <text:p>-0.853943</text:p>
          </table:table-cell>
          <table:table-cell office:value-type="float" office:value="240.854" calcext:value-type="float">
            <text:p>240.85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1.6652" calcext:value-type="float">
            <text:p>71.6652</text:p>
          </table:table-cell>
          <table:table-cell office:value-type="float" office:value="-0.860016" calcext:value-type="float">
            <text:p>-0.860016</text:p>
          </table:table-cell>
          <table:table-cell office:value-type="float" office:value="240.86" calcext:value-type="float">
            <text:p>240.8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1.7766" calcext:value-type="float">
            <text:p>71.7766</text:p>
          </table:table-cell>
          <table:table-cell office:value-type="float" office:value="-0.854874" calcext:value-type="float">
            <text:p>-0.854874</text:p>
          </table:table-cell>
          <table:table-cell office:value-type="float" office:value="240.855" calcext:value-type="float">
            <text:p>240.85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1.8876" calcext:value-type="float">
            <text:p>71.8876</text:p>
          </table:table-cell>
          <table:table-cell office:value-type="float" office:value="-0.840042" calcext:value-type="float">
            <text:p>-0.840042</text:p>
          </table:table-cell>
          <table:table-cell office:value-type="float" office:value="240.84" calcext:value-type="float">
            <text:p>240.8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.0187" calcext:value-type="float">
            <text:p>72.0187</text:p>
          </table:table-cell>
          <table:table-cell office:value-type="float" office:value="-0.810669" calcext:value-type="float">
            <text:p>-0.810669</text:p>
          </table:table-cell>
          <table:table-cell office:value-type="float" office:value="240.811" calcext:value-type="float">
            <text:p>240.81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.1215" calcext:value-type="float">
            <text:p>72.1215</text:p>
          </table:table-cell>
          <table:table-cell office:value-type="float" office:value="-0.779175" calcext:value-type="float">
            <text:p>-0.779175</text:p>
          </table:table-cell>
          <table:table-cell office:value-type="float" office:value="240.779" calcext:value-type="float">
            <text:p>240.77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.2234" calcext:value-type="float">
            <text:p>72.2234</text:p>
          </table:table-cell>
          <table:table-cell office:value-type="float" office:value="-0.741104" calcext:value-type="float">
            <text:p>-0.741104</text:p>
          </table:table-cell>
          <table:table-cell office:value-type="float" office:value="240.741" calcext:value-type="float">
            <text:p>240.74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.3519" calcext:value-type="float">
            <text:p>72.3519</text:p>
          </table:table-cell>
          <table:table-cell office:value-type="float" office:value="-0.683609" calcext:value-type="float">
            <text:p>-0.683609</text:p>
          </table:table-cell>
          <table:table-cell office:value-type="float" office:value="240.684" calcext:value-type="float">
            <text:p>240.684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.4858" calcext:value-type="float">
            <text:p>72.4858</text:p>
          </table:table-cell>
          <table:table-cell office:value-type="float" office:value="-0.61348" calcext:value-type="float">
            <text:p>-0.61348</text:p>
          </table:table-cell>
          <table:table-cell office:value-type="float" office:value="240.613" calcext:value-type="float">
            <text:p>240.61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.588" calcext:value-type="float">
            <text:p>72.588</text:p>
          </table:table-cell>
          <table:table-cell office:value-type="float" office:value="-0.553467" calcext:value-type="float">
            <text:p>-0.553467</text:p>
          </table:table-cell>
          <table:table-cell office:value-type="float" office:value="240.553" calcext:value-type="float">
            <text:p>240.55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.6918" calcext:value-type="float">
            <text:p>72.6918</text:p>
          </table:table-cell>
          <table:table-cell office:value-type="float" office:value="-0.486938" calcext:value-type="float">
            <text:p>-0.486938</text:p>
          </table:table-cell>
          <table:table-cell office:value-type="float" office:value="240.487" calcext:value-type="float">
            <text:p>240.48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.819" calcext:value-type="float">
            <text:p>72.819</text:p>
          </table:table-cell>
          <table:table-cell office:value-type="float" office:value="-0.398239" calcext:value-type="float">
            <text:p>-0.398239</text:p>
          </table:table-cell>
          <table:table-cell office:value-type="float" office:value="240.398" calcext:value-type="float">
            <text:p>240.398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.9271" calcext:value-type="float">
            <text:p>72.9271</text:p>
          </table:table-cell>
          <table:table-cell office:value-type="float" office:value="-0.317276" calcext:value-type="float">
            <text:p>-0.317276</text:p>
          </table:table-cell>
          <table:table-cell office:value-type="float" office:value="240.317" calcext:value-type="float">
            <text:p>240.317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3.0487" calcext:value-type="float">
            <text:p>73.0487</text:p>
          </table:table-cell>
          <table:table-cell office:value-type="float" office:value="-0.220581" calcext:value-type="float">
            <text:p>-0.220581</text:p>
          </table:table-cell>
          <table:table-cell office:value-type="float" office:value="240.221" calcext:value-type="float">
            <text:p>240.221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3.174" calcext:value-type="float">
            <text:p>73.174</text:p>
          </table:table-cell>
          <table:table-cell office:value-type="float" office:value="-0.115234" calcext:value-type="float">
            <text:p>-0.115234</text:p>
          </table:table-cell>
          <table:table-cell office:value-type="float" office:value="240.115" calcext:value-type="float">
            <text:p>240.115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3.2942" calcext:value-type="float">
            <text:p>73.2942</text:p>
          </table:table-cell>
          <table:table-cell office:value-type="float" office:value="-0.0090332" calcext:value-type="float">
            <text:p>-0.0090332</text:p>
          </table:table-cell>
          <table:table-cell office:value-type="float" office:value="240.009" calcext:value-type="float">
            <text:p>240.009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3.4171" calcext:value-type="float">
            <text:p>73.4171</text:p>
          </table:table-cell>
          <table:table-cell office:value-type="float" office:value="0.104233" calcext:value-type="float">
            <text:p>0.104233</text:p>
          </table:table-cell>
          <table:table-cell office:value-type="float" office:value="239.896" calcext:value-type="float">
            <text:p>239.896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3.525" calcext:value-type="float">
            <text:p>73.525</text:p>
          </table:table-cell>
          <table:table-cell office:value-type="float" office:value="0.207382" calcext:value-type="float">
            <text:p>0.207382</text:p>
          </table:table-cell>
          <table:table-cell office:value-type="float" office:value="239.793" calcext:value-type="float">
            <text:p>239.793</text:p>
          </table:table-cell>
          <table:table-cell office:value-type="float" office:value="0.15" calcext:value-type="float">
            <text:p>0.1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3.6461" calcext:value-type="float">
            <text:p>73.6461</text:p>
          </table:table-cell>
          <table:table-cell office:value-type="float" office:value="0.326462" calcext:value-type="float">
            <text:p>0.326462</text:p>
          </table:table-cell>
          <table:table-cell office:value-type="float" office:value="239.674" calcext:value-type="float">
            <text:p>239.674</text:p>
          </table:table-cell>
          <table:table-cell office:value-type="float" office:value="0.180585" calcext:value-type="float">
            <text:p>0.180585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3.7668" calcext:value-type="float">
            <text:p>73.7668</text:p>
          </table:table-cell>
          <table:table-cell office:value-type="float" office:value="0.4487" calcext:value-type="float">
            <text:p>0.4487</text:p>
          </table:table-cell>
          <table:table-cell office:value-type="float" office:value="239.551" calcext:value-type="float">
            <text:p>239.551</text:p>
          </table:table-cell>
          <table:table-cell office:value-type="float" office:value="0.22948" calcext:value-type="float">
            <text:p>0.22948</text:p>
          </table:table-cell>
          <table:table-cell office:value-type="float" office:value="240" calcext:value-type="float">
            <text:p>24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6" number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22:03:39.18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0T22:08:40.588000000</dc:date>
    <meta:generator>LibreOffice/7.6.7.2$Windows_X86_64 LibreOffice_project/dd47e4b30cb7dab30588d6c79c651f218165e3c5</meta:generator>
    <meta:editing-duration>PT5M</meta:editing-duration>
    <meta:editing-cycles>2</meta:editing-cycles>
    <meta:document-statistic meta:table-count="1" meta:cell-count="43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30" chart:maximum="25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327cm" svg:height="20.002cm" xlink:href=".." xlink:type="simple" chart:class="chart:line" chart:style-name="ch1">
        <chart:legend chart:legend-position="end" svg:x="27.475cm" svg:y="9.453cm" style:legend-expansion="high" chart:style-name="ch2"/>
        <chart:plot-area chart:style-name="ch3" table:cell-range-address="Tabelle1.A12:Tabelle1.A631 Tabelle1.C12:Tabelle1.C631 Tabelle1.E12:Tabelle1.E631" chart:data-source-has-labels="both" svg:x="0.606cm" svg:y="0.4cm" svg:width="26.263cm" svg:height="19.202cm">
          <chart:coordinate-region svg:x="1.698cm" svg:y="0.599cm" svg:width="25.11cm" svg:height="17.481cm"/>
          <chart:axis chart:dimension="x" chart:name="primary-x" chart:style-name="ch4" chartooo:axis-type="text">
            <chart:categories table:cell-range-address="Tabelle1.A12:Tabelle1.A6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2:Tabelle1.C631" chart:label-cell-address="Tabelle1.A12:Tabelle1.A12" chart:class="chart:line">
            <chart:data-point chart:repeated="620"/>
          </chart:series>
          <chart:series chart:style-name="ch8" chart:values-cell-range-address="Tabelle1.E12:Tabelle1.E631" chart:class="chart:line">
            <chart:data-point chart:repeated="6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Tabelle1.A12:Tabelle1.A12</svg:desc>
                </draw:g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</text:p>
                <draw:g>
                  <svg:desc>Tabelle1.A12:Tabelle1.A631</svg:desc>
                </draw:g>
              </table:table-cell>
              <table:table-cell office:value-type="float" office:value="NaN">
                <text:p>NaN</text:p>
                <draw:g>
                  <svg:desc>Tabelle1.C12:Tabelle1.C631</svg:desc>
                </draw:g>
              </table:table-cell>
              <table:table-cell office:value-type="float" office:value="NaN">
                <text:p>NaN</text:p>
                <draw:g>
                  <svg:desc>Tabelle1.E12:Tabelle1.E631</svg:desc>
                </draw:g>
              </table:table-cell>
            </table:table-row>
            <table:table-row>
              <table:table-cell office:value-type="float" office:value="0.135376">
                <text:p>0.135376</text:p>
              </table:table-cell>
              <table:table-cell office:value-type="float" office:value="199.977">
                <text:p>199.97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237915">
                <text:p>0.237915</text:p>
              </table:table-cell>
              <table:table-cell office:value-type="float" office:value="199.862">
                <text:p>199.8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339233">
                <text:p>0.339233</text:p>
              </table:table-cell>
              <table:table-cell office:value-type="float" office:value="199.749">
                <text:p>199.7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44458">
                <text:p>0.44458</text:p>
              </table:table-cell>
              <table:table-cell office:value-type="float" office:value="199.632">
                <text:p>199.6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548096">
                <text:p>0.548096</text:p>
              </table:table-cell>
              <table:table-cell office:value-type="float" office:value="199.517">
                <text:p>199.5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651123">
                <text:p>0.651123</text:p>
              </table:table-cell>
              <table:table-cell office:value-type="float" office:value="199.403">
                <text:p>199.4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752075">
                <text:p>0.752075</text:p>
              </table:table-cell>
              <table:table-cell office:value-type="float" office:value="199.291">
                <text:p>199.2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855713">
                <text:p>0.855713</text:p>
              </table:table-cell>
              <table:table-cell office:value-type="float" office:value="199.175">
                <text:p>199.1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958252">
                <text:p>0.958252</text:p>
              </table:table-cell>
              <table:table-cell office:value-type="float" office:value="199.062">
                <text:p>199.0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.06055">
                <text:p>1.06055</text:p>
              </table:table-cell>
              <table:table-cell office:value-type="float" office:value="198.949">
                <text:p>198.9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.18372">
                <text:p>1.18372</text:p>
              </table:table-cell>
              <table:table-cell office:value-type="float" office:value="198.813">
                <text:p>198.8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.2876">
                <text:p>1.2876</text:p>
              </table:table-cell>
              <table:table-cell office:value-type="float" office:value="198.7">
                <text:p>198.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.39258">
                <text:p>1.39258</text:p>
              </table:table-cell>
              <table:table-cell office:value-type="float" office:value="198.585">
                <text:p>198.5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.49976">
                <text:p>1.49976</text:p>
              </table:table-cell>
              <table:table-cell office:value-type="float" office:value="198.47">
                <text:p>198.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.60144">
                <text:p>1.60144</text:p>
              </table:table-cell>
              <table:table-cell office:value-type="float" office:value="198.362">
                <text:p>198.3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.71191">
                <text:p>1.71191</text:p>
              </table:table-cell>
              <table:table-cell office:value-type="float" office:value="198.246">
                <text:p>198.2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.82483">
                <text:p>1.82483</text:p>
              </table:table-cell>
              <table:table-cell office:value-type="float" office:value="198.13">
                <text:p>198.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.95874">
                <text:p>1.95874</text:p>
              </table:table-cell>
              <table:table-cell office:value-type="float" office:value="197.996">
                <text:p>197.9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.08289">
                <text:p>2.08289</text:p>
              </table:table-cell>
              <table:table-cell office:value-type="float" office:value="197.875">
                <text:p>197.8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.20642">
                <text:p>2.20642</text:p>
              </table:table-cell>
              <table:table-cell office:value-type="float" office:value="197.759">
                <text:p>197.7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.31848">
                <text:p>2.31848</text:p>
              </table:table-cell>
              <table:table-cell office:value-type="float" office:value="197.657">
                <text:p>197.6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.43066">
                <text:p>2.43066</text:p>
              </table:table-cell>
              <table:table-cell office:value-type="float" office:value="197.56">
                <text:p>197.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.54565">
                <text:p>2.54565</text:p>
              </table:table-cell>
              <table:table-cell office:value-type="float" office:value="197.464">
                <text:p>197.4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.65381">
                <text:p>2.65381</text:p>
              </table:table-cell>
              <table:table-cell office:value-type="float" office:value="197.378">
                <text:p>197.3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.77185">
                <text:p>2.77185</text:p>
              </table:table-cell>
              <table:table-cell office:value-type="float" office:value="197.289">
                <text:p>197.2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.88306">
                <text:p>2.88306</text:p>
              </table:table-cell>
              <table:table-cell office:value-type="float" office:value="197.211">
                <text:p>197.2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.01514">
                <text:p>3.01514</text:p>
              </table:table-cell>
              <table:table-cell office:value-type="float" office:value="197.126">
                <text:p>197.1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.11523">
                <text:p>3.11523</text:p>
              </table:table-cell>
              <table:table-cell office:value-type="float" office:value="197.067">
                <text:p>197.0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.24487">
                <text:p>3.24487</text:p>
              </table:table-cell>
              <table:table-cell office:value-type="float" office:value="196.999">
                <text:p>196.9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.3772">
                <text:p>3.3772</text:p>
              </table:table-cell>
              <table:table-cell office:value-type="float" office:value="196.939">
                <text:p>196.9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.47937">
                <text:p>3.47937</text:p>
              </table:table-cell>
              <table:table-cell office:value-type="float" office:value="196.9">
                <text:p>196.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.61401">
                <text:p>3.61401</text:p>
              </table:table-cell>
              <table:table-cell office:value-type="float" office:value="196.858">
                <text:p>196.85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.74377">
                <text:p>3.74377</text:p>
              </table:table-cell>
              <table:table-cell office:value-type="float" office:value="196.829">
                <text:p>196.82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.87085">
                <text:p>3.87085</text:p>
              </table:table-cell>
              <table:table-cell office:value-type="float" office:value="196.812">
                <text:p>196.8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00439">
                <text:p>4.00439</text:p>
              </table:table-cell>
              <table:table-cell office:value-type="float" office:value="196.808">
                <text:p>196.8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10681">
                <text:p>4.10681</text:p>
              </table:table-cell>
              <table:table-cell office:value-type="float" office:value="196.814">
                <text:p>196.8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20801">
                <text:p>4.20801</text:p>
              </table:table-cell>
              <table:table-cell office:value-type="float" office:value="196.829">
                <text:p>196.82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3092">
                <text:p>4.3092</text:p>
              </table:table-cell>
              <table:table-cell office:value-type="float" office:value="196.852">
                <text:p>196.85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41138">
                <text:p>4.41138</text:p>
              </table:table-cell>
              <table:table-cell office:value-type="float" office:value="196.885">
                <text:p>196.8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51721">
                <text:p>4.51721</text:p>
              </table:table-cell>
              <table:table-cell office:value-type="float" office:value="196.93">
                <text:p>196.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61731">
                <text:p>4.61731</text:p>
              </table:table-cell>
              <table:table-cell office:value-type="float" office:value="196.981">
                <text:p>196.9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71753">
                <text:p>4.71753</text:p>
              </table:table-cell>
              <table:table-cell office:value-type="float" office:value="197.043">
                <text:p>197.0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8457">
                <text:p>4.8457</text:p>
              </table:table-cell>
              <table:table-cell office:value-type="float" office:value="197.136">
                <text:p>197.1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.97485">
                <text:p>4.97485</text:p>
              </table:table-cell>
              <table:table-cell office:value-type="float" office:value="197.248">
                <text:p>197.2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07727">
                <text:p>5.07727</text:p>
              </table:table-cell>
              <table:table-cell office:value-type="float" office:value="197.349">
                <text:p>197.3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20801">
                <text:p>5.20801</text:p>
              </table:table-cell>
              <table:table-cell office:value-type="float" office:value="197.495">
                <text:p>197.4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31128">
                <text:p>5.31128</text:p>
              </table:table-cell>
              <table:table-cell office:value-type="float" office:value="197.623">
                <text:p>197.6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4397">
                <text:p>5.4397</text:p>
              </table:table-cell>
              <table:table-cell office:value-type="float" office:value="197.799">
                <text:p>197.7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56934">
                <text:p>5.56934</text:p>
              </table:table-cell>
              <table:table-cell office:value-type="float" office:value="197.995">
                <text:p>197.9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67151">
                <text:p>5.67151</text:p>
              </table:table-cell>
              <table:table-cell office:value-type="float" office:value="198.161">
                <text:p>198.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80066">
                <text:p>5.80066</text:p>
              </table:table-cell>
              <table:table-cell office:value-type="float" office:value="198.386">
                <text:p>198.3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.90491">
                <text:p>5.90491</text:p>
              </table:table-cell>
              <table:table-cell office:value-type="float" office:value="198.579">
                <text:p>198.5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0376">
                <text:p>6.0376</text:p>
              </table:table-cell>
              <table:table-cell office:value-type="float" office:value="198.838">
                <text:p>198.8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13879">
                <text:p>6.13879</text:p>
              </table:table-cell>
              <table:table-cell office:value-type="float" office:value="199.046">
                <text:p>199.0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27271">
                <text:p>6.27271</text:p>
              </table:table-cell>
              <table:table-cell office:value-type="float" office:value="199.332">
                <text:p>199.3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37659">
                <text:p>6.37659</text:p>
              </table:table-cell>
              <table:table-cell office:value-type="float" office:value="199.562">
                <text:p>199.5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47766">
                <text:p>6.47766</text:p>
              </table:table-cell>
              <table:table-cell office:value-type="float" office:value="199.792">
                <text:p>199.7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60596">
                <text:p>6.60596</text:p>
              </table:table-cell>
              <table:table-cell office:value-type="float" office:value="200.091">
                <text:p>200.0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73621">
                <text:p>6.73621</text:p>
              </table:table-cell>
              <table:table-cell office:value-type="float" office:value="200.404">
                <text:p>200.4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8656">
                <text:p>6.8656</text:p>
              </table:table-cell>
              <table:table-cell office:value-type="float" office:value="200.721">
                <text:p>200.7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.99402">
                <text:p>6.99402</text:p>
              </table:table-cell>
              <table:table-cell office:value-type="float" office:value="201.041">
                <text:p>201.0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12329">
                <text:p>7.12329</text:p>
              </table:table-cell>
              <table:table-cell office:value-type="float" office:value="201.368">
                <text:p>201.3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25073">
                <text:p>7.25073</text:p>
              </table:table-cell>
              <table:table-cell office:value-type="float" office:value="201.693">
                <text:p>201.6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37891">
                <text:p>7.37891</text:p>
              </table:table-cell>
              <table:table-cell office:value-type="float" office:value="202.023">
                <text:p>202.0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50208">
                <text:p>7.50208</text:p>
              </table:table-cell>
              <table:table-cell office:value-type="float" office:value="202.342">
                <text:p>202.3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61108">
                <text:p>7.61108</text:p>
              </table:table-cell>
              <table:table-cell office:value-type="float" office:value="202.625">
                <text:p>202.6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72083">
                <text:p>7.72083</text:p>
              </table:table-cell>
              <table:table-cell office:value-type="float" office:value="202.911">
                <text:p>202.9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82092">
                <text:p>7.82092</text:p>
              </table:table-cell>
              <table:table-cell office:value-type="float" office:value="203.171">
                <text:p>203.1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.94629">
                <text:p>7.94629</text:p>
              </table:table-cell>
              <table:table-cell office:value-type="float" office:value="203.498">
                <text:p>203.4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.05774">
                <text:p>8.05774</text:p>
              </table:table-cell>
              <table:table-cell office:value-type="float" office:value="203.787">
                <text:p>203.78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.17212">
                <text:p>8.17212</text:p>
              </table:table-cell>
              <table:table-cell office:value-type="float" office:value="204.083">
                <text:p>204.08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.28552">
                <text:p>8.28552</text:p>
              </table:table-cell>
              <table:table-cell office:value-type="float" office:value="204.376">
                <text:p>204.3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.422">
                <text:p>8.422</text:p>
              </table:table-cell>
              <table:table-cell office:value-type="float" office:value="204.727">
                <text:p>204.7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.53662">
                <text:p>8.53662</text:p>
              </table:table-cell>
              <table:table-cell office:value-type="float" office:value="205.02">
                <text:p>205.0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.67102">
                <text:p>8.67102</text:p>
              </table:table-cell>
              <table:table-cell office:value-type="float" office:value="205.361">
                <text:p>205.3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.79663">
                <text:p>8.79663</text:p>
              </table:table-cell>
              <table:table-cell office:value-type="float" office:value="205.678">
                <text:p>205.6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.89929">
                <text:p>8.89929</text:p>
              </table:table-cell>
              <table:table-cell office:value-type="float" office:value="205.935">
                <text:p>205.9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00244">
                <text:p>9.00244</text:p>
              </table:table-cell>
              <table:table-cell office:value-type="float" office:value="206.191">
                <text:p>206.1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10486">
                <text:p>9.10486</text:p>
              </table:table-cell>
              <table:table-cell office:value-type="float" office:value="206.444">
                <text:p>206.4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20581">
                <text:p>9.20581</text:p>
              </table:table-cell>
              <table:table-cell office:value-type="float" office:value="206.692">
                <text:p>206.6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33093">
                <text:p>9.33093</text:p>
              </table:table-cell>
              <table:table-cell office:value-type="float" office:value="206.997">
                <text:p>206.9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46826">
                <text:p>9.46826</text:p>
              </table:table-cell>
              <table:table-cell office:value-type="float" office:value="207.328">
                <text:p>207.3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58704">
                <text:p>9.58704</text:p>
              </table:table-cell>
              <table:table-cell office:value-type="float" office:value="207.611">
                <text:p>207.6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71057">
                <text:p>9.71057</text:p>
              </table:table-cell>
              <table:table-cell office:value-type="float" office:value="207.904">
                <text:p>207.9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81396">
                <text:p>9.81396</text:p>
              </table:table-cell>
              <table:table-cell office:value-type="float" office:value="208.146">
                <text:p>208.1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.93909">
                <text:p>9.93909</text:p>
              </table:table-cell>
              <table:table-cell office:value-type="float" office:value="208.437">
                <text:p>208.4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0657">
                <text:p>10.0657</text:p>
              </table:table-cell>
              <table:table-cell office:value-type="float" office:value="208.729">
                <text:p>208.72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1671">
                <text:p>10.1671</text:p>
              </table:table-cell>
              <table:table-cell office:value-type="float" office:value="208.961">
                <text:p>208.9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2681">
                <text:p>10.2681</text:p>
              </table:table-cell>
              <table:table-cell office:value-type="float" office:value="209.189">
                <text:p>209.1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3694">
                <text:p>10.3694</text:p>
              </table:table-cell>
              <table:table-cell office:value-type="float" office:value="209.417">
                <text:p>209.4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4945">
                <text:p>10.4945</text:p>
              </table:table-cell>
              <table:table-cell office:value-type="float" office:value="209.697">
                <text:p>209.6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5957">
                <text:p>10.5957</text:p>
              </table:table-cell>
              <table:table-cell office:value-type="float" office:value="209.921">
                <text:p>209.9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713">
                <text:p>10.713</text:p>
              </table:table-cell>
              <table:table-cell office:value-type="float" office:value="210.179">
                <text:p>210.1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8329">
                <text:p>10.8329</text:p>
              </table:table-cell>
              <table:table-cell office:value-type="float" office:value="210.441">
                <text:p>210.4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.9432">
                <text:p>10.9432</text:p>
              </table:table-cell>
              <table:table-cell office:value-type="float" office:value="210.68">
                <text:p>210.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.0674">
                <text:p>11.0674</text:p>
              </table:table-cell>
              <table:table-cell office:value-type="float" office:value="210.946">
                <text:p>210.9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.1932">
                <text:p>11.1932</text:p>
              </table:table-cell>
              <table:table-cell office:value-type="float" office:value="211.214">
                <text:p>211.2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.3291">
                <text:p>11.3291</text:p>
              </table:table-cell>
              <table:table-cell office:value-type="float" office:value="211.502">
                <text:p>211.50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.4546">
                <text:p>11.4546</text:p>
              </table:table-cell>
              <table:table-cell office:value-type="float" office:value="211.765">
                <text:p>211.7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.5795">
                <text:p>11.5795</text:p>
              </table:table-cell>
              <table:table-cell office:value-type="float" office:value="212.026">
                <text:p>212.0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.6857">
                <text:p>11.6857</text:p>
              </table:table-cell>
              <table:table-cell office:value-type="float" office:value="212.246">
                <text:p>212.2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.8113">
                <text:p>11.8113</text:p>
              </table:table-cell>
              <table:table-cell office:value-type="float" office:value="212.505">
                <text:p>212.50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1.9259">
                <text:p>11.9259</text:p>
              </table:table-cell>
              <table:table-cell office:value-type="float" office:value="212.74">
                <text:p>212.7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.0269">
                <text:p>12.0269</text:p>
              </table:table-cell>
              <table:table-cell office:value-type="float" office:value="212.946">
                <text:p>212.9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.1521">
                <text:p>12.1521</text:p>
              </table:table-cell>
              <table:table-cell office:value-type="float" office:value="213.201">
                <text:p>213.2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.2653">
                <text:p>12.2653</text:p>
              </table:table-cell>
              <table:table-cell office:value-type="float" office:value="213.429">
                <text:p>213.42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.4014">
                <text:p>12.4014</text:p>
              </table:table-cell>
              <table:table-cell office:value-type="float" office:value="213.703">
                <text:p>213.7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.5166">
                <text:p>12.5166</text:p>
              </table:table-cell>
              <table:table-cell office:value-type="float" office:value="213.934">
                <text:p>213.9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.6447">
                <text:p>12.6447</text:p>
              </table:table-cell>
              <table:table-cell office:value-type="float" office:value="214.19">
                <text:p>214.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.7548">
                <text:p>12.7548</text:p>
              </table:table-cell>
              <table:table-cell office:value-type="float" office:value="214.41">
                <text:p>214.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.8777">
                <text:p>12.8777</text:p>
              </table:table-cell>
              <table:table-cell office:value-type="float" office:value="214.654">
                <text:p>214.6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.9937">
                <text:p>12.9937</text:p>
              </table:table-cell>
              <table:table-cell office:value-type="float" office:value="214.884">
                <text:p>214.88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.1062">
                <text:p>13.1062</text:p>
              </table:table-cell>
              <table:table-cell office:value-type="float" office:value="215.106">
                <text:p>215.10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.2312">
                <text:p>13.2312</text:p>
              </table:table-cell>
              <table:table-cell office:value-type="float" office:value="215.352">
                <text:p>215.35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.3318">
                <text:p>13.3318</text:p>
              </table:table-cell>
              <table:table-cell office:value-type="float" office:value="215.55">
                <text:p>215.5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.4645">
                <text:p>13.4645</text:p>
              </table:table-cell>
              <table:table-cell office:value-type="float" office:value="215.812">
                <text:p>215.8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.5782">
                <text:p>13.5782</text:p>
              </table:table-cell>
              <table:table-cell office:value-type="float" office:value="216.035">
                <text:p>216.0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.6945">
                <text:p>13.6945</text:p>
              </table:table-cell>
              <table:table-cell office:value-type="float" office:value="216.263">
                <text:p>216.2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.8031">
                <text:p>13.8031</text:p>
              </table:table-cell>
              <table:table-cell office:value-type="float" office:value="216.476">
                <text:p>216.4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.9056">
                <text:p>13.9056</text:p>
              </table:table-cell>
              <table:table-cell office:value-type="float" office:value="216.677">
                <text:p>216.67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0193">
                <text:p>14.0193</text:p>
              </table:table-cell>
              <table:table-cell office:value-type="float" office:value="216.9">
                <text:p>216.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1366">
                <text:p>14.1366</text:p>
              </table:table-cell>
              <table:table-cell office:value-type="float" office:value="217.13">
                <text:p>217.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2499">
                <text:p>14.2499</text:p>
              </table:table-cell>
              <table:table-cell office:value-type="float" office:value="217.351">
                <text:p>217.3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3647">
                <text:p>14.3647</text:p>
              </table:table-cell>
              <table:table-cell office:value-type="float" office:value="217.577">
                <text:p>217.57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4769">
                <text:p>14.4769</text:p>
              </table:table-cell>
              <table:table-cell office:value-type="float" office:value="217.797">
                <text:p>217.7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5918">
                <text:p>14.5918</text:p>
              </table:table-cell>
              <table:table-cell office:value-type="float" office:value="218.022">
                <text:p>218.0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7162">
                <text:p>14.7162</text:p>
              </table:table-cell>
              <table:table-cell office:value-type="float" office:value="218.266">
                <text:p>218.2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8177">
                <text:p>14.8177</text:p>
              </table:table-cell>
              <table:table-cell office:value-type="float" office:value="218.465">
                <text:p>218.4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.9366">
                <text:p>14.9366</text:p>
              </table:table-cell>
              <table:table-cell office:value-type="float" office:value="218.699">
                <text:p>218.6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5.0573">
                <text:p>15.0573</text:p>
              </table:table-cell>
              <table:table-cell office:value-type="float" office:value="218.937">
                <text:p>218.9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5.1627">
                <text:p>15.1627</text:p>
              </table:table-cell>
              <table:table-cell office:value-type="float" office:value="219.145">
                <text:p>219.1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5.2664">
                <text:p>15.2664</text:p>
              </table:table-cell>
              <table:table-cell office:value-type="float" office:value="219.35">
                <text:p>219.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5.3778">
                <text:p>15.3778</text:p>
              </table:table-cell>
              <table:table-cell office:value-type="float" office:value="219.57">
                <text:p>219.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5.5032">
                <text:p>15.5032</text:p>
              </table:table-cell>
              <table:table-cell office:value-type="float" office:value="219.818">
                <text:p>219.8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5.6387">
                <text:p>15.6387</text:p>
              </table:table-cell>
              <table:table-cell office:value-type="float" office:value="220.087">
                <text:p>220.08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5.7573">
                <text:p>15.7573</text:p>
              </table:table-cell>
              <table:table-cell office:value-type="float" office:value="220.323">
                <text:p>220.3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5.8735">
                <text:p>15.8735</text:p>
              </table:table-cell>
              <table:table-cell office:value-type="float" office:value="220.554">
                <text:p>220.5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5.9818">
                <text:p>15.9818</text:p>
              </table:table-cell>
              <table:table-cell office:value-type="float" office:value="220.77">
                <text:p>220.7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.0889">
                <text:p>16.0889</text:p>
              </table:table-cell>
              <table:table-cell office:value-type="float" office:value="220.985">
                <text:p>220.9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.198">
                <text:p>16.198</text:p>
              </table:table-cell>
              <table:table-cell office:value-type="float" office:value="221.203">
                <text:p>221.2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.3203">
                <text:p>16.3203</text:p>
              </table:table-cell>
              <table:table-cell office:value-type="float" office:value="221.449">
                <text:p>221.4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.4567">
                <text:p>16.4567</text:p>
              </table:table-cell>
              <table:table-cell office:value-type="float" office:value="221.723">
                <text:p>221.7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.5708">
                <text:p>16.5708</text:p>
              </table:table-cell>
              <table:table-cell office:value-type="float" office:value="221.953">
                <text:p>221.9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.6809">
                <text:p>16.6809</text:p>
              </table:table-cell>
              <table:table-cell office:value-type="float" office:value="222.175">
                <text:p>222.1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.7937">
                <text:p>16.7937</text:p>
              </table:table-cell>
              <table:table-cell office:value-type="float" office:value="222.404">
                <text:p>222.4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6.8944">
                <text:p>16.8944</text:p>
              </table:table-cell>
              <table:table-cell office:value-type="float" office:value="222.608">
                <text:p>222.6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7.0198">
                <text:p>17.0198</text:p>
              </table:table-cell>
              <table:table-cell office:value-type="float" office:value="222.863">
                <text:p>222.8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7.1338">
                <text:p>17.1338</text:p>
              </table:table-cell>
              <table:table-cell office:value-type="float" office:value="223.095">
                <text:p>223.0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7.2462">
                <text:p>17.2462</text:p>
              </table:table-cell>
              <table:table-cell office:value-type="float" office:value="223.324">
                <text:p>223.32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7.3575">
                <text:p>17.3575</text:p>
              </table:table-cell>
              <table:table-cell office:value-type="float" office:value="223.552">
                <text:p>223.55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7.4819">
                <text:p>17.4819</text:p>
              </table:table-cell>
              <table:table-cell office:value-type="float" office:value="223.807">
                <text:p>223.80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7.5961">
                <text:p>17.5961</text:p>
              </table:table-cell>
              <table:table-cell office:value-type="float" office:value="224.041">
                <text:p>224.0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7.7117">
                <text:p>17.7117</text:p>
              </table:table-cell>
              <table:table-cell office:value-type="float" office:value="224.279">
                <text:p>224.2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7.8448">
                <text:p>17.8448</text:p>
              </table:table-cell>
              <table:table-cell office:value-type="float" office:value="224.553">
                <text:p>224.5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7.9465">
                <text:p>17.9465</text:p>
              </table:table-cell>
              <table:table-cell office:value-type="float" office:value="224.763">
                <text:p>224.7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8.0717">
                <text:p>18.0717</text:p>
              </table:table-cell>
              <table:table-cell office:value-type="float" office:value="225.022">
                <text:p>225.0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8.1967">
                <text:p>18.1967</text:p>
              </table:table-cell>
              <table:table-cell office:value-type="float" office:value="225.281">
                <text:p>225.2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8.3339">
                <text:p>18.3339</text:p>
              </table:table-cell>
              <table:table-cell office:value-type="float" office:value="225.566">
                <text:p>225.5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8.4519">
                <text:p>18.4519</text:p>
              </table:table-cell>
              <table:table-cell office:value-type="float" office:value="225.812">
                <text:p>225.8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8.5575">
                <text:p>18.5575</text:p>
              </table:table-cell>
              <table:table-cell office:value-type="float" office:value="226.032">
                <text:p>226.0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8.6614">
                <text:p>18.6614</text:p>
              </table:table-cell>
              <table:table-cell office:value-type="float" office:value="226.248">
                <text:p>226.2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8.7694">
                <text:p>18.7694</text:p>
              </table:table-cell>
              <table:table-cell office:value-type="float" office:value="226.474">
                <text:p>226.47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8.8751">
                <text:p>18.8751</text:p>
              </table:table-cell>
              <table:table-cell office:value-type="float" office:value="226.695">
                <text:p>226.6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8.9833">
                <text:p>18.9833</text:p>
              </table:table-cell>
              <table:table-cell office:value-type="float" office:value="226.922">
                <text:p>226.9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9.0936">
                <text:p>19.0936</text:p>
              </table:table-cell>
              <table:table-cell office:value-type="float" office:value="227.153">
                <text:p>227.1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9.2089">
                <text:p>19.2089</text:p>
              </table:table-cell>
              <table:table-cell office:value-type="float" office:value="227.396">
                <text:p>227.3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9.3231">
                <text:p>19.3231</text:p>
              </table:table-cell>
              <table:table-cell office:value-type="float" office:value="227.636">
                <text:p>227.6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9.4406">
                <text:p>19.4406</text:p>
              </table:table-cell>
              <table:table-cell office:value-type="float" office:value="227.883">
                <text:p>227.88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9.5616">
                <text:p>19.5616</text:p>
              </table:table-cell>
              <table:table-cell office:value-type="float" office:value="228.139">
                <text:p>228.1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9.6891">
                <text:p>19.6891</text:p>
              </table:table-cell>
              <table:table-cell office:value-type="float" office:value="228.408">
                <text:p>228.4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9.8195">
                <text:p>19.8195</text:p>
              </table:table-cell>
              <table:table-cell office:value-type="float" office:value="228.683">
                <text:p>228.68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9.9434">
                <text:p>19.9434</text:p>
              </table:table-cell>
              <table:table-cell office:value-type="float" office:value="228.945">
                <text:p>228.9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0.0652">
                <text:p>20.0652</text:p>
              </table:table-cell>
              <table:table-cell office:value-type="float" office:value="229.203">
                <text:p>229.2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0.189">
                <text:p>20.189</text:p>
              </table:table-cell>
              <table:table-cell office:value-type="float" office:value="229.465">
                <text:p>229.4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0.3162">
                <text:p>20.3162</text:p>
              </table:table-cell>
              <table:table-cell office:value-type="float" office:value="229.735">
                <text:p>229.7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0.437">
                <text:p>20.437</text:p>
              </table:table-cell>
              <table:table-cell office:value-type="float" office:value="229.991">
                <text:p>229.9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0.5597">
                <text:p>20.5597</text:p>
              </table:table-cell>
              <table:table-cell office:value-type="float" office:value="230.251">
                <text:p>230.2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0.6885">
                <text:p>20.6885</text:p>
              </table:table-cell>
              <table:table-cell office:value-type="float" office:value="230.524">
                <text:p>230.52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0.8099">
                <text:p>20.8099</text:p>
              </table:table-cell>
              <table:table-cell office:value-type="float" office:value="230.782">
                <text:p>230.7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0.9362">
                <text:p>20.9362</text:p>
              </table:table-cell>
              <table:table-cell office:value-type="float" office:value="231.05">
                <text:p>231.0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1.0671">
                <text:p>21.0671</text:p>
              </table:table-cell>
              <table:table-cell office:value-type="float" office:value="231.328">
                <text:p>231.3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1.1952">
                <text:p>21.1952</text:p>
              </table:table-cell>
              <table:table-cell office:value-type="float" office:value="231.601">
                <text:p>231.6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1.3242">
                <text:p>21.3242</text:p>
              </table:table-cell>
              <table:table-cell office:value-type="float" office:value="231.875">
                <text:p>231.8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1.4518">
                <text:p>21.4518</text:p>
              </table:table-cell>
              <table:table-cell office:value-type="float" office:value="232.146">
                <text:p>232.1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1.5781">
                <text:p>21.5781</text:p>
              </table:table-cell>
              <table:table-cell office:value-type="float" office:value="232.414">
                <text:p>232.4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1.7063">
                <text:p>21.7063</text:p>
              </table:table-cell>
              <table:table-cell office:value-type="float" office:value="232.686">
                <text:p>232.6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1.8323">
                <text:p>21.8323</text:p>
              </table:table-cell>
              <table:table-cell office:value-type="float" office:value="232.954">
                <text:p>232.9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1.9486">
                <text:p>21.9486</text:p>
              </table:table-cell>
              <table:table-cell office:value-type="float" office:value="233.201">
                <text:p>233.2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.0685">
                <text:p>22.0685</text:p>
              </table:table-cell>
              <table:table-cell office:value-type="float" office:value="233.455">
                <text:p>233.45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.1833">
                <text:p>22.1833</text:p>
              </table:table-cell>
              <table:table-cell office:value-type="float" office:value="233.699">
                <text:p>233.6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.302">
                <text:p>22.302</text:p>
              </table:table-cell>
              <table:table-cell office:value-type="float" office:value="233.95">
                <text:p>233.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.4187">
                <text:p>22.4187</text:p>
              </table:table-cell>
              <table:table-cell office:value-type="float" office:value="234.197">
                <text:p>234.1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.5358">
                <text:p>22.5358</text:p>
              </table:table-cell>
              <table:table-cell office:value-type="float" office:value="234.445">
                <text:p>234.4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.6552">
                <text:p>22.6552</text:p>
              </table:table-cell>
              <table:table-cell office:value-type="float" office:value="234.698">
                <text:p>234.6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.7769">
                <text:p>22.7769</text:p>
              </table:table-cell>
              <table:table-cell office:value-type="float" office:value="234.956">
                <text:p>234.9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2.8906">
                <text:p>22.8906</text:p>
              </table:table-cell>
              <table:table-cell office:value-type="float" office:value="235.196">
                <text:p>235.1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.0048">
                <text:p>23.0048</text:p>
              </table:table-cell>
              <table:table-cell office:value-type="float" office:value="235.437">
                <text:p>235.4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.1205">
                <text:p>23.1205</text:p>
              </table:table-cell>
              <table:table-cell office:value-type="float" office:value="235.682">
                <text:p>235.6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.2367">
                <text:p>23.2367</text:p>
              </table:table-cell>
              <table:table-cell office:value-type="float" office:value="235.927">
                <text:p>235.9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.3542">
                <text:p>23.3542</text:p>
              </table:table-cell>
              <table:table-cell office:value-type="float" office:value="236.175">
                <text:p>236.1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.4724">
                <text:p>23.4724</text:p>
              </table:table-cell>
              <table:table-cell office:value-type="float" office:value="236.424">
                <text:p>236.42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.592">
                <text:p>23.592</text:p>
              </table:table-cell>
              <table:table-cell office:value-type="float" office:value="236.676">
                <text:p>236.6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.7137">
                <text:p>23.7137</text:p>
              </table:table-cell>
              <table:table-cell office:value-type="float" office:value="236.932">
                <text:p>236.9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.8351">
                <text:p>23.8351</text:p>
              </table:table-cell>
              <table:table-cell office:value-type="float" office:value="237.188">
                <text:p>237.1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3.9424">
                <text:p>23.9424</text:p>
              </table:table-cell>
              <table:table-cell office:value-type="float" office:value="237.414">
                <text:p>237.4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0664">
                <text:p>24.0664</text:p>
              </table:table-cell>
              <table:table-cell office:value-type="float" office:value="237.674">
                <text:p>237.67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171">
                <text:p>24.171</text:p>
              </table:table-cell>
              <table:table-cell office:value-type="float" office:value="237.893">
                <text:p>237.8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3004">
                <text:p>24.3004</text:p>
              </table:table-cell>
              <table:table-cell office:value-type="float" office:value="238.164">
                <text:p>238.1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4309">
                <text:p>24.4309</text:p>
              </table:table-cell>
              <table:table-cell office:value-type="float" office:value="238.436">
                <text:p>238.4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5529">
                <text:p>24.5529</text:p>
              </table:table-cell>
              <table:table-cell office:value-type="float" office:value="238.691">
                <text:p>238.6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6747">
                <text:p>24.6747</text:p>
              </table:table-cell>
              <table:table-cell office:value-type="float" office:value="238.943">
                <text:p>238.9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7957">
                <text:p>24.7957</text:p>
              </table:table-cell>
              <table:table-cell office:value-type="float" office:value="239.192">
                <text:p>239.1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.9185">
                <text:p>24.9185</text:p>
              </table:table-cell>
              <table:table-cell office:value-type="float" office:value="239.442">
                <text:p>239.4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5.0426">
                <text:p>25.0426</text:p>
              </table:table-cell>
              <table:table-cell office:value-type="float" office:value="239.688">
                <text:p>239.6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5.1677">
                <text:p>25.1677</text:p>
              </table:table-cell>
              <table:table-cell office:value-type="float" office:value="239.93">
                <text:p>239.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5.2972">
                <text:p>25.2972</text:p>
              </table:table-cell>
              <table:table-cell office:value-type="float" office:value="240.17">
                <text:p>240.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5.4266">
                <text:p>25.4266</text:p>
              </table:table-cell>
              <table:table-cell office:value-type="float" office:value="240.398">
                <text:p>240.3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5.5575">
                <text:p>25.5575</text:p>
              </table:table-cell>
              <table:table-cell office:value-type="float" office:value="240.613">
                <text:p>240.6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5.6891">
                <text:p>25.6891</text:p>
              </table:table-cell>
              <table:table-cell office:value-type="float" office:value="240.813">
                <text:p>240.8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5.8199">
                <text:p>25.8199</text:p>
              </table:table-cell>
              <table:table-cell office:value-type="float" office:value="240.993">
                <text:p>240.9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5.9445">
                <text:p>25.9445</text:p>
              </table:table-cell>
              <table:table-cell office:value-type="float" office:value="241.146">
                <text:p>241.1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6.0676">
                <text:p>26.0676</text:p>
              </table:table-cell>
              <table:table-cell office:value-type="float" office:value="241.279">
                <text:p>241.2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6.1909">
                <text:p>26.1909</text:p>
              </table:table-cell>
              <table:table-cell office:value-type="float" office:value="241.394">
                <text:p>241.39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6.3154">
                <text:p>26.3154</text:p>
              </table:table-cell>
              <table:table-cell office:value-type="float" office:value="241.493">
                <text:p>241.4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6.4413">
                <text:p>26.4413</text:p>
              </table:table-cell>
              <table:table-cell office:value-type="float" office:value="241.573">
                <text:p>241.5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6.5674">
                <text:p>26.5674</text:p>
              </table:table-cell>
              <table:table-cell office:value-type="float" office:value="241.636">
                <text:p>241.6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6.6945">
                <text:p>26.6945</text:p>
              </table:table-cell>
              <table:table-cell office:value-type="float" office:value="241.682">
                <text:p>241.6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6.8198">
                <text:p>26.8198</text:p>
              </table:table-cell>
              <table:table-cell office:value-type="float" office:value="241.71">
                <text:p>241.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6.9434">
                <text:p>26.9434</text:p>
              </table:table-cell>
              <table:table-cell office:value-type="float" office:value="241.723">
                <text:p>241.7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7.0718">
                <text:p>27.0718</text:p>
              </table:table-cell>
              <table:table-cell office:value-type="float" office:value="241.722">
                <text:p>241.7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7.1984">
                <text:p>27.1984</text:p>
              </table:table-cell>
              <table:table-cell office:value-type="float" office:value="241.707">
                <text:p>241.70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7.3226">
                <text:p>27.3226</text:p>
              </table:table-cell>
              <table:table-cell office:value-type="float" office:value="241.68">
                <text:p>241.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7.4463">
                <text:p>27.4463</text:p>
              </table:table-cell>
              <table:table-cell office:value-type="float" office:value="241.641">
                <text:p>241.6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7.5685">
                <text:p>27.5685</text:p>
              </table:table-cell>
              <table:table-cell office:value-type="float" office:value="241.593">
                <text:p>241.5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7.6967">
                <text:p>27.6967</text:p>
              </table:table-cell>
              <table:table-cell office:value-type="float" office:value="241.532">
                <text:p>241.5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7.8207">
                <text:p>27.8207</text:p>
              </table:table-cell>
              <table:table-cell office:value-type="float" office:value="241.465">
                <text:p>241.4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7.9209">
                <text:p>27.9209</text:p>
              </table:table-cell>
              <table:table-cell office:value-type="float" office:value="241.404">
                <text:p>241.4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8.0452">
                <text:p>28.0452</text:p>
              </table:table-cell>
              <table:table-cell office:value-type="float" office:value="241.323">
                <text:p>241.3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8.1664">
                <text:p>28.1664</text:p>
              </table:table-cell>
              <table:table-cell office:value-type="float" office:value="241.237">
                <text:p>241.2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8.2882">
                <text:p>28.2882</text:p>
              </table:table-cell>
              <table:table-cell office:value-type="float" office:value="241.145">
                <text:p>241.1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8.4103">
                <text:p>28.4103</text:p>
              </table:table-cell>
              <table:table-cell office:value-type="float" office:value="241.048">
                <text:p>241.0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8.5302">
                <text:p>28.5302</text:p>
              </table:table-cell>
              <table:table-cell office:value-type="float" office:value="240.948">
                <text:p>240.9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8.6519">
                <text:p>28.6519</text:p>
              </table:table-cell>
              <table:table-cell office:value-type="float" office:value="240.842">
                <text:p>240.8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8.7723">
                <text:p>28.7723</text:p>
              </table:table-cell>
              <table:table-cell office:value-type="float" office:value="240.734">
                <text:p>240.7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8.8936">
                <text:p>28.8936</text:p>
              </table:table-cell>
              <table:table-cell office:value-type="float" office:value="240.621">
                <text:p>240.6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0153">
                <text:p>29.0153</text:p>
              </table:table-cell>
              <table:table-cell office:value-type="float" office:value="240.506">
                <text:p>240.50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1362">
                <text:p>29.1362</text:p>
              </table:table-cell>
              <table:table-cell office:value-type="float" office:value="240.389">
                <text:p>240.3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2555">
                <text:p>29.2555</text:p>
              </table:table-cell>
              <table:table-cell office:value-type="float" office:value="240.271">
                <text:p>240.2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3755">
                <text:p>29.3755</text:p>
              </table:table-cell>
              <table:table-cell office:value-type="float" office:value="240.151">
                <text:p>240.1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495">
                <text:p>29.495</text:p>
              </table:table-cell>
              <table:table-cell office:value-type="float" office:value="240.03">
                <text:p>240.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6136">
                <text:p>29.6136</text:p>
              </table:table-cell>
              <table:table-cell office:value-type="float" office:value="239.908">
                <text:p>239.9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7313">
                <text:p>29.7313</text:p>
              </table:table-cell>
              <table:table-cell office:value-type="float" office:value="239.787">
                <text:p>239.78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8505">
                <text:p>29.8505</text:p>
              </table:table-cell>
              <table:table-cell office:value-type="float" office:value="239.663">
                <text:p>239.6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9.9744">
                <text:p>29.9744</text:p>
              </table:table-cell>
              <table:table-cell office:value-type="float" office:value="239.534">
                <text:p>239.5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0.0856">
                <text:p>30.0856</text:p>
              </table:table-cell>
              <table:table-cell office:value-type="float" office:value="239.418">
                <text:p>239.4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0.1979">
                <text:p>30.1979</text:p>
              </table:table-cell>
              <table:table-cell office:value-type="float" office:value="239.3">
                <text:p>239.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0.3074">
                <text:p>30.3074</text:p>
              </table:table-cell>
              <table:table-cell office:value-type="float" office:value="239.185">
                <text:p>239.1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0.418">
                <text:p>30.418</text:p>
              </table:table-cell>
              <table:table-cell office:value-type="float" office:value="239.069">
                <text:p>239.06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0.5232">
                <text:p>30.5232</text:p>
              </table:table-cell>
              <table:table-cell office:value-type="float" office:value="238.959">
                <text:p>238.9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0.6505">
                <text:p>30.6505</text:p>
              </table:table-cell>
              <table:table-cell office:value-type="float" office:value="238.826">
                <text:p>238.8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0.7529">
                <text:p>30.7529</text:p>
              </table:table-cell>
              <table:table-cell office:value-type="float" office:value="238.72">
                <text:p>238.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0.8805">
                <text:p>30.8805</text:p>
              </table:table-cell>
              <table:table-cell office:value-type="float" office:value="238.588">
                <text:p>238.5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0.9946">
                <text:p>30.9946</text:p>
              </table:table-cell>
              <table:table-cell office:value-type="float" office:value="238.472">
                <text:p>238.4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1.1202">
                <text:p>31.1202</text:p>
              </table:table-cell>
              <table:table-cell office:value-type="float" office:value="238.345">
                <text:p>238.3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1.2308">
                <text:p>31.2308</text:p>
              </table:table-cell>
              <table:table-cell office:value-type="float" office:value="238.236">
                <text:p>238.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1.3329">
                <text:p>31.3329</text:p>
              </table:table-cell>
              <table:table-cell office:value-type="float" office:value="238.137">
                <text:p>238.1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1.4581">
                <text:p>31.4581</text:p>
              </table:table-cell>
              <table:table-cell office:value-type="float" office:value="238.018">
                <text:p>238.0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1.5582">
                <text:p>31.5582</text:p>
              </table:table-cell>
              <table:table-cell office:value-type="float" office:value="237.926">
                <text:p>237.9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1.6823">
                <text:p>31.6823</text:p>
              </table:table-cell>
              <table:table-cell office:value-type="float" office:value="237.816">
                <text:p>237.8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1.7975">
                <text:p>31.7975</text:p>
              </table:table-cell>
              <table:table-cell office:value-type="float" office:value="237.717">
                <text:p>237.7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1.8984">
                <text:p>31.8984</text:p>
              </table:table-cell>
              <table:table-cell office:value-type="float" office:value="237.634">
                <text:p>237.6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2.0327">
                <text:p>32.0327</text:p>
              </table:table-cell>
              <table:table-cell office:value-type="float" office:value="237.53">
                <text:p>237.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2.1656">
                <text:p>32.1656</text:p>
              </table:table-cell>
              <table:table-cell office:value-type="float" office:value="237.433">
                <text:p>237.4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2.277">
                <text:p>32.277</text:p>
              </table:table-cell>
              <table:table-cell office:value-type="float" office:value="237.358">
                <text:p>237.35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2.3988">
                <text:p>32.3988</text:p>
              </table:table-cell>
              <table:table-cell office:value-type="float" office:value="237.282">
                <text:p>237.2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2.5079">
                <text:p>32.5079</text:p>
              </table:table-cell>
              <table:table-cell office:value-type="float" office:value="237.22">
                <text:p>237.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2.609">
                <text:p>32.609</text:p>
              </table:table-cell>
              <table:table-cell office:value-type="float" office:value="237.169">
                <text:p>237.16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2.7102">
                <text:p>32.7102</text:p>
              </table:table-cell>
              <table:table-cell office:value-type="float" office:value="237.122">
                <text:p>237.1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2.8204">
                <text:p>32.8204</text:p>
              </table:table-cell>
              <table:table-cell office:value-type="float" office:value="237.078">
                <text:p>237.0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2.9321">
                <text:p>32.9321</text:p>
              </table:table-cell>
              <table:table-cell office:value-type="float" office:value="237.04">
                <text:p>237.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3.0443">
                <text:p>33.0443</text:p>
              </table:table-cell>
              <table:table-cell office:value-type="float" office:value="237.01">
                <text:p>237.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3.1533">
                <text:p>33.1533</text:p>
              </table:table-cell>
              <table:table-cell office:value-type="float" office:value="236.988">
                <text:p>236.9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3.261">
                <text:p>33.261</text:p>
              </table:table-cell>
              <table:table-cell office:value-type="float" office:value="236.973">
                <text:p>236.9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3.3698">
                <text:p>33.3698</text:p>
              </table:table-cell>
              <table:table-cell office:value-type="float" office:value="236.964">
                <text:p>236.9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3.4784">
                <text:p>33.4784</text:p>
              </table:table-cell>
              <table:table-cell office:value-type="float" office:value="236.964">
                <text:p>236.9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3.6021">
                <text:p>33.6021</text:p>
              </table:table-cell>
              <table:table-cell office:value-type="float" office:value="236.972">
                <text:p>236.9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3.7363">
                <text:p>33.7363</text:p>
              </table:table-cell>
              <table:table-cell office:value-type="float" office:value="236.991">
                <text:p>236.9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3.8739">
                <text:p>33.8739</text:p>
              </table:table-cell>
              <table:table-cell office:value-type="float" office:value="237.022">
                <text:p>237.0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3.9926">
                <text:p>33.9926</text:p>
              </table:table-cell>
              <table:table-cell office:value-type="float" office:value="237.059">
                <text:p>237.0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1176">
                <text:p>34.1176</text:p>
              </table:table-cell>
              <table:table-cell office:value-type="float" office:value="237.106">
                <text:p>237.10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2401">
                <text:p>34.2401</text:p>
              </table:table-cell>
              <table:table-cell office:value-type="float" office:value="237.162">
                <text:p>237.1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3749">
                <text:p>34.3749</text:p>
              </table:table-cell>
              <table:table-cell office:value-type="float" office:value="237.234">
                <text:p>237.2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4832">
                <text:p>34.4832</text:p>
              </table:table-cell>
              <table:table-cell office:value-type="float" office:value="237.299">
                <text:p>237.2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592">
                <text:p>34.592</text:p>
              </table:table-cell>
              <table:table-cell office:value-type="float" office:value="237.371">
                <text:p>237.3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7018">
                <text:p>34.7018</text:p>
              </table:table-cell>
              <table:table-cell office:value-type="float" office:value="237.45">
                <text:p>237.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8364">
                <text:p>34.8364</text:p>
              </table:table-cell>
              <table:table-cell office:value-type="float" office:value="237.557">
                <text:p>237.5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.9589">
                <text:p>34.9589</text:p>
              </table:table-cell>
              <table:table-cell office:value-type="float" office:value="237.662">
                <text:p>237.6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5.0828">
                <text:p>35.0828</text:p>
              </table:table-cell>
              <table:table-cell office:value-type="float" office:value="237.776">
                <text:p>237.7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5.2184">
                <text:p>35.2184</text:p>
              </table:table-cell>
              <table:table-cell office:value-type="float" office:value="237.91">
                <text:p>237.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5.329">
                <text:p>35.329</text:p>
              </table:table-cell>
              <table:table-cell office:value-type="float" office:value="238.025">
                <text:p>238.0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5.4636">
                <text:p>35.4636</text:p>
              </table:table-cell>
              <table:table-cell office:value-type="float" office:value="238.173">
                <text:p>238.1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5.5719">
                <text:p>35.5719</text:p>
              </table:table-cell>
              <table:table-cell office:value-type="float" office:value="238.298">
                <text:p>238.2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5.6824">
                <text:p>35.6824</text:p>
              </table:table-cell>
              <table:table-cell office:value-type="float" office:value="238.429">
                <text:p>238.42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5.7949">
                <text:p>35.7949</text:p>
              </table:table-cell>
              <table:table-cell office:value-type="float" office:value="238.567">
                <text:p>238.5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5.897">
                <text:p>35.897</text:p>
              </table:table-cell>
              <table:table-cell office:value-type="float" office:value="238.695">
                <text:p>238.6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.028">
                <text:p>36.028</text:p>
              </table:table-cell>
              <table:table-cell office:value-type="float" office:value="238.863">
                <text:p>238.8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.1431">
                <text:p>36.1431</text:p>
              </table:table-cell>
              <table:table-cell office:value-type="float" office:value="239.012">
                <text:p>239.0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.2742">
                <text:p>36.2742</text:p>
              </table:table-cell>
              <table:table-cell office:value-type="float" office:value="239.182">
                <text:p>239.1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.375">
                <text:p>36.375</text:p>
              </table:table-cell>
              <table:table-cell office:value-type="float" office:value="239.313">
                <text:p>239.3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.5074">
                <text:p>36.5074</text:p>
              </table:table-cell>
              <table:table-cell office:value-type="float" office:value="239.482">
                <text:p>239.4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.6396">
                <text:p>36.6396</text:p>
              </table:table-cell>
              <table:table-cell office:value-type="float" office:value="239.647">
                <text:p>239.6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.7751">
                <text:p>36.7751</text:p>
              </table:table-cell>
              <table:table-cell office:value-type="float" office:value="239.811">
                <text:p>239.8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.877">
                <text:p>36.877</text:p>
              </table:table-cell>
              <table:table-cell office:value-type="float" office:value="239.928">
                <text:p>239.9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.9862">
                <text:p>36.9862</text:p>
              </table:table-cell>
              <table:table-cell office:value-type="float" office:value="240.048">
                <text:p>240.0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7.1118">
                <text:p>37.1118</text:p>
              </table:table-cell>
              <table:table-cell office:value-type="float" office:value="240.178">
                <text:p>240.1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7.2268">
                <text:p>37.2268</text:p>
              </table:table-cell>
              <table:table-cell office:value-type="float" office:value="240.287">
                <text:p>240.28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7.3402">
                <text:p>37.3402</text:p>
              </table:table-cell>
              <table:table-cell office:value-type="float" office:value="240.385">
                <text:p>240.3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7.4767">
                <text:p>37.4767</text:p>
              </table:table-cell>
              <table:table-cell office:value-type="float" office:value="240.489">
                <text:p>240.4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7.6017">
                <text:p>37.6017</text:p>
              </table:table-cell>
              <table:table-cell office:value-type="float" office:value="240.571">
                <text:p>240.5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7.7174">
                <text:p>37.7174</text:p>
              </table:table-cell>
              <table:table-cell office:value-type="float" office:value="240.636">
                <text:p>240.6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7.823">
                <text:p>37.823</text:p>
              </table:table-cell>
              <table:table-cell office:value-type="float" office:value="240.685">
                <text:p>240.6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7.9374">
                <text:p>37.9374</text:p>
              </table:table-cell>
              <table:table-cell office:value-type="float" office:value="240.727">
                <text:p>240.7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8.0642">
                <text:p>38.0642</text:p>
              </table:table-cell>
              <table:table-cell office:value-type="float" office:value="240.76">
                <text:p>240.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8.1643">
                <text:p>38.1643</text:p>
              </table:table-cell>
              <table:table-cell office:value-type="float" office:value="240.777">
                <text:p>240.77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8.3002">
                <text:p>38.3002</text:p>
              </table:table-cell>
              <table:table-cell office:value-type="float" office:value="240.788">
                <text:p>240.7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8.4053">
                <text:p>38.4053</text:p>
              </table:table-cell>
              <table:table-cell office:value-type="float" office:value="240.786">
                <text:p>240.7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8.5303">
                <text:p>38.5303</text:p>
              </table:table-cell>
              <table:table-cell office:value-type="float" office:value="240.773">
                <text:p>240.7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8.64">
                <text:p>38.64</text:p>
              </table:table-cell>
              <table:table-cell office:value-type="float" office:value="240.753">
                <text:p>240.7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8.774">
                <text:p>38.774</text:p>
              </table:table-cell>
              <table:table-cell office:value-type="float" office:value="240.717">
                <text:p>240.7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8.9092">
                <text:p>38.9092</text:p>
              </table:table-cell>
              <table:table-cell office:value-type="float" office:value="240.67">
                <text:p>240.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9.0442">
                <text:p>39.0442</text:p>
              </table:table-cell>
              <table:table-cell office:value-type="float" office:value="240.612">
                <text:p>240.6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9.1672">
                <text:p>39.1672</text:p>
              </table:table-cell>
              <table:table-cell office:value-type="float" office:value="240.55">
                <text:p>240.5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9.2911">
                <text:p>39.2911</text:p>
              </table:table-cell>
              <table:table-cell office:value-type="float" office:value="240.48">
                <text:p>240.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9.4169">
                <text:p>39.4169</text:p>
              </table:table-cell>
              <table:table-cell office:value-type="float" office:value="240.401">
                <text:p>240.4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9.5426">
                <text:p>39.5426</text:p>
              </table:table-cell>
              <table:table-cell office:value-type="float" office:value="240.315">
                <text:p>240.3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9.6428">
                <text:p>39.6428</text:p>
              </table:table-cell>
              <table:table-cell office:value-type="float" office:value="240.243">
                <text:p>240.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9.7786">
                <text:p>39.7786</text:p>
              </table:table-cell>
              <table:table-cell office:value-type="float" office:value="240.138">
                <text:p>240.1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9.902">
                <text:p>39.902</text:p>
              </table:table-cell>
              <table:table-cell office:value-type="float" office:value="240.037">
                <text:p>240.0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0.0186">
                <text:p>40.0186</text:p>
              </table:table-cell>
              <table:table-cell office:value-type="float" office:value="239.937">
                <text:p>239.9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0.1279">
                <text:p>40.1279</text:p>
              </table:table-cell>
              <table:table-cell office:value-type="float" office:value="239.839">
                <text:p>239.8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0.2385">
                <text:p>40.2385</text:p>
              </table:table-cell>
              <table:table-cell office:value-type="float" office:value="239.738">
                <text:p>239.7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0.3485">
                <text:p>40.3485</text:p>
              </table:table-cell>
              <table:table-cell office:value-type="float" office:value="239.633">
                <text:p>239.6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0.4597">
                <text:p>40.4597</text:p>
              </table:table-cell>
              <table:table-cell office:value-type="float" office:value="239.525">
                <text:p>239.5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0.5961">
                <text:p>40.5961</text:p>
              </table:table-cell>
              <table:table-cell office:value-type="float" office:value="239.389">
                <text:p>239.3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0.6976">
                <text:p>40.6976</text:p>
              </table:table-cell>
              <table:table-cell office:value-type="float" office:value="239.285">
                <text:p>239.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0.7979">
                <text:p>40.7979</text:p>
              </table:table-cell>
              <table:table-cell office:value-type="float" office:value="239.181">
                <text:p>239.1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0.9048">
                <text:p>40.9048</text:p>
              </table:table-cell>
              <table:table-cell office:value-type="float" office:value="239.068">
                <text:p>239.0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.0116">
                <text:p>41.0116</text:p>
              </table:table-cell>
              <table:table-cell office:value-type="float" office:value="238.954">
                <text:p>238.9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.1458">
                <text:p>41.1458</text:p>
              </table:table-cell>
              <table:table-cell office:value-type="float" office:value="238.809">
                <text:p>238.80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.252">
                <text:p>41.252</text:p>
              </table:table-cell>
              <table:table-cell office:value-type="float" office:value="238.692">
                <text:p>238.6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.3586">
                <text:p>41.3586</text:p>
              </table:table-cell>
              <table:table-cell office:value-type="float" office:value="238.575">
                <text:p>238.5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.4656">
                <text:p>41.4656</text:p>
              </table:table-cell>
              <table:table-cell office:value-type="float" office:value="238.457">
                <text:p>238.4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.572">
                <text:p>41.572</text:p>
              </table:table-cell>
              <table:table-cell office:value-type="float" office:value="238.339">
                <text:p>238.3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.7042">
                <text:p>41.7042</text:p>
              </table:table-cell>
              <table:table-cell office:value-type="float" office:value="238.194">
                <text:p>238.19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.811">
                <text:p>41.811</text:p>
              </table:table-cell>
              <table:table-cell office:value-type="float" office:value="238.077">
                <text:p>238.07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.9451">
                <text:p>41.9451</text:p>
              </table:table-cell>
              <table:table-cell office:value-type="float" office:value="237.933">
                <text:p>237.9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.0479">
                <text:p>42.0479</text:p>
              </table:table-cell>
              <table:table-cell office:value-type="float" office:value="237.824">
                <text:p>237.82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.1729">
                <text:p>42.1729</text:p>
              </table:table-cell>
              <table:table-cell office:value-type="float" office:value="237.694">
                <text:p>237.69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.2968">
                <text:p>42.2968</text:p>
              </table:table-cell>
              <table:table-cell office:value-type="float" office:value="237.569">
                <text:p>237.56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.407">
                <text:p>42.407</text:p>
              </table:table-cell>
              <table:table-cell office:value-type="float" office:value="237.462">
                <text:p>237.4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.5145">
                <text:p>42.5145</text:p>
              </table:table-cell>
              <table:table-cell office:value-type="float" office:value="237.361">
                <text:p>237.3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.62">
                <text:p>42.62</text:p>
              </table:table-cell>
              <table:table-cell office:value-type="float" office:value="237.265">
                <text:p>237.2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.7281">
                <text:p>42.7281</text:p>
              </table:table-cell>
              <table:table-cell office:value-type="float" office:value="237.172">
                <text:p>237.1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.8333">
                <text:p>42.8333</text:p>
              </table:table-cell>
              <table:table-cell office:value-type="float" office:value="237.086">
                <text:p>237.0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.9478">
                <text:p>42.9478</text:p>
              </table:table-cell>
              <table:table-cell office:value-type="float" office:value="236.998">
                <text:p>236.9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.0693">
                <text:p>43.0693</text:p>
              </table:table-cell>
              <table:table-cell office:value-type="float" office:value="236.911">
                <text:p>236.9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.1777">
                <text:p>43.1777</text:p>
              </table:table-cell>
              <table:table-cell office:value-type="float" office:value="236.841">
                <text:p>236.8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.2841">
                <text:p>43.2841</text:p>
              </table:table-cell>
              <table:table-cell office:value-type="float" office:value="236.777">
                <text:p>236.77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.3905">
                <text:p>43.3905</text:p>
              </table:table-cell>
              <table:table-cell office:value-type="float" office:value="236.721">
                <text:p>236.7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.4966">
                <text:p>43.4966</text:p>
              </table:table-cell>
              <table:table-cell office:value-type="float" office:value="236.67">
                <text:p>236.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.6023">
                <text:p>43.6023</text:p>
              </table:table-cell>
              <table:table-cell office:value-type="float" office:value="236.626">
                <text:p>236.6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.7073">
                <text:p>43.7073</text:p>
              </table:table-cell>
              <table:table-cell office:value-type="float" office:value="236.589">
                <text:p>236.5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.8329">
                <text:p>43.8329</text:p>
              </table:table-cell>
              <table:table-cell office:value-type="float" office:value="236.554">
                <text:p>236.5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.936">
                <text:p>43.936</text:p>
              </table:table-cell>
              <table:table-cell office:value-type="float" office:value="236.533">
                <text:p>236.5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0471">
                <text:p>44.0471</text:p>
              </table:table-cell>
              <table:table-cell office:value-type="float" office:value="236.517">
                <text:p>236.5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1516">
                <text:p>44.1516</text:p>
              </table:table-cell>
              <table:table-cell office:value-type="float" office:value="236.509">
                <text:p>236.50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2556">
                <text:p>44.2556</text:p>
              </table:table-cell>
              <table:table-cell office:value-type="float" office:value="236.508">
                <text:p>236.5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3607">
                <text:p>44.3607</text:p>
              </table:table-cell>
              <table:table-cell office:value-type="float" office:value="236.514">
                <text:p>236.5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4653">
                <text:p>44.4653</text:p>
              </table:table-cell>
              <table:table-cell office:value-type="float" office:value="236.526">
                <text:p>236.5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5704">
                <text:p>44.5704</text:p>
              </table:table-cell>
              <table:table-cell office:value-type="float" office:value="236.546">
                <text:p>236.5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6757">
                <text:p>44.6757</text:p>
              </table:table-cell>
              <table:table-cell office:value-type="float" office:value="236.572">
                <text:p>236.5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7809">
                <text:p>44.7809</text:p>
              </table:table-cell>
              <table:table-cell office:value-type="float" office:value="236.605">
                <text:p>236.60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8864">
                <text:p>44.8864</text:p>
              </table:table-cell>
              <table:table-cell office:value-type="float" office:value="236.645">
                <text:p>236.6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.9923">
                <text:p>44.9923</text:p>
              </table:table-cell>
              <table:table-cell office:value-type="float" office:value="236.692">
                <text:p>236.6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.1002">
                <text:p>45.1002</text:p>
              </table:table-cell>
              <table:table-cell office:value-type="float" office:value="236.747">
                <text:p>236.7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.2081">
                <text:p>45.2081</text:p>
              </table:table-cell>
              <table:table-cell office:value-type="float" office:value="236.808">
                <text:p>236.8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.3414">
                <text:p>45.3414</text:p>
              </table:table-cell>
              <table:table-cell office:value-type="float" office:value="236.893">
                <text:p>236.8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.4655">
                <text:p>45.4655</text:p>
              </table:table-cell>
              <table:table-cell office:value-type="float" office:value="236.98">
                <text:p>236.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.5765">
                <text:p>45.5765</text:p>
              </table:table-cell>
              <table:table-cell office:value-type="float" office:value="237.066">
                <text:p>237.0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.6908">
                <text:p>45.6908</text:p>
              </table:table-cell>
              <table:table-cell office:value-type="float" office:value="237.161">
                <text:p>237.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.8146">
                <text:p>45.8146</text:p>
              </table:table-cell>
              <table:table-cell office:value-type="float" office:value="237.271">
                <text:p>237.2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5.9158">
                <text:p>45.9158</text:p>
              </table:table-cell>
              <table:table-cell office:value-type="float" office:value="237.366">
                <text:p>237.3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6.047">
                <text:p>46.047</text:p>
              </table:table-cell>
              <table:table-cell office:value-type="float" office:value="237.497">
                <text:p>237.4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6.176">
                <text:p>46.176</text:p>
              </table:table-cell>
              <table:table-cell office:value-type="float" office:value="237.634">
                <text:p>237.6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6.3013">
                <text:p>46.3013</text:p>
              </table:table-cell>
              <table:table-cell office:value-type="float" office:value="237.773">
                <text:p>237.7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6.4264">
                <text:p>46.4264</text:p>
              </table:table-cell>
              <table:table-cell office:value-type="float" office:value="237.919">
                <text:p>237.9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6.5491">
                <text:p>46.5491</text:p>
              </table:table-cell>
              <table:table-cell office:value-type="float" office:value="238.068">
                <text:p>238.0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6.6716">
                <text:p>46.6716</text:p>
              </table:table-cell>
              <table:table-cell office:value-type="float" office:value="238.222">
                <text:p>238.2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6.792">
                <text:p>46.792</text:p>
              </table:table-cell>
              <table:table-cell office:value-type="float" office:value="238.379">
                <text:p>238.3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6.9158">
                <text:p>46.9158</text:p>
              </table:table-cell>
              <table:table-cell office:value-type="float" office:value="238.544">
                <text:p>238.5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7.0413">
                <text:p>47.0413</text:p>
              </table:table-cell>
              <table:table-cell office:value-type="float" office:value="238.716">
                <text:p>238.7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7.1666">
                <text:p>47.1666</text:p>
              </table:table-cell>
              <table:table-cell office:value-type="float" office:value="238.889">
                <text:p>238.8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7.2892">
                <text:p>47.2892</text:p>
              </table:table-cell>
              <table:table-cell office:value-type="float" office:value="239.06">
                <text:p>239.0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7.4126">
                <text:p>47.4126</text:p>
              </table:table-cell>
              <table:table-cell office:value-type="float" office:value="239.232">
                <text:p>239.2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7.5349">
                <text:p>47.5349</text:p>
              </table:table-cell>
              <table:table-cell office:value-type="float" office:value="239.401">
                <text:p>239.4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7.6581">
                <text:p>47.6581</text:p>
              </table:table-cell>
              <table:table-cell office:value-type="float" office:value="239.567">
                <text:p>239.5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7.778">
                <text:p>47.778</text:p>
              </table:table-cell>
              <table:table-cell office:value-type="float" office:value="239.725">
                <text:p>239.7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7.9011">
                <text:p>47.9011</text:p>
              </table:table-cell>
              <table:table-cell office:value-type="float" office:value="239.88">
                <text:p>239.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8.022">
                <text:p>48.022</text:p>
              </table:table-cell>
              <table:table-cell office:value-type="float" office:value="240.026">
                <text:p>240.0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8.1508">
                <text:p>48.1508</text:p>
              </table:table-cell>
              <table:table-cell office:value-type="float" office:value="240.17">
                <text:p>240.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8.274">
                <text:p>48.274</text:p>
              </table:table-cell>
              <table:table-cell office:value-type="float" office:value="240.297">
                <text:p>240.2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8.397">
                <text:p>48.397</text:p>
              </table:table-cell>
              <table:table-cell office:value-type="float" office:value="240.412">
                <text:p>240.4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8.5247">
                <text:p>48.5247</text:p>
              </table:table-cell>
              <table:table-cell office:value-type="float" office:value="240.518">
                <text:p>240.5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8.6266">
                <text:p>48.6266</text:p>
              </table:table-cell>
              <table:table-cell office:value-type="float" office:value="240.592">
                <text:p>240.5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8.7267">
                <text:p>48.7267</text:p>
              </table:table-cell>
              <table:table-cell office:value-type="float" office:value="240.656">
                <text:p>240.6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8.8604">
                <text:p>48.8604</text:p>
              </table:table-cell>
              <table:table-cell office:value-type="float" office:value="240.726">
                <text:p>240.7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8.9847">
                <text:p>48.9847</text:p>
              </table:table-cell>
              <table:table-cell office:value-type="float" office:value="240.777">
                <text:p>240.77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9.1078">
                <text:p>49.1078</text:p>
              </table:table-cell>
              <table:table-cell office:value-type="float" office:value="240.814">
                <text:p>240.8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9.2318">
                <text:p>49.2318</text:p>
              </table:table-cell>
              <table:table-cell office:value-type="float" office:value="240.837">
                <text:p>240.8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9.3541">
                <text:p>49.3541</text:p>
              </table:table-cell>
              <table:table-cell office:value-type="float" office:value="240.847">
                <text:p>240.8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9.4781">
                <text:p>49.4781</text:p>
              </table:table-cell>
              <table:table-cell office:value-type="float" office:value="240.845">
                <text:p>240.8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9.5985">
                <text:p>49.5985</text:p>
              </table:table-cell>
              <table:table-cell office:value-type="float" office:value="240.831">
                <text:p>240.8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9.7209">
                <text:p>49.7209</text:p>
              </table:table-cell>
              <table:table-cell office:value-type="float" office:value="240.806">
                <text:p>240.80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9.8409">
                <text:p>49.8409</text:p>
              </table:table-cell>
              <table:table-cell office:value-type="float" office:value="240.771">
                <text:p>240.7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9.9696">
                <text:p>49.9696</text:p>
              </table:table-cell>
              <table:table-cell office:value-type="float" office:value="240.723">
                <text:p>240.7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0.095">
                <text:p>50.095</text:p>
              </table:table-cell>
              <table:table-cell office:value-type="float" office:value="240.667">
                <text:p>240.6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0.219">
                <text:p>50.219</text:p>
              </table:table-cell>
              <table:table-cell office:value-type="float" office:value="240.602">
                <text:p>240.60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0.3423">
                <text:p>50.3423</text:p>
              </table:table-cell>
              <table:table-cell office:value-type="float" office:value="240.53">
                <text:p>240.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0.4647">
                <text:p>50.4647</text:p>
              </table:table-cell>
              <table:table-cell office:value-type="float" office:value="240.45">
                <text:p>240.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0.5872">
                <text:p>50.5872</text:p>
              </table:table-cell>
              <table:table-cell office:value-type="float" office:value="240.364">
                <text:p>240.3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0.7096">
                <text:p>50.7096</text:p>
              </table:table-cell>
              <table:table-cell office:value-type="float" office:value="240.272">
                <text:p>240.2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0.8331">
                <text:p>50.8331</text:p>
              </table:table-cell>
              <table:table-cell office:value-type="float" office:value="240.173">
                <text:p>240.1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0.9573">
                <text:p>50.9573</text:p>
              </table:table-cell>
              <table:table-cell office:value-type="float" office:value="240.067">
                <text:p>240.0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1.0823">
                <text:p>51.0823</text:p>
              </table:table-cell>
              <table:table-cell office:value-type="float" office:value="239.956">
                <text:p>239.9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1.204">
                <text:p>51.204</text:p>
              </table:table-cell>
              <table:table-cell office:value-type="float" office:value="239.844">
                <text:p>239.8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1.3284">
                <text:p>51.3284</text:p>
              </table:table-cell>
              <table:table-cell office:value-type="float" office:value="239.725">
                <text:p>239.7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1.4552">
                <text:p>51.4552</text:p>
              </table:table-cell>
              <table:table-cell office:value-type="float" office:value="239.6">
                <text:p>239.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1.5774">
                <text:p>51.5774</text:p>
              </table:table-cell>
              <table:table-cell office:value-type="float" office:value="239.476">
                <text:p>239.4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1.7073">
                <text:p>51.7073</text:p>
              </table:table-cell>
              <table:table-cell office:value-type="float" office:value="239.34">
                <text:p>239.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1.8369">
                <text:p>51.8369</text:p>
              </table:table-cell>
              <table:table-cell office:value-type="float" office:value="239.203">
                <text:p>239.2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1.9662">
                <text:p>51.9662</text:p>
              </table:table-cell>
              <table:table-cell office:value-type="float" office:value="239.063">
                <text:p>239.0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2.1011">
                <text:p>52.1011</text:p>
              </table:table-cell>
              <table:table-cell office:value-type="float" office:value="238.915">
                <text:p>238.9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2.2261">
                <text:p>52.2261</text:p>
              </table:table-cell>
              <table:table-cell office:value-type="float" office:value="238.776">
                <text:p>238.7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2.3491">
                <text:p>52.3491</text:p>
              </table:table-cell>
              <table:table-cell office:value-type="float" office:value="238.639">
                <text:p>238.6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2.4719">
                <text:p>52.4719</text:p>
              </table:table-cell>
              <table:table-cell office:value-type="float" office:value="238.5">
                <text:p>238.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2.5941">
                <text:p>52.5941</text:p>
              </table:table-cell>
              <table:table-cell office:value-type="float" office:value="238.363">
                <text:p>238.36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2.7153">
                <text:p>52.7153</text:p>
              </table:table-cell>
              <table:table-cell office:value-type="float" office:value="238.227">
                <text:p>238.2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2.8395">
                <text:p>52.8395</text:p>
              </table:table-cell>
              <table:table-cell office:value-type="float" office:value="238.088">
                <text:p>238.0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2.962">
                <text:p>52.962</text:p>
              </table:table-cell>
              <table:table-cell office:value-type="float" office:value="237.953">
                <text:p>237.9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3.0845">
                <text:p>53.0845</text:p>
              </table:table-cell>
              <table:table-cell office:value-type="float" office:value="237.82">
                <text:p>237.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3.2136">
                <text:p>53.2136</text:p>
              </table:table-cell>
              <table:table-cell office:value-type="float" office:value="237.684">
                <text:p>237.68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3.3375">
                <text:p>53.3375</text:p>
              </table:table-cell>
              <table:table-cell office:value-type="float" office:value="237.556">
                <text:p>237.5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3.4625">
                <text:p>53.4625</text:p>
              </table:table-cell>
              <table:table-cell office:value-type="float" office:value="237.431">
                <text:p>237.4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3.5865">
                <text:p>53.5865</text:p>
              </table:table-cell>
              <table:table-cell office:value-type="float" office:value="237.313">
                <text:p>237.3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3.7073">
                <text:p>53.7073</text:p>
              </table:table-cell>
              <table:table-cell office:value-type="float" office:value="237.203">
                <text:p>237.2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3.8301">
                <text:p>53.8301</text:p>
              </table:table-cell>
              <table:table-cell office:value-type="float" office:value="237.097">
                <text:p>237.0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3.953">
                <text:p>53.953</text:p>
              </table:table-cell>
              <table:table-cell office:value-type="float" office:value="236.997">
                <text:p>236.9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4.0566">
                <text:p>54.0566</text:p>
              </table:table-cell>
              <table:table-cell office:value-type="float" office:value="236.918">
                <text:p>236.9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4.1821">
                <text:p>54.1821</text:p>
              </table:table-cell>
              <table:table-cell office:value-type="float" office:value="236.83">
                <text:p>236.8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4.3027">
                <text:p>54.3027</text:p>
              </table:table-cell>
              <table:table-cell office:value-type="float" office:value="236.754">
                <text:p>236.7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4.4229">
                <text:p>54.4229</text:p>
              </table:table-cell>
              <table:table-cell office:value-type="float" office:value="236.685">
                <text:p>236.6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4.5471">
                <text:p>54.5471</text:p>
              </table:table-cell>
              <table:table-cell office:value-type="float" office:value="236.623">
                <text:p>236.6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4.6687">
                <text:p>54.6687</text:p>
              </table:table-cell>
              <table:table-cell office:value-type="float" office:value="236.57">
                <text:p>236.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4.7898">
                <text:p>54.7898</text:p>
              </table:table-cell>
              <table:table-cell office:value-type="float" office:value="236.527">
                <text:p>236.5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4.9128">
                <text:p>54.9128</text:p>
              </table:table-cell>
              <table:table-cell office:value-type="float" office:value="236.492">
                <text:p>236.49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5.036">
                <text:p>55.036</text:p>
              </table:table-cell>
              <table:table-cell office:value-type="float" office:value="236.466">
                <text:p>236.4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5.1586">
                <text:p>55.1586</text:p>
              </table:table-cell>
              <table:table-cell office:value-type="float" office:value="236.45">
                <text:p>236.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5.2837">
                <text:p>55.2837</text:p>
              </table:table-cell>
              <table:table-cell office:value-type="float" office:value="236.443">
                <text:p>236.4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5.412">
                <text:p>55.412</text:p>
              </table:table-cell>
              <table:table-cell office:value-type="float" office:value="236.446">
                <text:p>236.4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5.5367">
                <text:p>55.5367</text:p>
              </table:table-cell>
              <table:table-cell office:value-type="float" office:value="236.459">
                <text:p>236.4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5.6606">
                <text:p>55.6606</text:p>
              </table:table-cell>
              <table:table-cell office:value-type="float" office:value="236.482">
                <text:p>236.4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5.7656">
                <text:p>55.7656</text:p>
              </table:table-cell>
              <table:table-cell office:value-type="float" office:value="236.508">
                <text:p>236.5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5.8894">
                <text:p>55.8894</text:p>
              </table:table-cell>
              <table:table-cell office:value-type="float" office:value="236.548">
                <text:p>236.5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6.0138">
                <text:p>56.0138</text:p>
              </table:table-cell>
              <table:table-cell office:value-type="float" office:value="236.597">
                <text:p>236.5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6.1411">
                <text:p>56.1411</text:p>
              </table:table-cell>
              <table:table-cell office:value-type="float" office:value="236.657">
                <text:p>236.6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6.2667">
                <text:p>56.2667</text:p>
              </table:table-cell>
              <table:table-cell office:value-type="float" office:value="236.726">
                <text:p>236.7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6.3882">
                <text:p>56.3882</text:p>
              </table:table-cell>
              <table:table-cell office:value-type="float" office:value="236.8">
                <text:p>236.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6.5149">
                <text:p>56.5149</text:p>
              </table:table-cell>
              <table:table-cell office:value-type="float" office:value="236.887">
                <text:p>236.88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6.6407">
                <text:p>56.6407</text:p>
              </table:table-cell>
              <table:table-cell office:value-type="float" office:value="236.981">
                <text:p>236.9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6.7625">
                <text:p>56.7625</text:p>
              </table:table-cell>
              <table:table-cell office:value-type="float" office:value="237.08">
                <text:p>237.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6.8871">
                <text:p>56.8871</text:p>
              </table:table-cell>
              <table:table-cell office:value-type="float" office:value="237.19">
                <text:p>237.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7.0081">
                <text:p>57.0081</text:p>
              </table:table-cell>
              <table:table-cell office:value-type="float" office:value="237.303">
                <text:p>237.3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7.1311">
                <text:p>57.1311</text:p>
              </table:table-cell>
              <table:table-cell office:value-type="float" office:value="237.426">
                <text:p>237.4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7.2538">
                <text:p>57.2538</text:p>
              </table:table-cell>
              <table:table-cell office:value-type="float" office:value="237.554">
                <text:p>237.5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7.3748">
                <text:p>57.3748</text:p>
              </table:table-cell>
              <table:table-cell office:value-type="float" office:value="237.688">
                <text:p>237.68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7.4952">
                <text:p>57.4952</text:p>
              </table:table-cell>
              <table:table-cell office:value-type="float" office:value="237.827">
                <text:p>237.8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7.6154">
                <text:p>57.6154</text:p>
              </table:table-cell>
              <table:table-cell office:value-type="float" office:value="237.971">
                <text:p>237.9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7.7371">
                <text:p>57.7371</text:p>
              </table:table-cell>
              <table:table-cell office:value-type="float" office:value="238.123">
                <text:p>238.1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7.8579">
                <text:p>57.8579</text:p>
              </table:table-cell>
              <table:table-cell office:value-type="float" office:value="238.279">
                <text:p>238.2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7.9847">
                <text:p>57.9847</text:p>
              </table:table-cell>
              <table:table-cell office:value-type="float" office:value="238.448">
                <text:p>238.4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8.1101">
                <text:p>58.1101</text:p>
              </table:table-cell>
              <table:table-cell office:value-type="float" office:value="238.619">
                <text:p>238.6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8.2406">
                <text:p>58.2406</text:p>
              </table:table-cell>
              <table:table-cell office:value-type="float" office:value="238.8">
                <text:p>238.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8.3622">
                <text:p>58.3622</text:p>
              </table:table-cell>
              <table:table-cell office:value-type="float" office:value="238.97">
                <text:p>238.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8.4834">
                <text:p>58.4834</text:p>
              </table:table-cell>
              <table:table-cell office:value-type="float" office:value="239.14">
                <text:p>239.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8.605">
                <text:p>58.605</text:p>
              </table:table-cell>
              <table:table-cell office:value-type="float" office:value="239.31">
                <text:p>239.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8.7295">
                <text:p>58.7295</text:p>
              </table:table-cell>
              <table:table-cell office:value-type="float" office:value="239.481">
                <text:p>239.4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8.8618">
                <text:p>58.8618</text:p>
              </table:table-cell>
              <table:table-cell office:value-type="float" office:value="239.659">
                <text:p>239.6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8.9894">
                <text:p>58.9894</text:p>
              </table:table-cell>
              <table:table-cell office:value-type="float" office:value="239.824">
                <text:p>239.82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.1219">
                <text:p>59.1219</text:p>
              </table:table-cell>
              <table:table-cell office:value-type="float" office:value="239.986">
                <text:p>239.9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.2439">
                <text:p>59.2439</text:p>
              </table:table-cell>
              <table:table-cell office:value-type="float" office:value="240.127">
                <text:p>240.1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.3655">
                <text:p>59.3655</text:p>
              </table:table-cell>
              <table:table-cell office:value-type="float" office:value="240.257">
                <text:p>240.2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.4855">
                <text:p>59.4855</text:p>
              </table:table-cell>
              <table:table-cell office:value-type="float" office:value="240.373">
                <text:p>240.3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.6072">
                <text:p>59.6072</text:p>
              </table:table-cell>
              <table:table-cell office:value-type="float" office:value="240.48">
                <text:p>240.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.7297">
                <text:p>59.7297</text:p>
              </table:table-cell>
              <table:table-cell office:value-type="float" office:value="240.573">
                <text:p>240.5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.8497">
                <text:p>59.8497</text:p>
              </table:table-cell>
              <table:table-cell office:value-type="float" office:value="240.652">
                <text:p>240.65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.9692">
                <text:p>59.9692</text:p>
              </table:table-cell>
              <table:table-cell office:value-type="float" office:value="240.717">
                <text:p>240.7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.0908">
                <text:p>60.0908</text:p>
              </table:table-cell>
              <table:table-cell office:value-type="float" office:value="240.769">
                <text:p>240.76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.2185">
                <text:p>60.2185</text:p>
              </table:table-cell>
              <table:table-cell office:value-type="float" office:value="240.81">
                <text:p>240.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.3396">
                <text:p>60.3396</text:p>
              </table:table-cell>
              <table:table-cell office:value-type="float" office:value="240.835">
                <text:p>240.8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.4651">
                <text:p>60.4651</text:p>
              </table:table-cell>
              <table:table-cell office:value-type="float" office:value="240.847">
                <text:p>240.8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.5879">
                <text:p>60.5879</text:p>
              </table:table-cell>
              <table:table-cell office:value-type="float" office:value="240.846">
                <text:p>240.8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.7101">
                <text:p>60.7101</text:p>
              </table:table-cell>
              <table:table-cell office:value-type="float" office:value="240.834">
                <text:p>240.8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.8145">
                <text:p>60.8145</text:p>
              </table:table-cell>
              <table:table-cell office:value-type="float" office:value="240.814">
                <text:p>240.8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.9419">
                <text:p>60.9419</text:p>
              </table:table-cell>
              <table:table-cell office:value-type="float" office:value="240.78">
                <text:p>240.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1.0717">
                <text:p>61.0717</text:p>
              </table:table-cell>
              <table:table-cell office:value-type="float" office:value="240.733">
                <text:p>240.7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1.2067">
                <text:p>61.2067</text:p>
              </table:table-cell>
              <table:table-cell office:value-type="float" office:value="240.673">
                <text:p>240.6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1.3339">
                <text:p>61.3339</text:p>
              </table:table-cell>
              <table:table-cell office:value-type="float" office:value="240.608">
                <text:p>240.6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1.4574">
                <text:p>61.4574</text:p>
              </table:table-cell>
              <table:table-cell office:value-type="float" office:value="240.535">
                <text:p>240.5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1.5796">
                <text:p>61.5796</text:p>
              </table:table-cell>
              <table:table-cell office:value-type="float" office:value="240.456">
                <text:p>240.4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1.7059">
                <text:p>61.7059</text:p>
              </table:table-cell>
              <table:table-cell office:value-type="float" office:value="240.366">
                <text:p>240.3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1.8334">
                <text:p>61.8334</text:p>
              </table:table-cell>
              <table:table-cell office:value-type="float" office:value="240.269">
                <text:p>240.26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1.9581">
                <text:p>61.9581</text:p>
              </table:table-cell>
              <table:table-cell office:value-type="float" office:value="240.168">
                <text:p>240.1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2.0795">
                <text:p>62.0795</text:p>
              </table:table-cell>
              <table:table-cell office:value-type="float" office:value="240.065">
                <text:p>240.0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2.2032">
                <text:p>62.2032</text:p>
              </table:table-cell>
              <table:table-cell office:value-type="float" office:value="239.954">
                <text:p>239.9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2.3297">
                <text:p>62.3297</text:p>
              </table:table-cell>
              <table:table-cell office:value-type="float" office:value="239.836">
                <text:p>239.8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2.4501">
                <text:p>62.4501</text:p>
              </table:table-cell>
              <table:table-cell office:value-type="float" office:value="239.72">
                <text:p>239.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2.5746">
                <text:p>62.5746</text:p>
              </table:table-cell>
              <table:table-cell office:value-type="float" office:value="239.596">
                <text:p>239.5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2.6769">
                <text:p>62.6769</text:p>
              </table:table-cell>
              <table:table-cell office:value-type="float" office:value="239.491">
                <text:p>239.49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2.8035">
                <text:p>62.8035</text:p>
              </table:table-cell>
              <table:table-cell office:value-type="float" office:value="239.359">
                <text:p>239.3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2.9252">
                <text:p>62.9252</text:p>
              </table:table-cell>
              <table:table-cell office:value-type="float" office:value="239.229">
                <text:p>239.22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3.0492">
                <text:p>63.0492</text:p>
              </table:table-cell>
              <table:table-cell office:value-type="float" office:value="239.094">
                <text:p>239.09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3.1703">
                <text:p>63.1703</text:p>
              </table:table-cell>
              <table:table-cell office:value-type="float" office:value="238.961">
                <text:p>238.9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3.2913">
                <text:p>63.2913</text:p>
              </table:table-cell>
              <table:table-cell office:value-type="float" office:value="238.825">
                <text:p>238.8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3.4209">
                <text:p>63.4209</text:p>
              </table:table-cell>
              <table:table-cell office:value-type="float" office:value="238.679">
                <text:p>238.6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3.5499">
                <text:p>63.5499</text:p>
              </table:table-cell>
              <table:table-cell office:value-type="float" office:value="238.533">
                <text:p>238.5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3.6812">
                <text:p>63.6812</text:p>
              </table:table-cell>
              <table:table-cell office:value-type="float" office:value="238.384">
                <text:p>238.38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3.8032">
                <text:p>63.8032</text:p>
              </table:table-cell>
              <table:table-cell office:value-type="float" office:value="238.245">
                <text:p>238.24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3.9242">
                <text:p>63.9242</text:p>
              </table:table-cell>
              <table:table-cell office:value-type="float" office:value="238.108">
                <text:p>238.1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4.0441">
                <text:p>64.0441</text:p>
              </table:table-cell>
              <table:table-cell office:value-type="float" office:value="237.975">
                <text:p>237.9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4.1649">
                <text:p>64.1649</text:p>
              </table:table-cell>
              <table:table-cell office:value-type="float" office:value="237.842">
                <text:p>237.8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4.2928">
                <text:p>64.2928</text:p>
              </table:table-cell>
              <table:table-cell office:value-type="float" office:value="237.704">
                <text:p>237.7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4.4125">
                <text:p>64.4125</text:p>
              </table:table-cell>
              <table:table-cell office:value-type="float" office:value="237.578">
                <text:p>237.5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4.5366">
                <text:p>64.5366</text:p>
              </table:table-cell>
              <table:table-cell office:value-type="float" office:value="237.452">
                <text:p>237.45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4.6597">
                <text:p>64.6597</text:p>
              </table:table-cell>
              <table:table-cell office:value-type="float" office:value="237.331">
                <text:p>237.3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4.7819">
                <text:p>64.7819</text:p>
              </table:table-cell>
              <table:table-cell office:value-type="float" office:value="237.217">
                <text:p>237.2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4.9073">
                <text:p>64.9073</text:p>
              </table:table-cell>
              <table:table-cell office:value-type="float" office:value="237.105">
                <text:p>237.10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5.0314">
                <text:p>65.0314</text:p>
              </table:table-cell>
              <table:table-cell office:value-type="float" office:value="237.001">
                <text:p>237.0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5.1543">
                <text:p>65.1543</text:p>
              </table:table-cell>
              <table:table-cell office:value-type="float" office:value="236.906">
                <text:p>236.90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5.2769">
                <text:p>65.2769</text:p>
              </table:table-cell>
              <table:table-cell office:value-type="float" office:value="236.818">
                <text:p>236.8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5.3993">
                <text:p>65.3993</text:p>
              </table:table-cell>
              <table:table-cell office:value-type="float" office:value="236.738">
                <text:p>236.7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5.5219">
                <text:p>65.5219</text:p>
              </table:table-cell>
              <table:table-cell office:value-type="float" office:value="236.665">
                <text:p>236.6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5.6454">
                <text:p>65.6454</text:p>
              </table:table-cell>
              <table:table-cell office:value-type="float" office:value="236.601">
                <text:p>236.6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5.7692">
                <text:p>65.7692</text:p>
              </table:table-cell>
              <table:table-cell office:value-type="float" office:value="236.546">
                <text:p>236.5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5.8954">
                <text:p>65.8954</text:p>
              </table:table-cell>
              <table:table-cell office:value-type="float" office:value="236.499">
                <text:p>236.4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.0165">
                <text:p>66.0165</text:p>
              </table:table-cell>
              <table:table-cell office:value-type="float" office:value="236.464">
                <text:p>236.4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.1412">
                <text:p>66.1412</text:p>
              </table:table-cell>
              <table:table-cell office:value-type="float" office:value="236.436">
                <text:p>236.4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.2697">
                <text:p>66.2697</text:p>
              </table:table-cell>
              <table:table-cell office:value-type="float" office:value="236.418">
                <text:p>236.4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.3903">
                <text:p>66.3903</text:p>
              </table:table-cell>
              <table:table-cell office:value-type="float" office:value="236.411">
                <text:p>236.4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.514">
                <text:p>66.514</text:p>
              </table:table-cell>
              <table:table-cell office:value-type="float" office:value="236.413">
                <text:p>236.4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.635">
                <text:p>66.635</text:p>
              </table:table-cell>
              <table:table-cell office:value-type="float" office:value="236.424">
                <text:p>236.42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.7552">
                <text:p>66.7552</text:p>
              </table:table-cell>
              <table:table-cell office:value-type="float" office:value="236.444">
                <text:p>236.4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.8776">
                <text:p>66.8776</text:p>
              </table:table-cell>
              <table:table-cell office:value-type="float" office:value="236.473">
                <text:p>236.4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6.9974">
                <text:p>66.9974</text:p>
              </table:table-cell>
              <table:table-cell office:value-type="float" office:value="236.511">
                <text:p>236.5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7.12">
                <text:p>67.12</text:p>
              </table:table-cell>
              <table:table-cell office:value-type="float" office:value="236.559">
                <text:p>236.5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7.2422">
                <text:p>67.2422</text:p>
              </table:table-cell>
              <table:table-cell office:value-type="float" office:value="236.615">
                <text:p>236.6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7.3657">
                <text:p>67.3657</text:p>
              </table:table-cell>
              <table:table-cell office:value-type="float" office:value="236.681">
                <text:p>236.6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7.4865">
                <text:p>67.4865</text:p>
              </table:table-cell>
              <table:table-cell office:value-type="float" office:value="236.754">
                <text:p>236.7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7.6097">
                <text:p>67.6097</text:p>
              </table:table-cell>
              <table:table-cell office:value-type="float" office:value="236.836">
                <text:p>236.8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7.7314">
                <text:p>67.7314</text:p>
              </table:table-cell>
              <table:table-cell office:value-type="float" office:value="236.926">
                <text:p>236.9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7.8516">
                <text:p>67.8516</text:p>
              </table:table-cell>
              <table:table-cell office:value-type="float" office:value="237.022">
                <text:p>237.0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7.9725">
                <text:p>67.9725</text:p>
              </table:table-cell>
              <table:table-cell office:value-type="float" office:value="237.126">
                <text:p>237.1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8.0933">
                <text:p>68.0933</text:p>
              </table:table-cell>
              <table:table-cell office:value-type="float" office:value="237.238">
                <text:p>237.23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8.2147">
                <text:p>68.2147</text:p>
              </table:table-cell>
              <table:table-cell office:value-type="float" office:value="237.356">
                <text:p>237.3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8.3438">
                <text:p>68.3438</text:p>
              </table:table-cell>
              <table:table-cell office:value-type="float" office:value="237.49">
                <text:p>237.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8.4652">
                <text:p>68.4652</text:p>
              </table:table-cell>
              <table:table-cell office:value-type="float" office:value="237.623">
                <text:p>237.6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8.5894">
                <text:p>68.5894</text:p>
              </table:table-cell>
              <table:table-cell office:value-type="float" office:value="237.765">
                <text:p>237.76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8.7087">
                <text:p>68.7087</text:p>
              </table:table-cell>
              <table:table-cell office:value-type="float" office:value="237.907">
                <text:p>237.90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8.8295">
                <text:p>68.8295</text:p>
              </table:table-cell>
              <table:table-cell office:value-type="float" office:value="238.056">
                <text:p>238.0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8.9518">
                <text:p>68.9518</text:p>
              </table:table-cell>
              <table:table-cell office:value-type="float" office:value="238.213">
                <text:p>238.2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9.075">
                <text:p>69.075</text:p>
              </table:table-cell>
              <table:table-cell office:value-type="float" office:value="238.376">
                <text:p>238.3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9.1951">
                <text:p>69.1951</text:p>
              </table:table-cell>
              <table:table-cell office:value-type="float" office:value="238.539">
                <text:p>238.5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9.3182">
                <text:p>69.3182</text:p>
              </table:table-cell>
              <table:table-cell office:value-type="float" office:value="238.71">
                <text:p>238.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9.4387">
                <text:p>69.4387</text:p>
              </table:table-cell>
              <table:table-cell office:value-type="float" office:value="238.879">
                <text:p>238.8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9.5629">
                <text:p>69.5629</text:p>
              </table:table-cell>
              <table:table-cell office:value-type="float" office:value="239.054">
                <text:p>239.0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9.6945">
                <text:p>69.6945</text:p>
              </table:table-cell>
              <table:table-cell office:value-type="float" office:value="239.24">
                <text:p>239.2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9.8252">
                <text:p>69.8252</text:p>
              </table:table-cell>
              <table:table-cell office:value-type="float" office:value="239.422">
                <text:p>239.4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9.9309">
                <text:p>69.9309</text:p>
              </table:table-cell>
              <table:table-cell office:value-type="float" office:value="239.567">
                <text:p>239.5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0.0612">
                <text:p>70.0612</text:p>
              </table:table-cell>
              <table:table-cell office:value-type="float" office:value="239.739">
                <text:p>239.7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0.162">
                <text:p>70.162</text:p>
              </table:table-cell>
              <table:table-cell office:value-type="float" office:value="239.869">
                <text:p>239.86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0.2858">
                <text:p>70.2858</text:p>
              </table:table-cell>
              <table:table-cell office:value-type="float" office:value="240.019">
                <text:p>240.0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0.4154">
                <text:p>70.4154</text:p>
              </table:table-cell>
              <table:table-cell office:value-type="float" office:value="240.167">
                <text:p>240.1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0.5367">
                <text:p>70.5367</text:p>
              </table:table-cell>
              <table:table-cell office:value-type="float" office:value="240.294">
                <text:p>240.29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0.6622">
                <text:p>70.6622</text:p>
              </table:table-cell>
              <table:table-cell office:value-type="float" office:value="240.414">
                <text:p>240.41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0.7902">
                <text:p>70.7902</text:p>
              </table:table-cell>
              <table:table-cell office:value-type="float" office:value="240.522">
                <text:p>240.5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0.9189">
                <text:p>70.9189</text:p>
              </table:table-cell>
              <table:table-cell office:value-type="float" office:value="240.616">
                <text:p>240.6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1.0499">
                <text:p>71.0499</text:p>
              </table:table-cell>
              <table:table-cell office:value-type="float" office:value="240.696">
                <text:p>240.6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1.1823">
                <text:p>71.1823</text:p>
              </table:table-cell>
              <table:table-cell office:value-type="float" office:value="240.76">
                <text:p>240.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1.3014">
                <text:p>71.3014</text:p>
              </table:table-cell>
              <table:table-cell office:value-type="float" office:value="240.804">
                <text:p>240.8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1.4211">
                <text:p>71.4211</text:p>
              </table:table-cell>
              <table:table-cell office:value-type="float" office:value="240.835">
                <text:p>240.8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1.5435">
                <text:p>71.5435</text:p>
              </table:table-cell>
              <table:table-cell office:value-type="float" office:value="240.854">
                <text:p>240.8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1.6652">
                <text:p>71.6652</text:p>
              </table:table-cell>
              <table:table-cell office:value-type="float" office:value="240.86">
                <text:p>240.8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1.7766">
                <text:p>71.7766</text:p>
              </table:table-cell>
              <table:table-cell office:value-type="float" office:value="240.855">
                <text:p>240.85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1.8876">
                <text:p>71.8876</text:p>
              </table:table-cell>
              <table:table-cell office:value-type="float" office:value="240.84">
                <text:p>240.8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2.0187">
                <text:p>72.0187</text:p>
              </table:table-cell>
              <table:table-cell office:value-type="float" office:value="240.811">
                <text:p>240.8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2.1215">
                <text:p>72.1215</text:p>
              </table:table-cell>
              <table:table-cell office:value-type="float" office:value="240.779">
                <text:p>240.7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2.2234">
                <text:p>72.2234</text:p>
              </table:table-cell>
              <table:table-cell office:value-type="float" office:value="240.741">
                <text:p>240.7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2.3519">
                <text:p>72.3519</text:p>
              </table:table-cell>
              <table:table-cell office:value-type="float" office:value="240.684">
                <text:p>240.68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2.4858">
                <text:p>72.4858</text:p>
              </table:table-cell>
              <table:table-cell office:value-type="float" office:value="240.613">
                <text:p>240.6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2.588">
                <text:p>72.588</text:p>
              </table:table-cell>
              <table:table-cell office:value-type="float" office:value="240.553">
                <text:p>240.5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2.6918">
                <text:p>72.6918</text:p>
              </table:table-cell>
              <table:table-cell office:value-type="float" office:value="240.487">
                <text:p>240.48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2.819">
                <text:p>72.819</text:p>
              </table:table-cell>
              <table:table-cell office:value-type="float" office:value="240.398">
                <text:p>240.3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2.9271">
                <text:p>72.9271</text:p>
              </table:table-cell>
              <table:table-cell office:value-type="float" office:value="240.317">
                <text:p>240.31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3.0487">
                <text:p>73.0487</text:p>
              </table:table-cell>
              <table:table-cell office:value-type="float" office:value="240.221">
                <text:p>240.2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3.174">
                <text:p>73.174</text:p>
              </table:table-cell>
              <table:table-cell office:value-type="float" office:value="240.115">
                <text:p>240.11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3.2942">
                <text:p>73.2942</text:p>
              </table:table-cell>
              <table:table-cell office:value-type="float" office:value="240.009">
                <text:p>240.00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3.4171">
                <text:p>73.4171</text:p>
              </table:table-cell>
              <table:table-cell office:value-type="float" office:value="239.896">
                <text:p>239.8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3.525">
                <text:p>73.525</text:p>
              </table:table-cell>
              <table:table-cell office:value-type="float" office:value="239.793">
                <text:p>239.7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3.6461">
                <text:p>73.6461</text:p>
              </table:table-cell>
              <table:table-cell office:value-type="float" office:value="239.674">
                <text:p>239.67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73.7668">
                <text:p>73.7668</text:p>
              </table:table-cell>
              <table:table-cell office:value-type="float" office:value="239.551">
                <text:p>239.551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